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214cm" style:rel-column-width="4678*"/>
    </style:style>
    <style:style style:name="表28.B" style:family="table-column">
      <style:table-column-properties style:column-width="1.588cm" style:rel-column-width="6119*"/>
    </style:style>
    <style:style style:name="表28.C" style:family="table-column">
      <style:table-column-properties style:column-width="14.199cm" style:rel-column-width="54738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214cm" style:rel-column-width="4678*"/>
    </style:style>
    <style:style style:name="表29.B" style:family="table-column">
      <style:table-column-properties style:column-width="1.588cm" style:rel-column-width="6119*"/>
    </style:style>
    <style:style style:name="表29.C" style:family="table-column">
      <style:table-column-properties style:column-width="14.199cm" style:rel-column-width="54738*"/>
    </style:style>
    <style:style style:name="表2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C1" style:family="table-cell">
      <style:table-cell-properties fo:padding="0.097cm" fo:border="0.002cm solid #000000"/>
    </style:style>
    <style:style style:name="表2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none" fo:border-top="none" fo:border-bottom="0.002cm solid #000000"/>
    </style:style>
    <style:style style:name="表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214cm" style:rel-column-width="4678*"/>
    </style:style>
    <style:style style:name="表30.B" style:family="table-column">
      <style:table-column-properties style:column-width="1.588cm" style:rel-column-width="6119*"/>
    </style:style>
    <style:style style:name="表30.C" style:family="table-column">
      <style:table-column-properties style:column-width="14.199cm" style:rel-column-width="54738*"/>
    </style:style>
    <style:style style:name="表3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C1" style:family="table-cell">
      <style:table-cell-properties fo:padding="0.097cm" fo:border="0.002cm solid #000000"/>
    </style:style>
    <style:style style:name="表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0.B2" style:family="table-cell">
      <style:table-cell-properties fo:padding="0.097cm" fo:border-left="0.002cm solid #000000" fo:border-right="none" fo:border-top="none" fo:border-bottom="0.002cm solid #000000"/>
    </style:style>
    <style:style style:name="表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214cm" style:rel-column-width="4678*"/>
    </style:style>
    <style:style style:name="表31.B" style:family="table-column">
      <style:table-column-properties style:column-width="1.588cm" style:rel-column-width="6119*"/>
    </style:style>
    <style:style style:name="表31.C" style:family="table-column">
      <style:table-column-properties style:column-width="14.199cm" style:rel-column-width="54738*"/>
    </style:style>
    <style:style style:name="表3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C1" style:family="table-cell">
      <style:table-cell-properties fo:padding="0.097cm" fo:border="0.002cm solid #000000"/>
    </style:style>
    <style:style style:name="表3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1.B2" style:family="table-cell">
      <style:table-cell-properties fo:padding="0.097cm" fo:border-left="0.002cm solid #000000" fo:border-right="none" fo:border-top="none" fo:border-bottom="0.002cm solid #000000"/>
    </style:style>
    <style:style style:name="表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214cm" style:rel-column-width="4678*"/>
    </style:style>
    <style:style style:name="表32.B" style:family="table-column">
      <style:table-column-properties style:column-width="1.588cm" style:rel-column-width="6119*"/>
    </style:style>
    <style:style style:name="表32.C" style:family="table-column">
      <style:table-column-properties style:column-width="14.199cm" style:rel-column-width="54738*"/>
    </style:style>
    <style:style style:name="表3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C1" style:family="table-cell">
      <style:table-cell-properties fo:padding="0.097cm" fo:border="0.002cm solid #000000"/>
    </style:style>
    <style:style style:name="表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none" fo:border-top="none" fo:border-bottom="0.002cm solid #000000"/>
    </style:style>
    <style:style style:name="表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214cm" style:rel-column-width="4678*"/>
    </style:style>
    <style:style style:name="表33.B" style:family="table-column">
      <style:table-column-properties style:column-width="1.588cm" style:rel-column-width="6119*"/>
    </style:style>
    <style:style style:name="表33.C" style:family="table-column">
      <style:table-column-properties style:column-width="14.199cm" style:rel-column-width="54738*"/>
    </style:style>
    <style:style style:name="表3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C1" style:family="table-cell">
      <style:table-cell-properties fo:padding="0.097cm" fo:border="0.002cm solid #000000"/>
    </style:style>
    <style:style style:name="表3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3.B2" style:family="table-cell">
      <style:table-cell-properties fo:padding="0.097cm" fo:border-left="0.002cm solid #000000" fo:border-right="none" fo:border-top="none" fo:border-bottom="0.002cm solid #000000"/>
    </style:style>
    <style:style style:name="表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style:font-name="Arimo" style:font-name-asian="Arimo"/>
    </style:style>
    <style:style style:name="P16" style:family="paragraph" style:parent-style-name="Text_20_body">
      <style:text-properties style:font-name="Arimo" style:font-name-asian="Arimo" style:language-asian="ja" style:country-asian="JP"/>
    </style:style>
    <style:style style:name="P17" style:family="paragraph" style:parent-style-name="Text_20_body" style:list-style-name="L479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>
      <style:text-properties style:font-name="ＭＳ Ｐゴシック" style:font-name-asian="ＭＳ Ｐゴシック"/>
    </style:style>
    <style:style style:name="P19" style:family="paragraph" style:parent-style-name="Text_20_body" style:list-style-name="L478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4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5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35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36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38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39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40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41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 style:list-style-name="L342">
      <style:text-properties style:font-name="Tahoma" fo:font-size="14pt" style:font-name-asian="Tahoma" style:font-size-asian="14pt" style:language-asian="ja" style:country-asian="JP" style:font-size-complex="14pt"/>
    </style:style>
    <style:style style:name="P367" style:family="paragraph" style:parent-style-name="Table_20_Contents" style:list-style-name="L343">
      <style:text-properties style:font-name="Tahoma" fo:font-size="14pt" style:font-name-asian="Tahoma" style:font-size-asian="14pt" style:language-asian="ja" style:country-asian="JP" style:font-size-complex="14pt"/>
    </style:style>
    <style:style style:name="P368" style:family="paragraph" style:parent-style-name="Table_20_Contents" style:list-style-name="L344">
      <style:text-properties style:font-name="Tahoma" fo:font-size="14pt" style:font-name-asian="Tahoma" style:font-size-asian="14pt" style:language-asian="ja" style:country-asian="JP" style:font-size-complex="14pt"/>
    </style:style>
    <style:style style:name="P369" style:family="paragraph" style:parent-style-name="Table_20_Contents" style:list-style-name="L345">
      <style:text-properties style:font-name="Tahoma" fo:font-size="14pt" style:font-name-asian="Tahoma" style:font-size-asian="14pt" style:language-asian="ja" style:country-asian="JP" style:font-size-complex="14pt"/>
    </style:style>
    <style:style style:name="P370" style:family="paragraph" style:parent-style-name="Table_20_Contents" style:list-style-name="L346">
      <style:text-properties style:font-name="Tahoma" fo:font-size="14pt" style:font-name-asian="Tahoma" style:font-size-asian="14pt" style:language-asian="ja" style:country-asian="JP" style:font-size-complex="14pt"/>
    </style:style>
    <style:style style:name="P371" style:family="paragraph" style:parent-style-name="Table_20_Contents" style:list-style-name="L347">
      <style:text-properties style:font-name="Tahoma" fo:font-size="14pt" style:font-name-asian="Tahoma" style:font-size-asian="14pt" style:language-asian="ja" style:country-asian="JP" style:font-size-complex="14pt"/>
    </style:style>
    <style:style style:name="P372" style:family="paragraph" style:parent-style-name="Table_20_Contents" style:list-style-name="L348">
      <style:text-properties style:font-name="Tahoma" fo:font-size="14pt" style:font-name-asian="Tahoma" style:font-size-asian="14pt" style:language-asian="ja" style:country-asian="JP" style:font-size-complex="14pt"/>
    </style:style>
    <style:style style:name="P373" style:family="paragraph" style:parent-style-name="Table_20_Contents" style:list-style-name="L349">
      <style:text-properties style:font-name="Tahoma" fo:font-size="14pt" style:font-name-asian="Tahoma" style:font-size-asian="14pt" style:language-asian="ja" style:country-asian="JP" style:font-size-complex="14pt"/>
    </style:style>
    <style:style style:name="P374" style:family="paragraph" style:parent-style-name="Table_20_Contents" style:list-style-name="L350">
      <style:text-properties style:font-name="Tahoma" fo:font-size="14pt" style:font-name-asian="Tahoma" style:font-size-asian="14pt" style:language-asian="ja" style:country-asian="JP" style:font-size-complex="14pt"/>
    </style:style>
    <style:style style:name="P375" style:family="paragraph" style:parent-style-name="Table_20_Contents" style:list-style-name="L351">
      <style:text-properties style:font-name="Tahoma" fo:font-size="14pt" style:font-name-asian="Tahoma" style:font-size-asian="14pt" style:language-asian="ja" style:country-asian="JP" style:font-size-complex="14pt"/>
    </style:style>
    <style:style style:name="P376" style:family="paragraph" style:parent-style-name="Table_20_Contents" style:list-style-name="L352">
      <style:text-properties style:font-name="Tahoma" fo:font-size="14pt" style:font-name-asian="Tahoma" style:font-size-asian="14pt" style:language-asian="ja" style:country-asian="JP" style:font-size-complex="14pt"/>
    </style:style>
    <style:style style:name="P377" style:family="paragraph" style:parent-style-name="Table_20_Contents" style:list-style-name="L353">
      <style:text-properties style:font-name="Tahoma" fo:font-size="14pt" style:font-name-asian="Tahoma" style:font-size-asian="14pt" style:language-asian="ja" style:country-asian="JP" style:font-size-complex="14pt"/>
    </style:style>
    <style:style style:name="P378" style:family="paragraph" style:parent-style-name="Table_20_Contents" style:list-style-name="L354">
      <style:text-properties style:font-name="Tahoma" fo:font-size="14pt" style:font-name-asian="Tahoma" style:font-size-asian="14pt" style:language-asian="ja" style:country-asian="JP" style:font-size-complex="14pt"/>
    </style:style>
    <style:style style:name="P379" style:family="paragraph" style:parent-style-name="Table_20_Contents" style:list-style-name="L355">
      <style:text-properties style:font-name="Tahoma" fo:font-size="14pt" style:font-name-asian="Tahoma" style:font-size-asian="14pt" style:language-asian="ja" style:country-asian="JP" style:font-size-complex="14pt"/>
    </style:style>
    <style:style style:name="P380" style:family="paragraph" style:parent-style-name="Table_20_Contents" style:list-style-name="L356">
      <style:text-properties style:font-name="Tahoma" fo:font-size="14pt" style:font-name-asian="Tahoma" style:font-size-asian="14pt" style:language-asian="ja" style:country-asian="JP" style:font-size-complex="14pt"/>
    </style:style>
    <style:style style:name="P381" style:family="paragraph" style:parent-style-name="Table_20_Contents" style:list-style-name="L357">
      <style:text-properties style:font-name="Tahoma" fo:font-size="14pt" style:font-name-asian="Tahoma" style:font-size-asian="14pt" style:language-asian="ja" style:country-asian="JP" style:font-size-complex="14pt"/>
    </style:style>
    <style:style style:name="P382" style:family="paragraph" style:parent-style-name="Table_20_Contents" style:list-style-name="L358">
      <style:text-properties style:font-name="Tahoma" fo:font-size="14pt" style:font-name-asian="Tahoma" style:font-size-asian="14pt" style:language-asian="ja" style:country-asian="JP" style:font-size-complex="14pt"/>
    </style:style>
    <style:style style:name="P383" style:family="paragraph" style:parent-style-name="Table_20_Contents" style:list-style-name="L359">
      <style:text-properties style:font-name="Tahoma" fo:font-size="14pt" style:font-name-asian="Tahoma" style:font-size-asian="14pt" style:language-asian="ja" style:country-asian="JP" style:font-size-complex="14pt"/>
    </style:style>
    <style:style style:name="P384" style:family="paragraph" style:parent-style-name="Table_20_Contents" style:list-style-name="L360">
      <style:text-properties style:font-name="Tahoma" fo:font-size="14pt" style:font-name-asian="Tahoma" style:font-size-asian="14pt" style:language-asian="ja" style:country-asian="JP" style:font-size-complex="14pt"/>
    </style:style>
    <style:style style:name="P385" style:family="paragraph" style:parent-style-name="Table_20_Contents" style:list-style-name="L361">
      <style:text-properties style:font-name="Tahoma" fo:font-size="14pt" style:font-name-asian="Tahoma" style:font-size-asian="14pt" style:language-asian="ja" style:country-asian="JP" style:font-size-complex="14pt"/>
    </style:style>
    <style:style style:name="P386" style:family="paragraph" style:parent-style-name="Table_20_Contents" style:list-style-name="L362">
      <style:text-properties style:font-name="Tahoma" fo:font-size="14pt" style:font-name-asian="Tahoma" style:font-size-asian="14pt" style:language-asian="ja" style:country-asian="JP" style:font-size-complex="14pt"/>
    </style:style>
    <style:style style:name="P387" style:family="paragraph" style:parent-style-name="Table_20_Contents" style:list-style-name="L363">
      <style:text-properties style:font-name="Tahoma" fo:font-size="14pt" style:font-name-asian="Tahoma" style:font-size-asian="14pt" style:language-asian="ja" style:country-asian="JP" style:font-size-complex="14pt"/>
    </style:style>
    <style:style style:name="P388" style:family="paragraph" style:parent-style-name="Table_20_Contents" style:list-style-name="L364">
      <style:text-properties style:font-name="Tahoma" fo:font-size="14pt" style:font-name-asian="Tahoma" style:font-size-asian="14pt" style:language-asian="ja" style:country-asian="JP" style:font-size-complex="14pt"/>
    </style:style>
    <style:style style:name="P389" style:family="paragraph" style:parent-style-name="Table_20_Contents" style:list-style-name="L365">
      <style:text-properties style:font-name="Tahoma" fo:font-size="14pt" style:font-name-asian="Tahoma" style:font-size-asian="14pt" style:language-asian="ja" style:country-asian="JP" style:font-size-complex="14pt"/>
    </style:style>
    <style:style style:name="P390" style:family="paragraph" style:parent-style-name="Table_20_Contents" style:list-style-name="L366">
      <style:text-properties style:font-name="Tahoma" fo:font-size="14pt" style:font-name-asian="Tahoma" style:font-size-asian="14pt" style:language-asian="ja" style:country-asian="JP" style:font-size-complex="14pt"/>
    </style:style>
    <style:style style:name="P391" style:family="paragraph" style:parent-style-name="Table_20_Contents" style:list-style-name="L367">
      <style:text-properties style:font-name="Tahoma" fo:font-size="14pt" style:font-name-asian="Tahoma" style:font-size-asian="14pt" style:language-asian="ja" style:country-asian="JP" style:font-size-complex="14pt"/>
    </style:style>
    <style:style style:name="P392" style:family="paragraph" style:parent-style-name="Table_20_Contents" style:list-style-name="L368">
      <style:text-properties style:font-name="Tahoma" fo:font-size="14pt" style:font-name-asian="Tahoma" style:font-size-asian="14pt" style:language-asian="ja" style:country-asian="JP" style:font-size-complex="14pt"/>
    </style:style>
    <style:style style:name="P393" style:family="paragraph" style:parent-style-name="Table_20_Contents" style:list-style-name="L369">
      <style:text-properties style:font-name="Tahoma" fo:font-size="14pt" style:font-name-asian="Tahoma" style:font-size-asian="14pt" style:language-asian="ja" style:country-asian="JP" style:font-size-complex="14pt"/>
    </style:style>
    <style:style style:name="P394" style:family="paragraph" style:parent-style-name="Table_20_Contents" style:list-style-name="L370">
      <style:text-properties style:font-name="Tahoma" fo:font-size="14pt" style:font-name-asian="Tahoma" style:font-size-asian="14pt" style:language-asian="ja" style:country-asian="JP" style:font-size-complex="14pt"/>
    </style:style>
    <style:style style:name="P395" style:family="paragraph" style:parent-style-name="Table_20_Contents" style:list-style-name="L371">
      <style:text-properties style:font-name="Tahoma" fo:font-size="14pt" style:font-name-asian="Tahoma" style:font-size-asian="14pt" style:language-asian="ja" style:country-asian="JP" style:font-size-complex="14pt"/>
    </style:style>
    <style:style style:name="P396" style:family="paragraph" style:parent-style-name="Table_20_Contents" style:list-style-name="L372">
      <style:text-properties style:font-name="Tahoma" fo:font-size="14pt" style:font-name-asian="Tahoma" style:font-size-asian="14pt" style:language-asian="ja" style:country-asian="JP" style:font-size-complex="14pt"/>
    </style:style>
    <style:style style:name="P397" style:family="paragraph" style:parent-style-name="Table_20_Contents" style:list-style-name="L373">
      <style:text-properties style:font-name="Tahoma" fo:font-size="14pt" style:font-name-asian="Tahoma" style:font-size-asian="14pt" style:language-asian="ja" style:country-asian="JP" style:font-size-complex="14pt"/>
    </style:style>
    <style:style style:name="P398" style:family="paragraph" style:parent-style-name="Table_20_Contents" style:list-style-name="L374">
      <style:text-properties style:font-name="Tahoma" fo:font-size="14pt" style:font-name-asian="Tahoma" style:font-size-asian="14pt" style:language-asian="ja" style:country-asian="JP" style:font-size-complex="14pt"/>
    </style:style>
    <style:style style:name="P399" style:family="paragraph" style:parent-style-name="Table_20_Contents" style:list-style-name="L375">
      <style:text-properties style:font-name="Tahoma" fo:font-size="14pt" style:font-name-asian="Tahoma" style:font-size-asian="14pt" style:language-asian="ja" style:country-asian="JP" style:font-size-complex="14pt"/>
    </style:style>
    <style:style style:name="P400" style:family="paragraph" style:parent-style-name="Table_20_Contents" style:list-style-name="L376">
      <style:text-properties style:font-name="Tahoma" fo:font-size="14pt" style:font-name-asian="Tahoma" style:font-size-asian="14pt" style:language-asian="ja" style:country-asian="JP" style:font-size-complex="14pt"/>
    </style:style>
    <style:style style:name="P401" style:family="paragraph" style:parent-style-name="Table_20_Contents" style:list-style-name="L377">
      <style:text-properties style:font-name="Tahoma" fo:font-size="14pt" style:font-name-asian="Tahoma" style:font-size-asian="14pt" style:language-asian="ja" style:country-asian="JP" style:font-size-complex="14pt"/>
    </style:style>
    <style:style style:name="P402" style:family="paragraph" style:parent-style-name="Table_20_Contents" style:list-style-name="L378">
      <style:text-properties style:font-name="Tahoma" fo:font-size="14pt" style:font-name-asian="Tahoma" style:font-size-asian="14pt" style:language-asian="ja" style:country-asian="JP" style:font-size-complex="14pt"/>
    </style:style>
    <style:style style:name="P403" style:family="paragraph" style:parent-style-name="Table_20_Contents" style:list-style-name="L379">
      <style:text-properties style:font-name="Tahoma" fo:font-size="14pt" style:font-name-asian="Tahoma" style:font-size-asian="14pt" style:language-asian="ja" style:country-asian="JP" style:font-size-complex="14pt"/>
    </style:style>
    <style:style style:name="P404" style:family="paragraph" style:parent-style-name="Table_20_Contents" style:list-style-name="L380">
      <style:text-properties style:font-name="Tahoma" fo:font-size="14pt" style:font-name-asian="Tahoma" style:font-size-asian="14pt" style:language-asian="ja" style:country-asian="JP" style:font-size-complex="14pt"/>
    </style:style>
    <style:style style:name="P405" style:family="paragraph" style:parent-style-name="Table_20_Contents" style:list-style-name="L381">
      <style:text-properties style:font-name="Tahoma" fo:font-size="14pt" style:font-name-asian="Tahoma" style:font-size-asian="14pt" style:language-asian="ja" style:country-asian="JP" style:font-size-complex="14pt"/>
    </style:style>
    <style:style style:name="P406" style:family="paragraph" style:parent-style-name="Table_20_Contents" style:list-style-name="L382">
      <style:text-properties style:font-name="Tahoma" fo:font-size="14pt" style:font-name-asian="Tahoma" style:font-size-asian="14pt" style:language-asian="ja" style:country-asian="JP" style:font-size-complex="14pt"/>
    </style:style>
    <style:style style:name="P407" style:family="paragraph" style:parent-style-name="Table_20_Contents" style:list-style-name="L383">
      <style:text-properties style:font-name="Tahoma" fo:font-size="14pt" style:font-name-asian="Tahoma" style:font-size-asian="14pt" style:language-asian="ja" style:country-asian="JP" style:font-size-complex="14pt"/>
    </style:style>
    <style:style style:name="P408" style:family="paragraph" style:parent-style-name="Table_20_Contents" style:list-style-name="L384">
      <style:text-properties style:font-name="Tahoma" fo:font-size="14pt" style:font-name-asian="Tahoma" style:font-size-asian="14pt" style:language-asian="ja" style:country-asian="JP" style:font-size-complex="14pt"/>
    </style:style>
    <style:style style:name="P409" style:family="paragraph" style:parent-style-name="Table_20_Contents" style:list-style-name="L385">
      <style:text-properties style:font-name="Tahoma" fo:font-size="14pt" style:font-name-asian="Tahoma" style:font-size-asian="14pt" style:language-asian="ja" style:country-asian="JP" style:font-size-complex="14pt"/>
    </style:style>
    <style:style style:name="P410" style:family="paragraph" style:parent-style-name="Table_20_Contents" style:list-style-name="L386">
      <style:text-properties style:font-name="Tahoma" fo:font-size="14pt" style:font-name-asian="Tahoma" style:font-size-asian="14pt" style:language-asian="ja" style:country-asian="JP" style:font-size-complex="14pt"/>
    </style:style>
    <style:style style:name="P411" style:family="paragraph" style:parent-style-name="Table_20_Contents" style:list-style-name="L387">
      <style:text-properties style:font-name="Tahoma" fo:font-size="14pt" style:font-name-asian="Tahoma" style:font-size-asian="14pt" style:language-asian="ja" style:country-asian="JP" style:font-size-complex="14pt"/>
    </style:style>
    <style:style style:name="P412" style:family="paragraph" style:parent-style-name="Table_20_Contents" style:list-style-name="L388">
      <style:text-properties style:font-name="Tahoma" fo:font-size="14pt" style:font-name-asian="Tahoma" style:font-size-asian="14pt" style:language-asian="ja" style:country-asian="JP" style:font-size-complex="14pt"/>
    </style:style>
    <style:style style:name="P413" style:family="paragraph" style:parent-style-name="Table_20_Contents" style:list-style-name="L389">
      <style:text-properties style:font-name="Tahoma" fo:font-size="14pt" style:font-name-asian="Tahoma" style:font-size-asian="14pt" style:language-asian="ja" style:country-asian="JP" style:font-size-complex="14pt"/>
    </style:style>
    <style:style style:name="P414" style:family="paragraph" style:parent-style-name="Table_20_Contents" style:list-style-name="L390">
      <style:text-properties style:font-name="Tahoma" fo:font-size="14pt" style:font-name-asian="Tahoma" style:font-size-asian="14pt" style:language-asian="ja" style:country-asian="JP" style:font-size-complex="14pt"/>
    </style:style>
    <style:style style:name="P415" style:family="paragraph" style:parent-style-name="Table_20_Contents" style:list-style-name="L391">
      <style:text-properties style:font-name="Tahoma" fo:font-size="14pt" style:font-name-asian="Tahoma" style:font-size-asian="14pt" style:language-asian="ja" style:country-asian="JP" style:font-size-complex="14pt"/>
    </style:style>
    <style:style style:name="P416" style:family="paragraph" style:parent-style-name="Table_20_Contents" style:list-style-name="L392">
      <style:text-properties style:font-name="Tahoma" fo:font-size="14pt" style:font-name-asian="Tahoma" style:font-size-asian="14pt" style:language-asian="ja" style:country-asian="JP" style:font-size-complex="14pt"/>
    </style:style>
    <style:style style:name="P417" style:family="paragraph" style:parent-style-name="Table_20_Contents" style:list-style-name="L393">
      <style:text-properties style:font-name="Tahoma" fo:font-size="14pt" style:font-name-asian="Tahoma" style:font-size-asian="14pt" style:language-asian="ja" style:country-asian="JP" style:font-size-complex="14pt"/>
    </style:style>
    <style:style style:name="P418" style:family="paragraph" style:parent-style-name="Table_20_Contents" style:list-style-name="L394">
      <style:text-properties style:font-name="Tahoma" fo:font-size="14pt" style:font-name-asian="Tahoma" style:font-size-asian="14pt" style:language-asian="ja" style:country-asian="JP" style:font-size-complex="14pt"/>
    </style:style>
    <style:style style:name="P419" style:family="paragraph" style:parent-style-name="Table_20_Contents" style:list-style-name="L395">
      <style:text-properties style:font-name="Tahoma" fo:font-size="14pt" style:font-name-asian="Tahoma" style:font-size-asian="14pt" style:language-asian="ja" style:country-asian="JP" style:font-size-complex="14pt"/>
    </style:style>
    <style:style style:name="P420" style:family="paragraph" style:parent-style-name="Table_20_Contents" style:list-style-name="L396">
      <style:text-properties style:font-name="Tahoma" fo:font-size="14pt" style:font-name-asian="Tahoma" style:font-size-asian="14pt" style:language-asian="ja" style:country-asian="JP" style:font-size-complex="14pt"/>
    </style:style>
    <style:style style:name="P421" style:family="paragraph" style:parent-style-name="Table_20_Contents" style:list-style-name="L397">
      <style:text-properties style:font-name="Tahoma" fo:font-size="14pt" style:font-name-asian="Tahoma" style:font-size-asian="14pt" style:language-asian="ja" style:country-asian="JP" style:font-size-complex="14pt"/>
    </style:style>
    <style:style style:name="P422" style:family="paragraph" style:parent-style-name="Table_20_Contents" style:list-style-name="L398">
      <style:text-properties style:font-name="Tahoma" fo:font-size="14pt" style:font-name-asian="Tahoma" style:font-size-asian="14pt" style:language-asian="ja" style:country-asian="JP" style:font-size-complex="14pt"/>
    </style:style>
    <style:style style:name="P423" style:family="paragraph" style:parent-style-name="Table_20_Contents" style:list-style-name="L399">
      <style:text-properties style:font-name="Tahoma" fo:font-size="14pt" style:font-name-asian="Tahoma" style:font-size-asian="14pt" style:language-asian="ja" style:country-asian="JP" style:font-size-complex="14pt"/>
    </style:style>
    <style:style style:name="P424" style:family="paragraph" style:parent-style-name="Table_20_Contents" style:list-style-name="L400">
      <style:text-properties style:font-name="Tahoma" fo:font-size="14pt" style:font-name-asian="Tahoma" style:font-size-asian="14pt" style:language-asian="ja" style:country-asian="JP" style:font-size-complex="14pt"/>
    </style:style>
    <style:style style:name="P425" style:family="paragraph" style:parent-style-name="Table_20_Contents" style:list-style-name="L401">
      <style:text-properties style:font-name="Tahoma" fo:font-size="14pt" style:font-name-asian="Tahoma" style:font-size-asian="14pt" style:language-asian="ja" style:country-asian="JP" style:font-size-complex="14pt"/>
    </style:style>
    <style:style style:name="P426" style:family="paragraph" style:parent-style-name="Table_20_Contents" style:list-style-name="L402">
      <style:text-properties style:font-name="Tahoma" fo:font-size="14pt" style:font-name-asian="Tahoma" style:font-size-asian="14pt" style:language-asian="ja" style:country-asian="JP" style:font-size-complex="14pt"/>
    </style:style>
    <style:style style:name="P427" style:family="paragraph" style:parent-style-name="Table_20_Contents" style:list-style-name="L403">
      <style:text-properties style:font-name="Tahoma" fo:font-size="14pt" style:font-name-asian="Tahoma" style:font-size-asian="14pt" style:language-asian="ja" style:country-asian="JP" style:font-size-complex="14pt"/>
    </style:style>
    <style:style style:name="P428" style:family="paragraph" style:parent-style-name="Table_20_Contents" style:list-style-name="L404">
      <style:text-properties style:font-name="Tahoma" fo:font-size="14pt" style:font-name-asian="Tahoma" style:font-size-asian="14pt" style:language-asian="ja" style:country-asian="JP" style:font-size-complex="14pt"/>
    </style:style>
    <style:style style:name="P429" style:family="paragraph" style:parent-style-name="Table_20_Contents" style:list-style-name="L405">
      <style:text-properties style:font-name="Tahoma" fo:font-size="14pt" style:font-name-asian="Tahoma" style:font-size-asian="14pt" style:language-asian="ja" style:country-asian="JP" style:font-size-complex="14pt"/>
    </style:style>
    <style:style style:name="P430" style:family="paragraph" style:parent-style-name="Table_20_Contents" style:list-style-name="L406">
      <style:text-properties style:font-name="Tahoma" fo:font-size="14pt" style:font-name-asian="Tahoma" style:font-size-asian="14pt" style:language-asian="ja" style:country-asian="JP" style:font-size-complex="14pt"/>
    </style:style>
    <style:style style:name="P431" style:family="paragraph" style:parent-style-name="Table_20_Contents" style:list-style-name="L407">
      <style:text-properties style:font-name="Tahoma" fo:font-size="14pt" style:font-name-asian="Tahoma" style:font-size-asian="14pt" style:language-asian="ja" style:country-asian="JP" style:font-size-complex="14pt"/>
    </style:style>
    <style:style style:name="P432" style:family="paragraph" style:parent-style-name="Table_20_Contents" style:list-style-name="L408">
      <style:text-properties style:font-name="Tahoma" fo:font-size="14pt" style:font-name-asian="Tahoma" style:font-size-asian="14pt" style:language-asian="ja" style:country-asian="JP" style:font-size-complex="14pt"/>
    </style:style>
    <style:style style:name="P433" style:family="paragraph" style:parent-style-name="Table_20_Contents" style:list-style-name="L409">
      <style:text-properties style:font-name="Tahoma" fo:font-size="14pt" style:font-name-asian="Tahoma" style:font-size-asian="14pt" style:language-asian="ja" style:country-asian="JP" style:font-size-complex="14pt"/>
    </style:style>
    <style:style style:name="P434" style:family="paragraph" style:parent-style-name="Table_20_Contents" style:list-style-name="L410">
      <style:text-properties style:font-name="Tahoma" fo:font-size="14pt" style:font-name-asian="Tahoma" style:font-size-asian="14pt" style:language-asian="ja" style:country-asian="JP" style:font-size-complex="14pt"/>
    </style:style>
    <style:style style:name="P435" style:family="paragraph" style:parent-style-name="Table_20_Contents" style:list-style-name="L411">
      <style:text-properties style:font-name="Tahoma" fo:font-size="14pt" style:font-name-asian="Tahoma" style:font-size-asian="14pt" style:language-asian="ja" style:country-asian="JP" style:font-size-complex="14pt"/>
    </style:style>
    <style:style style:name="P436" style:family="paragraph" style:parent-style-name="Table_20_Contents" style:list-style-name="L412">
      <style:text-properties style:font-name="Tahoma" fo:font-size="14pt" style:font-name-asian="Tahoma" style:font-size-asian="14pt" style:language-asian="ja" style:country-asian="JP" style:font-size-complex="14pt"/>
    </style:style>
    <style:style style:name="P437" style:family="paragraph" style:parent-style-name="Table_20_Contents" style:list-style-name="L413">
      <style:text-properties style:font-name="Tahoma" fo:font-size="14pt" style:font-name-asian="Tahoma" style:font-size-asian="14pt" style:language-asian="ja" style:country-asian="JP" style:font-size-complex="14pt"/>
    </style:style>
    <style:style style:name="P438" style:family="paragraph" style:parent-style-name="Table_20_Contents" style:list-style-name="L414">
      <style:text-properties style:font-name="Tahoma" fo:font-size="14pt" style:font-name-asian="Tahoma" style:font-size-asian="14pt" style:language-asian="ja" style:country-asian="JP" style:font-size-complex="14pt"/>
    </style:style>
    <style:style style:name="P439" style:family="paragraph" style:parent-style-name="Table_20_Contents" style:list-style-name="L415">
      <style:text-properties style:font-name="Tahoma" fo:font-size="14pt" style:font-name-asian="Tahoma" style:font-size-asian="14pt" style:language-asian="ja" style:country-asian="JP" style:font-size-complex="14pt"/>
    </style:style>
    <style:style style:name="P440" style:family="paragraph" style:parent-style-name="Table_20_Contents" style:list-style-name="L416">
      <style:text-properties style:font-name="Tahoma" fo:font-size="14pt" style:font-name-asian="Tahoma" style:font-size-asian="14pt" style:language-asian="ja" style:country-asian="JP" style:font-size-complex="14pt"/>
    </style:style>
    <style:style style:name="P441" style:family="paragraph" style:parent-style-name="Table_20_Contents" style:list-style-name="L417">
      <style:text-properties style:font-name="Tahoma" fo:font-size="14pt" style:font-name-asian="Tahoma" style:font-size-asian="14pt" style:language-asian="ja" style:country-asian="JP" style:font-size-complex="14pt"/>
    </style:style>
    <style:style style:name="P442" style:family="paragraph" style:parent-style-name="Table_20_Contents" style:list-style-name="L418">
      <style:text-properties style:font-name="Tahoma" fo:font-size="14pt" style:font-name-asian="Tahoma" style:font-size-asian="14pt" style:language-asian="ja" style:country-asian="JP" style:font-size-complex="14pt"/>
    </style:style>
    <style:style style:name="P443" style:family="paragraph" style:parent-style-name="Table_20_Contents" style:list-style-name="L419">
      <style:text-properties style:font-name="Tahoma" fo:font-size="14pt" style:font-name-asian="Tahoma" style:font-size-asian="14pt" style:language-asian="ja" style:country-asian="JP" style:font-size-complex="14pt"/>
    </style:style>
    <style:style style:name="P444" style:family="paragraph" style:parent-style-name="Table_20_Contents" style:list-style-name="L420">
      <style:text-properties style:font-name="Tahoma" fo:font-size="14pt" style:font-name-asian="Tahoma" style:font-size-asian="14pt" style:language-asian="ja" style:country-asian="JP" style:font-size-complex="14pt"/>
    </style:style>
    <style:style style:name="P445" style:family="paragraph" style:parent-style-name="Table_20_Contents" style:list-style-name="L421">
      <style:text-properties style:font-name="Tahoma" fo:font-size="14pt" style:font-name-asian="Tahoma" style:font-size-asian="14pt" style:language-asian="ja" style:country-asian="JP" style:font-size-complex="14pt"/>
    </style:style>
    <style:style style:name="P446" style:family="paragraph" style:parent-style-name="Table_20_Contents" style:list-style-name="L422">
      <style:text-properties style:font-name="Tahoma" fo:font-size="14pt" style:font-name-asian="Tahoma" style:font-size-asian="14pt" style:language-asian="ja" style:country-asian="JP" style:font-size-complex="14pt"/>
    </style:style>
    <style:style style:name="P447" style:family="paragraph" style:parent-style-name="Table_20_Contents" style:list-style-name="L423">
      <style:text-properties style:font-name="Tahoma" fo:font-size="14pt" style:font-name-asian="Tahoma" style:font-size-asian="14pt" style:language-asian="ja" style:country-asian="JP" style:font-size-complex="14pt"/>
    </style:style>
    <style:style style:name="P448" style:family="paragraph" style:parent-style-name="Table_20_Contents" style:list-style-name="L424">
      <style:text-properties style:font-name="Tahoma" fo:font-size="14pt" style:font-name-asian="Tahoma" style:font-size-asian="14pt" style:language-asian="ja" style:country-asian="JP" style:font-size-complex="14pt"/>
    </style:style>
    <style:style style:name="P449" style:family="paragraph" style:parent-style-name="Table_20_Contents" style:list-style-name="L425">
      <style:text-properties style:font-name="Tahoma" fo:font-size="14pt" style:font-name-asian="Tahoma" style:font-size-asian="14pt" style:language-asian="ja" style:country-asian="JP" style:font-size-complex="14pt"/>
    </style:style>
    <style:style style:name="P450" style:family="paragraph" style:parent-style-name="Table_20_Contents" style:list-style-name="L426">
      <style:text-properties style:font-name="Tahoma" fo:font-size="14pt" style:font-name-asian="Tahoma" style:font-size-asian="14pt" style:language-asian="ja" style:country-asian="JP" style:font-size-complex="14pt"/>
    </style:style>
    <style:style style:name="P451" style:family="paragraph" style:parent-style-name="Table_20_Contents" style:list-style-name="L427">
      <style:text-properties style:font-name="Tahoma" fo:font-size="14pt" style:font-name-asian="Tahoma" style:font-size-asian="14pt" style:language-asian="ja" style:country-asian="JP" style:font-size-complex="14pt"/>
    </style:style>
    <style:style style:name="P452" style:family="paragraph" style:parent-style-name="Table_20_Contents" style:list-style-name="L428">
      <style:text-properties style:font-name="Tahoma" fo:font-size="14pt" style:font-name-asian="Tahoma" style:font-size-asian="14pt" style:language-asian="ja" style:country-asian="JP" style:font-size-complex="14pt"/>
    </style:style>
    <style:style style:name="P453" style:family="paragraph" style:parent-style-name="Table_20_Contents" style:list-style-name="L429">
      <style:text-properties style:font-name="Tahoma" fo:font-size="14pt" style:font-name-asian="Tahoma" style:font-size-asian="14pt" style:language-asian="ja" style:country-asian="JP" style:font-size-complex="14pt"/>
    </style:style>
    <style:style style:name="P454" style:family="paragraph" style:parent-style-name="Table_20_Contents" style:list-style-name="L430">
      <style:text-properties style:font-name="Tahoma" fo:font-size="14pt" style:font-name-asian="Tahoma" style:font-size-asian="14pt" style:language-asian="ja" style:country-asian="JP" style:font-size-complex="14pt"/>
    </style:style>
    <style:style style:name="P455" style:family="paragraph" style:parent-style-name="Table_20_Contents" style:list-style-name="L431">
      <style:text-properties style:font-name="Tahoma" fo:font-size="14pt" style:font-name-asian="Tahoma" style:font-size-asian="14pt" style:language-asian="ja" style:country-asian="JP" style:font-size-complex="14pt"/>
    </style:style>
    <style:style style:name="P456" style:family="paragraph" style:parent-style-name="Table_20_Contents" style:list-style-name="L432">
      <style:text-properties style:font-name="Tahoma" fo:font-size="14pt" style:font-name-asian="Tahoma" style:font-size-asian="14pt" style:language-asian="ja" style:country-asian="JP" style:font-size-complex="14pt"/>
    </style:style>
    <style:style style:name="P457" style:family="paragraph" style:parent-style-name="Table_20_Contents" style:list-style-name="L433">
      <style:text-properties style:font-name="Tahoma" fo:font-size="14pt" style:font-name-asian="Tahoma" style:font-size-asian="14pt" style:language-asian="ja" style:country-asian="JP" style:font-size-complex="14pt"/>
    </style:style>
    <style:style style:name="P458" style:family="paragraph" style:parent-style-name="Table_20_Contents" style:list-style-name="L434">
      <style:text-properties style:font-name="Tahoma" fo:font-size="14pt" style:font-name-asian="Tahoma" style:font-size-asian="14pt" style:language-asian="ja" style:country-asian="JP" style:font-size-complex="14pt"/>
    </style:style>
    <style:style style:name="P459" style:family="paragraph" style:parent-style-name="Table_20_Contents" style:list-style-name="L435">
      <style:text-properties style:font-name="Tahoma" fo:font-size="14pt" style:font-name-asian="Tahoma" style:font-size-asian="14pt" style:language-asian="ja" style:country-asian="JP" style:font-size-complex="14pt"/>
    </style:style>
    <style:style style:name="P460" style:family="paragraph" style:parent-style-name="Table_20_Contents" style:list-style-name="L436">
      <style:text-properties style:font-name="Tahoma" fo:font-size="14pt" style:font-name-asian="Tahoma" style:font-size-asian="14pt" style:language-asian="ja" style:country-asian="JP" style:font-size-complex="14pt"/>
    </style:style>
    <style:style style:name="P461" style:family="paragraph" style:parent-style-name="Table_20_Contents" style:list-style-name="L437">
      <style:text-properties style:font-name="Tahoma" fo:font-size="14pt" style:font-name-asian="Tahoma" style:font-size-asian="14pt" style:language-asian="ja" style:country-asian="JP" style:font-size-complex="14pt"/>
    </style:style>
    <style:style style:name="P462" style:family="paragraph" style:parent-style-name="Table_20_Contents" style:list-style-name="L438">
      <style:text-properties style:font-name="Tahoma" fo:font-size="14pt" style:font-name-asian="Tahoma" style:font-size-asian="14pt" style:language-asian="ja" style:country-asian="JP" style:font-size-complex="14pt"/>
    </style:style>
    <style:style style:name="P463" style:family="paragraph" style:parent-style-name="Table_20_Contents" style:list-style-name="L439">
      <style:text-properties style:font-name="Tahoma" fo:font-size="14pt" style:font-name-asian="Tahoma" style:font-size-asian="14pt" style:language-asian="ja" style:country-asian="JP" style:font-size-complex="14pt"/>
    </style:style>
    <style:style style:name="P464" style:family="paragraph" style:parent-style-name="Table_20_Contents" style:list-style-name="L440">
      <style:text-properties style:font-name="Tahoma" fo:font-size="14pt" style:font-name-asian="Tahoma" style:font-size-asian="14pt" style:language-asian="ja" style:country-asian="JP" style:font-size-complex="14pt"/>
    </style:style>
    <style:style style:name="P465" style:family="paragraph" style:parent-style-name="Table_20_Contents" style:list-style-name="L441">
      <style:text-properties style:font-name="Tahoma" fo:font-size="14pt" style:font-name-asian="Tahoma" style:font-size-asian="14pt" style:language-asian="ja" style:country-asian="JP" style:font-size-complex="14pt"/>
    </style:style>
    <style:style style:name="P466" style:family="paragraph" style:parent-style-name="Table_20_Contents" style:list-style-name="L442">
      <style:text-properties style:font-name="Tahoma" fo:font-size="14pt" style:font-name-asian="Tahoma" style:font-size-asian="14pt" style:language-asian="ja" style:country-asian="JP" style:font-size-complex="14pt"/>
    </style:style>
    <style:style style:name="P467" style:family="paragraph" style:parent-style-name="Table_20_Contents" style:list-style-name="L443">
      <style:text-properties style:font-name="Tahoma" fo:font-size="14pt" style:font-name-asian="Tahoma" style:font-size-asian="14pt" style:language-asian="ja" style:country-asian="JP" style:font-size-complex="14pt"/>
    </style:style>
    <style:style style:name="P468" style:family="paragraph" style:parent-style-name="Table_20_Contents" style:list-style-name="L444">
      <style:text-properties style:font-name="Tahoma" fo:font-size="14pt" style:font-name-asian="Tahoma" style:font-size-asian="14pt" style:language-asian="ja" style:country-asian="JP" style:font-size-complex="14pt"/>
    </style:style>
    <style:style style:name="P469" style:family="paragraph" style:parent-style-name="Table_20_Contents" style:list-style-name="L445">
      <style:text-properties style:font-name="Tahoma" fo:font-size="14pt" style:font-name-asian="Tahoma" style:font-size-asian="14pt" style:language-asian="ja" style:country-asian="JP" style:font-size-complex="14pt"/>
    </style:style>
    <style:style style:name="P470" style:family="paragraph" style:parent-style-name="Table_20_Contents" style:list-style-name="L446">
      <style:text-properties style:font-name="Tahoma" fo:font-size="14pt" style:font-name-asian="Tahoma" style:font-size-asian="14pt" style:language-asian="ja" style:country-asian="JP" style:font-size-complex="14pt"/>
    </style:style>
    <style:style style:name="P471" style:family="paragraph" style:parent-style-name="Table_20_Contents" style:list-style-name="L447">
      <style:text-properties style:font-name="Tahoma" fo:font-size="14pt" style:font-name-asian="Tahoma" style:font-size-asian="14pt" style:language-asian="ja" style:country-asian="JP" style:font-size-complex="14pt"/>
    </style:style>
    <style:style style:name="P472" style:family="paragraph" style:parent-style-name="Table_20_Contents" style:list-style-name="L448">
      <style:text-properties style:font-name="Tahoma" fo:font-size="14pt" style:font-name-asian="Tahoma" style:font-size-asian="14pt" style:language-asian="ja" style:country-asian="JP" style:font-size-complex="14pt"/>
    </style:style>
    <style:style style:name="P473" style:family="paragraph" style:parent-style-name="Table_20_Contents" style:list-style-name="L449">
      <style:text-properties style:font-name="Tahoma" fo:font-size="14pt" style:font-name-asian="Tahoma" style:font-size-asian="14pt" style:language-asian="ja" style:country-asian="JP" style:font-size-complex="14pt"/>
    </style:style>
    <style:style style:name="P474" style:family="paragraph" style:parent-style-name="Table_20_Contents" style:list-style-name="L450">
      <style:text-properties style:font-name="Tahoma" fo:font-size="14pt" style:font-name-asian="Tahoma" style:font-size-asian="14pt" style:language-asian="ja" style:country-asian="JP" style:font-size-complex="14pt"/>
    </style:style>
    <style:style style:name="P475" style:family="paragraph" style:parent-style-name="Table_20_Contents" style:list-style-name="L451">
      <style:text-properties style:font-name="Tahoma" fo:font-size="14pt" style:font-name-asian="Tahoma" style:font-size-asian="14pt" style:language-asian="ja" style:country-asian="JP" style:font-size-complex="14pt"/>
    </style:style>
    <style:style style:name="P476" style:family="paragraph" style:parent-style-name="Table_20_Contents" style:list-style-name="L452">
      <style:text-properties style:font-name="Tahoma" fo:font-size="14pt" style:font-name-asian="Tahoma" style:font-size-asian="14pt" style:language-asian="ja" style:country-asian="JP" style:font-size-complex="14pt"/>
    </style:style>
    <style:style style:name="P477" style:family="paragraph" style:parent-style-name="Table_20_Contents" style:list-style-name="L453">
      <style:text-properties style:font-name="Tahoma" fo:font-size="14pt" style:font-name-asian="Tahoma" style:font-size-asian="14pt" style:language-asian="ja" style:country-asian="JP" style:font-size-complex="14pt"/>
    </style:style>
    <style:style style:name="P478" style:family="paragraph" style:parent-style-name="Table_20_Contents" style:list-style-name="L454">
      <style:text-properties style:font-name="Tahoma" fo:font-size="14pt" style:font-name-asian="Tahoma" style:font-size-asian="14pt" style:language-asian="ja" style:country-asian="JP" style:font-size-complex="14pt"/>
    </style:style>
    <style:style style:name="P479" style:family="paragraph" style:parent-style-name="Table_20_Contents" style:list-style-name="L455">
      <style:text-properties style:font-name="Tahoma" fo:font-size="14pt" style:font-name-asian="Tahoma" style:font-size-asian="14pt" style:language-asian="ja" style:country-asian="JP" style:font-size-complex="14pt"/>
    </style:style>
    <style:style style:name="P480" style:family="paragraph" style:parent-style-name="Table_20_Contents" style:list-style-name="L456">
      <style:text-properties style:font-name="Tahoma" fo:font-size="14pt" style:font-name-asian="Tahoma" style:font-size-asian="14pt" style:language-asian="ja" style:country-asian="JP" style:font-size-complex="14pt"/>
    </style:style>
    <style:style style:name="P481" style:family="paragraph" style:parent-style-name="Table_20_Contents" style:list-style-name="L457">
      <style:text-properties style:font-name="Tahoma" fo:font-size="14pt" style:font-name-asian="Tahoma" style:font-size-asian="14pt" style:language-asian="ja" style:country-asian="JP" style:font-size-complex="14pt"/>
    </style:style>
    <style:style style:name="P482" style:family="paragraph" style:parent-style-name="Table_20_Contents" style:list-style-name="L458">
      <style:text-properties style:font-name="Tahoma" fo:font-size="14pt" style:font-name-asian="Tahoma" style:font-size-asian="14pt" style:language-asian="ja" style:country-asian="JP" style:font-size-complex="14pt"/>
    </style:style>
    <style:style style:name="P483" style:family="paragraph" style:parent-style-name="Table_20_Contents" style:list-style-name="L459">
      <style:text-properties style:font-name="Tahoma" fo:font-size="14pt" style:font-name-asian="Tahoma" style:font-size-asian="14pt" style:language-asian="ja" style:country-asian="JP" style:font-size-complex="14pt"/>
    </style:style>
    <style:style style:name="P484" style:family="paragraph" style:parent-style-name="Table_20_Contents" style:list-style-name="L460">
      <style:text-properties style:font-name="Tahoma" fo:font-size="14pt" style:font-name-asian="Tahoma" style:font-size-asian="14pt" style:language-asian="ja" style:country-asian="JP" style:font-size-complex="14pt"/>
    </style:style>
    <style:style style:name="P485" style:family="paragraph" style:parent-style-name="Table_20_Contents" style:list-style-name="L461">
      <style:text-properties style:font-name="Tahoma" fo:font-size="14pt" style:font-name-asian="Tahoma" style:font-size-asian="14pt" style:language-asian="ja" style:country-asian="JP" style:font-size-complex="14pt"/>
    </style:style>
    <style:style style:name="P486" style:family="paragraph" style:parent-style-name="Table_20_Contents" style:list-style-name="L462">
      <style:text-properties style:font-name="Tahoma" fo:font-size="14pt" style:font-name-asian="Tahoma" style:font-size-asian="14pt" style:language-asian="ja" style:country-asian="JP" style:font-size-complex="14pt"/>
    </style:style>
    <style:style style:name="P487" style:family="paragraph" style:parent-style-name="Table_20_Contents" style:list-style-name="L463">
      <style:text-properties style:font-name="Tahoma" fo:font-size="14pt" style:font-name-asian="Tahoma" style:font-size-asian="14pt" style:language-asian="ja" style:country-asian="JP" style:font-size-complex="14pt"/>
    </style:style>
    <style:style style:name="P488" style:family="paragraph" style:parent-style-name="Table_20_Contents" style:list-style-name="L464">
      <style:text-properties style:font-name="Tahoma" fo:font-size="14pt" style:font-name-asian="Tahoma" style:font-size-asian="14pt" style:language-asian="ja" style:country-asian="JP" style:font-size-complex="14pt"/>
    </style:style>
    <style:style style:name="P489" style:family="paragraph" style:parent-style-name="Table_20_Contents" style:list-style-name="L465">
      <style:text-properties style:font-name="Tahoma" fo:font-size="14pt" style:font-name-asian="Tahoma" style:font-size-asian="14pt" style:language-asian="ja" style:country-asian="JP" style:font-size-complex="14pt"/>
    </style:style>
    <style:style style:name="P490" style:family="paragraph" style:parent-style-name="Table_20_Contents" style:list-style-name="L466">
      <style:text-properties style:font-name="Tahoma" fo:font-size="14pt" style:font-name-asian="Tahoma" style:font-size-asian="14pt" style:language-asian="ja" style:country-asian="JP" style:font-size-complex="14pt"/>
    </style:style>
    <style:style style:name="P491" style:family="paragraph" style:parent-style-name="Table_20_Contents" style:list-style-name="L467">
      <style:text-properties style:font-name="Tahoma" fo:font-size="14pt" style:font-name-asian="Tahoma" style:font-size-asian="14pt" style:language-asian="ja" style:country-asian="JP" style:font-size-complex="14pt"/>
    </style:style>
    <style:style style:name="P492" style:family="paragraph" style:parent-style-name="Table_20_Contents" style:list-style-name="L468">
      <style:text-properties style:font-name="Tahoma" fo:font-size="14pt" style:font-name-asian="Tahoma" style:font-size-asian="14pt" style:language-asian="ja" style:country-asian="JP" style:font-size-complex="14pt"/>
    </style:style>
    <style:style style:name="P493" style:family="paragraph" style:parent-style-name="Table_20_Contents" style:list-style-name="L469">
      <style:text-properties style:font-name="Tahoma" fo:font-size="14pt" style:font-name-asian="Tahoma" style:font-size-asian="14pt" style:language-asian="ja" style:country-asian="JP" style:font-size-complex="14pt"/>
    </style:style>
    <style:style style:name="P494" style:family="paragraph" style:parent-style-name="Table_20_Contents" style:list-style-name="L470">
      <style:text-properties style:font-name="Tahoma" fo:font-size="14pt" style:font-name-asian="Tahoma" style:font-size-asian="14pt" style:language-asian="ja" style:country-asian="JP" style:font-size-complex="14pt"/>
    </style:style>
    <style:style style:name="P495" style:family="paragraph" style:parent-style-name="Table_20_Contents" style:list-style-name="L471">
      <style:text-properties style:font-name="Tahoma" fo:font-size="14pt" style:font-name-asian="Tahoma" style:font-size-asian="14pt" style:language-asian="ja" style:country-asian="JP" style:font-size-complex="14pt"/>
    </style:style>
    <style:style style:name="P496" style:family="paragraph" style:parent-style-name="Table_20_Contents" style:list-style-name="L472">
      <style:text-properties style:font-name="Tahoma" fo:font-size="14pt" style:font-name-asian="Tahoma" style:font-size-asian="14pt" style:language-asian="ja" style:country-asian="JP" style:font-size-complex="14pt"/>
    </style:style>
    <style:style style:name="P497" style:family="paragraph" style:parent-style-name="Table_20_Contents" style:list-style-name="L473">
      <style:text-properties style:font-name="Tahoma" fo:font-size="14pt" style:font-name-asian="Tahoma" style:font-size-asian="14pt" style:language-asian="ja" style:country-asian="JP" style:font-size-complex="14pt"/>
    </style:style>
    <style:style style:name="P498" style:family="paragraph" style:parent-style-name="Table_20_Contents" style:list-style-name="L474">
      <style:text-properties style:font-name="Tahoma" fo:font-size="14pt" style:font-name-asian="Tahoma" style:font-size-asian="14pt" style:language-asian="ja" style:country-asian="JP" style:font-size-complex="14pt"/>
    </style:style>
    <style:style style:name="P499" style:family="paragraph" style:parent-style-name="Table_20_Contents" style:list-style-name="L475">
      <style:text-properties style:font-name="Tahoma" fo:font-size="14pt" style:font-name-asian="Tahoma" style:font-size-asian="14pt" style:language-asian="ja" style:country-asian="JP" style:font-size-complex="14pt"/>
    </style:style>
    <style:style style:name="P500" style:family="paragraph" style:parent-style-name="Table_20_Contents" style:list-style-name="L476">
      <style:text-properties style:font-name="Tahoma" fo:font-size="14pt" style:font-name-asian="Tahoma" style:font-size-asian="14pt" style:language-asian="ja" style:country-asian="JP" style:font-size-complex="14pt"/>
    </style:style>
    <style:style style:name="P501" style:family="paragraph" style:parent-style-name="Table_20_Contents" style:list-style-name="L477">
      <style:text-properties style:font-name="Tahoma" fo:font-size="14pt" style:font-name-asian="Tahoma" style:font-size-asian="14pt" style:language-asian="ja" style:country-asian="JP" style:font-size-complex="14pt"/>
    </style:style>
    <style:style style:name="P502" style:family="paragraph" style:parent-style-name="Table_20_Contents" style:list-style-name="L480">
      <style:text-properties style:font-name="Tahoma" fo:font-size="14pt" style:font-name-asian="Tahoma" style:font-size-asian="14pt" style:language-asian="ja" style:country-asian="JP" style:font-size-complex="14pt"/>
    </style:style>
    <style:style style:name="P503" style:family="paragraph" style:parent-style-name="Table_20_Contents" style:list-style-name="L481">
      <style:text-properties style:font-name="Tahoma" fo:font-size="14pt" style:font-name-asian="Tahoma" style:font-size-asian="14pt" style:language-asian="ja" style:country-asian="JP" style:font-size-complex="14pt"/>
    </style:style>
    <style:style style:name="P504" style:family="paragraph" style:parent-style-name="Table_20_Contents" style:list-style-name="L482">
      <style:text-properties style:font-name="Tahoma" fo:font-size="14pt" style:font-name-asian="Tahoma" style:font-size-asian="14pt" style:language-asian="ja" style:country-asian="JP" style:font-size-complex="14pt"/>
    </style:style>
    <style:style style:name="P505" style:family="paragraph" style:parent-style-name="Table_20_Contents" style:list-style-name="L483">
      <style:text-properties style:font-name="Tahoma" fo:font-size="14pt" style:font-name-asian="Tahoma" style:font-size-asian="14pt" style:language-asian="ja" style:country-asian="JP" style:font-size-complex="14pt"/>
    </style:style>
    <style:style style:name="P506" style:family="paragraph" style:parent-style-name="Table_20_Contents" style:list-style-name="L484">
      <style:text-properties style:font-name="Tahoma" fo:font-size="14pt" style:font-name-asian="Tahoma" style:font-size-asian="14pt" style:language-asian="ja" style:country-asian="JP" style:font-size-complex="14pt"/>
    </style:style>
    <style:style style:name="P507" style:family="paragraph" style:parent-style-name="Table_20_Contents" style:list-style-name="L485">
      <style:text-properties style:font-name="Tahoma" fo:font-size="14pt" style:font-name-asian="Tahoma" style:font-size-asian="14pt" style:language-asian="ja" style:country-asian="JP" style:font-size-complex="14pt"/>
    </style:style>
    <style:style style:name="P508" style:family="paragraph" style:parent-style-name="Table_20_Contents" style:list-style-name="L486">
      <style:text-properties style:font-name="Tahoma" fo:font-size="14pt" style:font-name-asian="Tahoma" style:font-size-asian="14pt" style:language-asian="ja" style:country-asian="JP" style:font-size-complex="14pt"/>
    </style:style>
    <style:style style:name="P509" style:family="paragraph" style:parent-style-name="Table_20_Contents" style:list-style-name="L487">
      <style:text-properties style:font-name="Tahoma" fo:font-size="14pt" style:font-name-asian="Tahoma" style:font-size-asian="14pt" style:language-asian="ja" style:country-asian="JP" style:font-size-complex="14pt"/>
    </style:style>
    <style:style style:name="P510" style:family="paragraph" style:parent-style-name="Table_20_Contents" style:list-style-name="L488">
      <style:text-properties style:font-name="Tahoma" fo:font-size="14pt" style:font-name-asian="Tahoma" style:font-size-asian="14pt" style:language-asian="ja" style:country-asian="JP" style:font-size-complex="14pt"/>
    </style:style>
    <style:style style:name="P511" style:family="paragraph" style:parent-style-name="Table_20_Contents" style:list-style-name="L489">
      <style:text-properties style:font-name="Tahoma" fo:font-size="14pt" style:font-name-asian="Tahoma" style:font-size-asian="14pt" style:language-asian="ja" style:country-asian="JP" style:font-size-complex="14pt"/>
    </style:style>
    <style:style style:name="P512" style:family="paragraph" style:parent-style-name="Table_20_Contents" style:list-style-name="L490">
      <style:text-properties style:font-name="Tahoma" fo:font-size="14pt" style:font-name-asian="Tahoma" style:font-size-asian="14pt" style:language-asian="ja" style:country-asian="JP" style:font-size-complex="14pt"/>
    </style:style>
    <style:style style:name="P513" style:family="paragraph" style:parent-style-name="Table_20_Contents" style:list-style-name="L491">
      <style:text-properties style:font-name="Tahoma" fo:font-size="14pt" style:font-name-asian="Tahoma" style:font-size-asian="14pt" style:language-asian="ja" style:country-asian="JP" style:font-size-complex="14pt"/>
    </style:style>
    <style:style style:name="P514" style:family="paragraph" style:parent-style-name="Table_20_Contents" style:list-style-name="L492">
      <style:text-properties style:font-name="Tahoma" fo:font-size="14pt" style:font-name-asian="Tahoma" style:font-size-asian="14pt" style:language-asian="ja" style:country-asian="JP" style:font-size-complex="14pt"/>
    </style:style>
    <style:style style:name="P515" style:family="paragraph" style:parent-style-name="Table_20_Contents" style:list-style-name="L493">
      <style:text-properties style:font-name="Tahoma" fo:font-size="14pt" style:font-name-asian="Tahoma" style:font-size-asian="14pt" style:language-asian="ja" style:country-asian="JP" style:font-size-complex="14pt"/>
    </style:style>
    <style:style style:name="P516" style:family="paragraph" style:parent-style-name="Table_20_Contents" style:list-style-name="L494">
      <style:text-properties style:font-name="Tahoma" fo:font-size="14pt" style:font-name-asian="Tahoma" style:font-size-asian="14pt" style:language-asian="ja" style:country-asian="JP" style:font-size-complex="14pt"/>
    </style:style>
    <style:style style:name="P517" style:family="paragraph" style:parent-style-name="Table_20_Contents" style:list-style-name="L495">
      <style:text-properties style:font-name="Tahoma" fo:font-size="14pt" style:font-name-asian="Tahoma" style:font-size-asian="14pt" style:language-asian="ja" style:country-asian="JP" style:font-size-complex="14pt"/>
    </style:style>
    <style:style style:name="P518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519" style:family="paragraph" style:parent-style-name="Table_20_Contents">
      <style:text-properties style:font-name="ＭＳ Ｐゴシック" style:font-name-asian="ＭＳ Ｐゴシック"/>
    </style:style>
    <style:style style:name="P52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521" style:family="paragraph" style:parent-style-name="Standard" style:list-style-name="L479">
      <style:text-properties style:font-name="Arial" fo:font-size="13pt" style:font-name-asian="Arimo" style:font-size-asian="13pt" style:font-size-complex="13pt"/>
    </style:style>
    <style:style style:name="P5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fo:font-size="14pt" fo:font-style="normal" fo:font-weight="normal" style:language-asian="ja" style:country-asian="JP"/>
    </style:style>
    <style:style style:name="T7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3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6162957715989917972" text:style-name="L1">
              <text:list-item>
                <text:p text:style-name="P25">開始 <text:s/>：　１０：１０무렵</text:p>
              </text:list-item>
              <text:list-item>
                <text:p text:style-name="P25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1664825838462682377" text:style-name="L2">
              <text:list-item>
                <text:p text:style-name="P26">足立工業。세 사람. </text:p>
              </text:list-item>
              <text:list-item>
                <text:p text:style-name="P26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6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6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3295647828786068170" text:style-name="L3">
              <text:list-item>
                <text:p text:style-name="P27">바이브는 세 사람으로 했었다. 제일 마지막, 슬라브를 칠 때가 되어, 두 사람으로 했다.</text:p>
              </text:list-item>
              <text:list-item>
                <text:p text:style-name="P27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2068700650179059227" text:style-name="L4">
              <text:list-item>
                <text:p text:style-name="P28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5770735153023450790" text:style-name="L5">
              <text:list-item>
                <text:p text:style-name="P29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3053993679462569522" text:style-name="L6">
              <text:list-item>
                <text:p text:style-name="P30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259711388690650580" text:style-name="L7">
              <text:list-item>
                <text:p text:style-name="P31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958064966715468006" text:style-name="L8">
              <text:list-item>
                <text:p text:style-name="P32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213176376229481159" text:style-name="L9">
              <text:list-item>
                <text:p text:style-name="P33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5763258065067404728" text:style-name="L10">
              <text:list-item>
                <text:p text:style-name="P34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6805946786552500530" text:style-name="L11">
              <text:list-item>
                <text:p text:style-name="P35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5319118327414901097" text:style-name="L12">
              <text:list-item>
                <text:p text:style-name="P36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5847783530659763966" text:style-name="L13">
              <text:list-item>
                <text:p text:style-name="P37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2036836374401045579" text:style-name="L14">
              <text:list-item>
                <text:p text:style-name="P38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4782088470696421339" text:style-name="L15">
              <text:list-item>
                <text:p text:style-name="P39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4074130827169883370" text:style-name="L16">
              <text:list-item>
                <text:p text:style-name="P40">슬라브 상에서 제작물의 철금. &lt;2&gt; <text:s/>눈에 찔릴지도 모른다.</text:p>
              </text:list-item>
            </text:list>
          </table:table-cell>
        </table:table-row>
      </table:table>
      <text:p text:style-name="P13"/>
      <text:p text:style-name="P4">[/ XXXX] 20211128_170158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8258305453946672279" text:style-name="L17">
              <text:list-item>
                <text:p text:style-name="P41">開始　：　９時すぎか。</text:p>
              </text:list-item>
              <text:list-item>
                <text:p text:style-name="P41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1138160320315375109" text:style-name="L18">
              <text:list-item>
                <text:p text:style-name="P42">那須産業。두 사람.</text:p>
              </text:list-item>
              <text:list-item>
                <text:p text:style-name="P42">한 사람은 일본인. <text:s/>다른 사람은 베트남인인가.</text:p>
              </text:list-item>
              <text:list-item>
                <text:p text:style-name="P42">일본인 분. 직장인가. 체격이 좋다. / 처음 때, 토공 가게 분들의 이른바 `도시락` 을 스스로 그 위치를 바꾸고 있었다. </text:p>
              </text:list-item>
              <text:list-item>
                <text:p text:style-name="P42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9090851971378832630" text:style-name="L19">
              <text:list-item>
                <text:p text:style-name="P43">바이브(진동기), 두 사람. / 내가 담당했던 사람은 베트남인. 젊다. 작은 몸집.</text:p>
              </text:list-item>
              <text:list-item>
                <text:p text:style-name="P43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6551253068990908193" text:style-name="L20">
              <text:list-item>
                <text:p text:style-name="P44">본직 사람일까. 175 정도. 긴 몸집. 길쭉하다.</text:p>
              </text:list-item>
              <text:list-item>
                <text:p text:style-name="P44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1283174087758824006" text:style-name="L21">
              <text:list-item>
                <text:p text:style-name="P45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3686643099847427953" text:style-name="L22">
              <text:list-item>
                <text:p text:style-name="P46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9158912574956884791" text:style-name="L23">
              <text:list-item>
                <text:p text:style-name="P47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714961855248549375" text:style-name="L24">
              <text:list-item>
                <text:p text:style-name="P48">세 명. 소장은 간사이의 사람인가. 말 속에 그 지역의 억양이 넣고 있다.</text:p>
              </text:list-item>
              <text:list-item>
                <text:p text:style-name="P48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7460520667909882879" text:style-name="L25">
              <text:list-item>
                <text:p text:style-name="P49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5523211170380212690" text:style-name="L26">
              <text:list-item>
                <text:p text:style-name="P50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7405476684773034137" text:style-name="L27">
              <text:list-item>
                <text:p text:style-name="P51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1895476298035035516" text:style-name="L28">
              <text:list-item>
                <text:p text:style-name="P52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8154061328374859328" text:style-name="L29">
              <text:list-item>
                <text:p text:style-name="P53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4464014580133347818" text:style-name="L30">
              <text:list-item>
                <text:p text:style-name="P54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6993214277955220103" text:style-name="L31">
              <text:list-item>
                <text:p text:style-name="P55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1734007662300160141" text:style-name="L32">
              <text:list-item>
                <text:p text:style-name="P56"/>
              </text:list-item>
            </text:list>
          </table:table-cell>
        </table:table-row>
      </table:table>
      <text:p text:style-name="P13"/>
      <text:p text:style-name="P4">[/ XXXX] 20211209_091121</text:p>
      <text:p text:style-name="P13"/>
      <text:p text:style-name="P13"/>
      <text:p text:style-name="P7"/>
      <text:p text:style-name="P2">---------------------------------------------------------------</text:p>
      <text:p text:style-name="P4">[XXX] 20211209_091203</text:p>
      <text:p text:style-name="P13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5809225765077526576" text:style-name="L33">
              <text:list-item>
                <text:p text:style-name="P57">開始　：　９：１０ 정도</text:p>
              </text:list-item>
              <text:list-item>
                <text:p text:style-name="P57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8769473216346710682" text:style-name="L34">
              <text:list-item>
                <text:p text:style-name="P58">`貢石` 。두 명</text:p>
              </text:list-item>
              <text:list-item>
                <text:p text:style-name="P58">컨트롤러를 갓고 있었던 분은 `てつ` 라는 문자가 들어있는 씰을 헬벳에 붙이고 있다.</text:p>
              </text:list-item>
              <text:list-item>
                <text:p text:style-name="P58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1073774510156941271" text:style-name="L35">
              <text:list-item>
                <text:p text:style-name="P59">바이브 두 명.</text:p>
              </text:list-item>
              <text:list-item>
                <text:p text:style-name="P59">내가 담당해던 분은 베트남인. 165 좀. 젊다.</text:p>
              </text:list-item>
              <text:list-item>
                <text:p text:style-name="P59">이전에도 본 적이 있을까. / 본 적이 있는 것 같은 느낌이 있다.</text:p>
              </text:list-item>
              <text:list-item>
                <text:p text:style-name="P59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5373692751121857405" text:style-name="L36">
              <text:list-item>
                <text:p text:style-name="P60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60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8231718542716154433" text:style-name="L37">
              <text:list-item>
                <text:p text:style-name="P61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3816819671425485770" text:style-name="L38">
              <text:list-item>
                <text:p text:style-name="P62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6975411343882264538" text:style-name="L39">
              <text:list-item>
                <text:p text:style-name="P63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4508894699396686070" text:style-name="L40">
              <text:list-item>
                <text:p text:style-name="P64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1535295909622604468" text:style-name="L41">
              <text:list-item>
                <text:p text:style-name="P65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2489553612904655814" text:style-name="L42">
              <text:list-item>
                <text:p text:style-name="P66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6293644143695621924" text:style-name="L43">
              <text:list-item>
                <text:p text:style-name="P67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8980839419756123033" text:style-name="L44">
              <text:list-item>
                <text:p text:style-name="P68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6915398966254113695" text:style-name="L45">
              <text:list-item>
                <text:p text:style-name="P69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7432970659472548501" text:style-name="L46">
              <text:list-item>
                <text:p text:style-name="P70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4464724198660007292" text:style-name="L47">
              <text:list-item>
                <text:p text:style-name="P71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990742961891206995" text:style-name="L48">
              <text:list-item>
                <text:p text:style-name="P72"/>
              </text:list-item>
            </text:list>
          </table:table-cell>
        </table:table-row>
      </table:table>
      <text:p text:style-name="P13"/>
      <text:p text:style-name="P4">[/ XXXX] 20211209_094559</text:p>
      <text:p text:style-name="P13"><text:soft-page-break/></text:p>
      <text:p text:style-name="P13"/>
      <text:p text:style-name="P7"/>
      <text:p text:style-name="P2">---------------------------------------------------------------</text:p>
      <text:p text:style-name="P4">[XXX] 20211219_162139</text:p>
      <text:p text:style-name="P13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4279043834061301021" text:style-name="L49">
              <text:list-item>
                <text:p text:style-name="P73">開始　９：００무렵 이었을까.</text:p>
              </text:list-item>
              <text:list-item>
                <text:p text:style-name="P73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2646231776550288000" text:style-name="L50">
              <text:list-item>
                <text:p text:style-name="P74">FUJITA</text:p>
              </text:list-item>
              <text:list-item>
                <text:p text:style-name="P74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7293739054315547973" text:style-name="L51">
              <text:list-item>
                <text:p text:style-name="P75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5412877983718940181" text:style-name="L52">
              <text:list-item>
                <text:p text:style-name="P76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2010738580580119964" text:style-name="L53">
              <text:list-item>
                <text:p text:style-name="P77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1801251539583922591" text:style-name="L54">
              <text:list-item>
                <text:p text:style-name="P78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5873761284389824362" text:style-name="L55">
              <text:list-item>
                <text:p text:style-name="P79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8397163029825960953" text:style-name="L56">
              <text:list-item>
                <text:p text:style-name="P80">세 사람. 타설 담당은 두 사람. / 모두 키가 크다.</text:p>
              </text:list-item>
              <text:list-item>
                <text:p text:style-name="P80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2633605035146030177" text:style-name="L57">
              <text:list-item>
                <text:p text:style-name="P81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6075430081462966239" text:style-name="L58">
              <text:list-item>
                <text:p text:style-name="P82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1561401645831751640" text:style-name="L59">
              <text:list-item>
                <text:p text:style-name="P83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9133670085080110217" text:style-name="L60">
              <text:list-item>
                <text:p text:style-name="P8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4623593123105145236" text:style-name="L61">
              <text:list-item>
                <text:p text:style-name="P85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3729669373493890375" text:style-name="L62">
              <text:list-item>
                <text:p text:style-name="P86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8678271051287210636" text:style-name="L63">
              <text:list-item>
                <text:p text:style-name="P87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7035758359356840064" text:style-name="L64">
              <text:list-item>
                <text:p text:style-name="P88"/>
              </text:list-item>
            </text:list>
          </table:table-cell>
        </table:table-row>
      </table:table>
      <text:p text:style-name="P13"/>
      <text:p text:style-name="P4">[/ XXXX] 20211219_164146</text:p>
      <text:p text:style-name="P13"/>
      <text:p text:style-name="P7"/>
      <text:p text:style-name="P2">---------------------------------------------------------------</text:p>
      <text:p text:style-name="P4">[XXX] 20211227_151313</text:p>
      <text:p text:style-name="P13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9040180332999472471" text:style-name="L65">
              <text:list-item>
                <text:p text:style-name="P89">開始　9시 무렵</text:p>
              </text:list-item>
              <text:list-item>
                <text:p text:style-name="P89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5980735762070749320" text:style-name="L66">
              <text:list-item>
                <text:p text:style-name="P90">10 톤. 회사명은 불명. 알아려고 하지 않았다.</text:p>
              </text:list-item>
              <text:list-item>
                <text:p text:style-name="P90">두 명. 모두 젊은 사람.</text:p>
              </text:list-item>
              <text:list-item>
                <text:p text:style-name="P90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7640096553658415661" text:style-name="L67">
              <text:list-item>
                <text:p text:style-name="P91">바이브 두 명. 세 명 이었던 때도 있었을까.</text:p>
              </text:list-item>
              <text:list-item>
                <text:p text:style-name="P91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1287037128636497660" text:style-name="L68">
              <text:list-item>
                <text:p text:style-name="P92">전기 본직 분 있을까. &lt;2&gt; 아사쿠사에서 오는다라고 한다.</text:p>
              </text:list-item>
              <text:list-item>
                <text:p text:style-name="P92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3575802843168443898" text:style-name="L69">
              <text:list-item>
                <text:p text:style-name="P93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5046741528798099926" text:style-name="L70">
              <text:list-item>
                <text:p text:style-name="P94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7781064186538874259" text:style-name="L71">
              <text:list-item>
                <text:p text:style-name="P95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9043406183212297282" text:style-name="L72">
              <text:list-item>
                <text:p text:style-name="P96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4931347322070545028" text:style-name="L73">
              <text:list-item>
                <text:p text:style-name="P97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1898577704076183290" text:style-name="L74">
              <text:list-item>
                <text:p text:style-name="P9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8444882432960762158" text:style-name="L75">
              <text:list-item>
                <text:p text:style-name="P99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4749294004733118011" text:style-name="L76">
              <text:list-item>
                <text:p text:style-name="P100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5794140546918432526" text:style-name="L77">
              <text:list-item>
                <text:p text:style-name="P101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7616311731723783043" text:style-name="L78">
              <text:list-item>
                <text:p text:style-name="P102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6563676001018015036" text:style-name="L79">
              <text:list-item>
                <text:p text:style-name="P103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4513451062122573750" text:style-name="L80">
              <text:list-item>
                <text:p text:style-name="P104"/>
              </text:list-item>
            </text:list>
          </table:table-cell>
        </table:table-row>
      </table:table>
      <text:p text:style-name="P13"/>
      <text:p text:style-name="P4">[/ XXXX] 20211227_155712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6072729052952378498" text:style-name="L81">
              <text:list-item>
                <text:p text:style-name="P105">開始　：　10 시 지날 때.</text:p>
              </text:list-item>
              <text:list-item>
                <text:p text:style-name="P105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6121593055690370317" text:style-name="L82">
              <text:list-item>
                <text:p text:style-name="P106">3 명. 모두 일본 사람.</text:p>
              </text:list-item>
              <text:list-item>
                <text:p text:style-name="P106">호스를 잡고 있었던 사람. 젊은 사람. 20대 후방 정도 일까.</text:p>
              </text:list-item>
              <text:list-item>
                <text:p text:style-name="P106">호스 돌리기 담당. 약간 높은 나이의 사람. 60 대 전반 일까. 얼굴 피부는 얕은 검은 색. 얼굴 피부는 얕은 검은 색.</text:p>
              </text:list-item>
              <text:list-item>
                <text:p text:style-name="P106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5030579440574033176" text:style-name="L83">
              <text:list-item>
                <text:p text:style-name="P107">내가 담당한 사람. 얼굴 윤곽은 사각형. 165 정도. </text:p>
              </text:list-item>
              <text:list-item>
                <text:p text:style-name="P107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8103817376816625477" text:style-name="L84">
              <text:list-item>
                <text:p text:style-name="P108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2457961380188262031" text:style-name="L85">
              <text:list-item>
                <text:p text:style-name="P109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4099837443866569841" text:style-name="L86">
              <text:list-item>
                <text:p text:style-name="P110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8432377168467251063" text:style-name="L87">
              <text:list-item>
                <text:p text:style-name="P111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607609937236891231" text:style-name="L88">
              <text:list-item>
                <text:p text:style-name="P112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1418985673314641122" text:style-name="L89">
              <text:list-item>
                <text:p text:style-name="P113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4806894486362588014" text:style-name="L90">
              <text:list-item>
                <text:p text:style-name="P114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6081755709301350301" text:style-name="L91">
              <text:list-item>
                <text:p text:style-name="P115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4592339753675737274" text:style-name="L92">
              <text:list-item>
                <text:p text:style-name="P116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507056639852140184" text:style-name="L93">
              <text:list-item>
                <text:p text:style-name="P117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2839804334999524691" text:style-name="L94">
              <text:list-item>
                <text:p text:style-name="P118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2992834478158979412" text:style-name="L95">
              <text:list-item>
                <text:p text:style-name="P119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6722968518773042680" text:style-name="L96">
              <text:list-item>
                <text:p text:style-name="P120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20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3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3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8290303513270219880" text:style-name="L97">
              <text:list-item>
                <text:p text:style-name="P121">開始　： ９時半すぎ。</text:p>
              </text:list-item>
              <text:list-item>
                <text:p text:style-name="P121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5705421526382969384" text:style-name="L98">
              <text:list-item>
                <text:p text:style-name="P122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804273600871389410" text:style-name="L99">
              <text:list-item>
                <text:p text:style-name="P123">세탁 담당 사람. 고령이라고 보인다.</text:p>
              </text:list-item>
              <text:list-item>
                <text:p text:style-name="P123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23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4959271205163509810" text:style-name="L100">
              <text:list-item>
                <text:p text:style-name="P124">젊은 사람. 30대 중반 정도 일까.</text:p>
              </text:list-item>
              <text:list-item>
                <text:p text:style-name="P124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5088880839692589622" text:style-name="L101">
              <text:list-item>
                <text:p text:style-name="P125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3890390832336913447" text:style-name="L102">
              <text:list-item>
                <text:p text:style-name="P126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7198812173687638640" text:style-name="L103">
              <text:list-item>
                <text:p text:style-name="P127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8558273958591726325" text:style-name="L104">
              <text:list-item>
                <text:p text:style-name="P128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5104459639304563963" text:style-name="L105">
              <text:list-item>
                <text:p text:style-name="P129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5335804882920576839" text:style-name="L106">
              <text:list-item>
                <text:p text:style-name="P130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2276423777433141716" text:style-name="L107">
              <text:list-item>
                <text:p text:style-name="P131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3088674435370624957" text:style-name="L108">
              <text:list-item>
                <text:p text:style-name="P132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7654096118281903859" text:style-name="L109">
              <text:list-item>
                <text:p text:style-name="P133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6953534891991742229" text:style-name="L110">
              <text:list-item>
                <text:p text:style-name="P134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7893823123052929494" text:style-name="L111">
              <text:list-item>
                <text:p text:style-name="P135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7391149587945835224" text:style-name="L112">
              <text:list-item>
                <text:p text:style-name="P136"/>
              </text:list-item>
            </text:list>
          </table:table-cell>
        </table:table-row>
      </table:table>
      <text:p text:style-name="P13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3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71</dc:date><text:p text:style-name="P522"><text:span text:style-name="T7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2976970912612718319" text:style-name="L113">
              <text:list-item>
                <text:p text:style-name="P137">開始　：　9:15 경.</text:p>
              </text:list-item>
              <text:list-item>
                <text:p text:style-name="P137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6494256964248816163" text:style-name="L114">
              <text:list-item>
                <text:p text:style-name="P138">“KYOEI FUJITA”</text:p>
              </text:list-item>
              <text:list-item>
                <text:p text:style-name="P138">3 명. 한 사람은 일본인. / 타설 후반엔 베트남인 두 사람.</text:p>
              </text:list-item>
              <text:list-item>
                <text:p text:style-name="P138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1788099438796194672" text:style-name="L115">
              <text:list-item>
                <text:p text:style-name="P139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2108191032736596481" text:style-name="L116">
              <text:list-item>
                <text:p text:style-name="P140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4258688059999823735" text:style-name="L117">
              <text:list-item>
                <text:p text:style-name="P141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8034148335452585631" text:style-name="L118">
              <text:list-item>
                <text:p text:style-name="P142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8395470935212456845" text:style-name="L119">
              <text:list-item>
                <text:p text:style-name="P143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43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1905923831948073281" text:style-name="L120">
              <text:list-item>
                <text:p text:style-name="P144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44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4164813118299355869" text:style-name="L121">
              <text:list-item>
                <text:p text:style-name="P145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7787464572700386423" text:style-name="L122">
              <text:list-item>
                <text:p text:style-name="P146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8513256545346363522" text:style-name="L123">
              <text:list-item>
                <text:p text:style-name="P147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1948706076461689857" text:style-name="L124">
              <text:list-item>
                <text:p text:style-name="P148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5258662800845207158" text:style-name="L125">
              <text:list-item>
                <text:p text:style-name="P149">현장 앞에 돗자리. 조깅하는 사람들, 때때로.</text:p>
              </text:list-item>
              <text:list-item>
                <text:p text:style-name="P149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7339251169691637600" text:style-name="L126">
              <text:list-item>
                <text:p text:style-name="P150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7309158556772167780" text:style-name="L127">
              <text:list-item>
                <text:p text:style-name="P151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2154508766065650093" text:style-name="L128">
              <text:list-item>
                <text:p text:style-name="P152"/>
              </text:list-item>
            </text:list>
          </table:table-cell>
        </table:table-row>
      </table:table>
      <text:p text:style-name="P13"/>
      <text:p text:style-name="P4">[/ XXXX] 20220124_132546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3671115806559757103" text:style-name="L129">
              <text:list-item>
                <text:p text:style-name="P153">開始 <text:s/>：　9시 지날 경.</text:p>
              </text:list-item>
              <text:list-item>
                <text:p text:style-name="P153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6858947380480365053" text:style-name="L130">
              <text:list-item>
                <text:p text:style-name="P154">두 사람. 모두 고령 분.</text:p>
              </text:list-item>
              <text:list-item>
                <text:p text:style-name="P154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6561737018363876690" text:style-name="L131">
              <text:list-item>
                <text:p text:style-name="P155">한 사람을 제외해 다른 사람들은 모두 고령자 (라고 보였다.). </text:p>
              </text:list-item>
              <text:list-item>
                <text:p text:style-name="P155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55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5197706701865531242" text:style-name="L132">
              <text:list-item>
                <text:p text:style-name="P156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5642368172238116209" text:style-name="L133">
              <text:list-item>
                <text:p text:style-name="P157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7216850956538156753" text:style-name="L134">
              <text:list-item>
                <text:p text:style-name="P158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733140867119659659" text:style-name="L135">
              <text:list-item>
                <text:p text:style-name="P159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339115751220735334" text:style-name="L136">
              <text:list-item>
                <text:p text:style-name="P160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2288230687086397127" text:style-name="L137">
              <text:list-item>
                <text:p text:style-name="P161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6687935141548467185" text:style-name="L138">
              <text:list-item>
                <text:p text:style-name="P162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4873318634821740455" text:style-name="L139">
              <text:list-item>
                <text:p text:style-name="P163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8561981657847165961" text:style-name="L140">
              <text:list-item>
                <text:p text:style-name="P164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8600044844437294775" text:style-name="L141">
              <text:list-item>
                <text:p text:style-name="P165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2611734294117725345" text:style-name="L142">
              <text:list-item>
                <text:p text:style-name="P166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7918945196754187116" text:style-name="L143">
              <text:list-item>
                <text:p text:style-name="P167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6514156941574037324" text:style-name="L144">
              <text:list-item>
                <text:p text:style-name="P168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3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3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5681453155394970990" text:style-name="L145">
              <text:list-item>
                <text:p text:style-name="P169">開始 <text:s/>9 시 무렵 일까. 아침례 후, 곧이 아니.</text:p>
              </text:list-item>
              <text:list-item>
                <text:p text:style-name="P169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6476394095190440633" text:style-name="L146">
              <text:list-item>
                <text:p text:style-name="P170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2097997435409549172" text:style-name="L147">
              <text:list-item>
                <text:p text:style-name="P171">노란색 헬멧.</text:p>
              </text:list-item>
              <text:list-item>
                <text:p text:style-name="P171">직장 분 일까. 몸집. 콧수염. 안경을 쓰고 있었는지.</text:p>
                <text:list>
                  <text:list-item>
                    <text:p text:style-name="P171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7477670745172181544" text:style-name="L148">
              <text:list-item>
                <text:p text:style-name="P172">흰 처럼 색의 옷, 입고 있다.</text:p>
              </text:list-item>
              <text:list-item>
                <text:p text:style-name="P172">여름철의 에어컨 옷 일까.</text:p>
              </text:list-item>
              <text:list-item>
                <text:p text:style-name="P172">백발, 약간 있음. 뚱뚱한다.</text:p>
              </text:list-item>
              <text:list-item>
                <text:p text:style-name="P172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250461762668513691" text:style-name="L149">
              <text:list-item>
                <text:p text:style-name="P173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3215510915142042109" text:style-name="L150">
              <text:list-item>
                <text:p text:style-name="P174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8093937835317215967" text:style-name="L151">
              <text:list-item>
                <text:p text:style-name="P175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8415978580663718178" text:style-name="L152">
              <text:list-item>
                <text:p text:style-name="P176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1139890243997102897" text:style-name="L153">
              <text:list-item>
                <text:p text:style-name="P177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6314346138347098330" text:style-name="L154">
              <text:list-item>
                <text:p text:style-name="P178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1695089496908457931" text:style-name="L155">
              <text:list-item>
                <text:p text:style-name="P179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5456945723313659518" text:style-name="L156">
              <text:list-item>
                <text:p text:style-name="P180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5509929507032555194" text:style-name="L157">
              <text:list-item>
                <text:p text:style-name="P181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587127270564781047" text:style-name="L158">
              <text:list-item>
                <text:p text:style-name="P182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7251181062360244888" text:style-name="L159">
              <text:list-item>
                <text:p text:style-name="P183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1639910929530099935" text:style-name="L160">
              <text:list-item>
                <text:p text:style-name="P184">펌프차. 그의 팔. 팔 팁에 공기 튜브가 붙져있다.</text:p>
              </text:list-item>
              <text:list-item>
                <text:p text:style-name="P184">여기에 부딪치면, 튜브가 분리될 가능성. 그러자, 튜브 자체가 날아, 자신의 눈 등에 부딪힐 가능성. </text:p>
              </text:list-item>
              <text:list-item>
                <text:p text:style-name="P184">또, 튜브 또는 연결 장치가 손상될 우려.</text:p>
              </text:list-item>
            </text:list>
          </table:table-cell>
        </table:table-row>
      </table:table>
      <text:p text:style-name="P13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3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2362513333373727729" text:style-name="L161">
              <text:list-item>
                <text:p text:style-name="P185">開始　9시 정도에는 시작하고 있었는가.</text:p>
              </text:list-item>
              <text:list-item>
                <text:p text:style-name="P185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4886734405244210598" text:style-name="L162">
              <text:list-item>
                <text:p text:style-name="P186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3165666308016376959" text:style-name="L163">
              <text:list-item>
                <text:p text:style-name="P187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2009541459852050684" text:style-name="L164">
              <text:list-item>
                <text:p text:style-name="P188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3586174944518860635" text:style-name="L165">
              <text:list-item>
                <text:p text:style-name="P189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5388337390110750782" text:style-name="L166">
              <text:list-item>
                <text:p text:style-name="P190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8261493102223698344" text:style-name="L167">
              <text:list-item>
                <text:p text:style-name="P191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2972694297588124850" text:style-name="L168">
              <text:list-item>
                <text:p text:style-name="P192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4616749566478536440" text:style-name="L169">
              <text:list-item>
                <text:p text:style-name="P193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1871649849104825180" text:style-name="L170">
              <text:list-item>
                <text:p text:style-name="P194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5687353227981745583" text:style-name="L171">
              <text:list-item>
                <text:p text:style-name="P195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4942322560197237286" text:style-name="L172">
              <text:list-item>
                <text:p text:style-name="P196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3594117135721063102" text:style-name="L173">
              <text:list-item>
                <text:p text:style-name="P197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7465466200920956215" text:style-name="L174">
              <text:list-item>
                <text:p text:style-name="P198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3181186613851535747" text:style-name="L175">
              <text:list-item>
                <text:p text:style-name="P199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8989157536202713795" text:style-name="L176">
              <text:list-item>
                <text:p text:style-name="P200"/>
              </text:list-item>
            </text:list>
          </table:table-cell>
        </table:table-row>
      </table:table>
      <text:p text:style-name="P13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3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7163741470504992503" text:style-name="L177">
              <text:list-item>
                <text:p text:style-name="P201">開始　：　１０時過ぎ</text:p>
              </text:list-item>
              <text:list-item>
                <text:p text:style-name="P201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4630305775124754337" text:style-name="L178">
              <text:list-item>
                <text:p text:style-name="P202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3602456184753172276" text:style-name="L179">
              <text:list-item>
                <text:p text:style-name="P203">バイブの人。私の担当。６０過ぎか。老人の風貌。小柄。１６０少しか。（P1）</text:p>
              </text:list-item>
              <text:list-item>
                <text:p text:style-name="P203">もうひとり、１７５近くか。痩せている。職長さんか。（P2）</text:p>
              </text:list-item>
              <text:list-item>
                <text:p text:style-name="P203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1488610154630314063" text:style-name="L180">
              <text:list-item>
                <text:p text:style-name="P204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6974504417200991254" text:style-name="L181">
              <text:list-item>
                <text:p text:style-name="P205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2873392871806126426" text:style-name="L182">
              <text:list-item>
                <text:p text:style-name="P206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5982610078703683850" text:style-name="L183">
              <text:list-item>
                <text:p text:style-name="P207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1840201578705726099" text:style-name="L184">
              <text:list-item>
                <text:p text:style-name="P208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7171584407701480198" text:style-name="L185">
              <text:list-item>
                <text:p text:style-name="P209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7886175647811548939" text:style-name="L186">
              <text:list-item>
                <text:p text:style-name="P210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1576398424274049988" text:style-name="L187">
              <text:list-item>
                <text:p text:style-name="P211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5832282148711858981" text:style-name="L188">
              <text:list-item>
                <text:p text:style-name="P212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8934424233616594226" text:style-name="L189">
              <text:list-item>
                <text:p text:style-name="P213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8118362817976366554" text:style-name="L190">
              <text:list-item>
                <text:p text:style-name="P214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14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14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2408683513546915812" text:style-name="L191">
              <text:list-item>
                <text:p text:style-name="P215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7981448863157124009" text:style-name="L192">
              <text:list-item>
                <text:p text:style-name="P216"/>
              </text:list-item>
            </text:list>
          </table:table-cell>
        </table:table-row>
      </table:table>
      <text:p text:style-name="P13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3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3847210147823197647" text:style-name="L193">
              <text:list-item>
                <text:p text:style-name="P217">開始</text:p>
              </text:list-item>
              <text:list-item>
                <text:p text:style-name="P217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4433529365488493968" text:style-name="L194">
              <text:list-item>
                <text:p text:style-name="P218">マルエス「工業」だったか。「マルエス」は、確か。カタカナ。</text:p>
              </text:list-item>
              <text:list-item>
                <text:p text:style-name="P218">2명. 모두 일본인. &lt;1&gt; 직장은 50대 겅도 일까. &lt;2&gt; 호스 담당자는 30대 중반 정도. 햇볕에 탄 얼굴.</text:p>
              </text:list-item>
              <text:list-item>
                <text:p text:style-name="P218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1088255157380376198" text:style-name="L195">
              <text:list-item>
                <text:p text:style-name="P219">바이브 담당분, 2 명. &lt;1&gt; 내가 담당했던 분은 직장 일까.</text:p>
              </text:list-item>
              <text:list-item>
                <text:p text:style-name="P219">마지막, 갈아입을 끝마치고, 건물의 옆을 통할 때, 다른 한 토공분이 그 곳에서 있다.</text:p>
              </text:list-item>
              <text:list-item>
                <text:p text:style-name="P219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9176343939954207426" text:style-name="L196">
              <text:list-item>
                <text:p text:style-name="P220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7179059502050376783" text:style-name="L197">
              <text:list-item>
                <text:p text:style-name="P221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9069474997382685662" text:style-name="L198">
              <text:list-item>
                <text:p text:style-name="P222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7812599529028317329" text:style-name="L199">
              <text:list-item>
                <text:p text:style-name="P223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4495506631690797740" text:style-name="L200">
              <text:list-item>
                <text:p text:style-name="P224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4633268230297120235" text:style-name="L201">
              <text:list-item>
                <text:p text:style-name="P225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441737547383034349" text:style-name="L202">
              <text:list-item>
                <text:p text:style-name="P226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88711886941586821" text:style-name="L203">
              <text:list-item>
                <text:p text:style-name="P227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4406161630517430947" text:style-name="L204">
              <text:list-item>
                <text:p text:style-name="P228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83677149405521851" text:style-name="L205">
              <text:list-item>
                <text:p text:style-name="P229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6653906097509499165" text:style-name="L206">
              <text:list-item>
                <text:p text:style-name="P230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6227326484291294900" text:style-name="L207">
              <text:list-item>
                <text:p text:style-name="P231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7642396722330353601" text:style-name="L208">
              <text:list-item>
                <text:p text:style-name="P232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3"/>
      <text:p text:style-name="P4">[/ XXXX] 20220308_140542</text:p>
      <text:p text:style-name="P13"/>
      <text:p text:style-name="P7"/>
      <text:p text:style-name="P2">---------------------------------------------------------------</text:p>
      <text:p text:style-name="P4"><text:soft-page-break/>[XXX] 20220317_091458</text:p>
      <text:p text:style-name="P13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4779358905500873609" text:style-name="L209">
              <text:list-item>
                <text:p text:style-name="P233">開始　9 시경.</text:p>
              </text:list-item>
              <text:list-item>
                <text:p text:style-name="P233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4658229996309703098" text:style-name="L210">
              <text:list-item>
                <text:p text:style-name="P234">(1) 2 며. 한 사람, 직장. 일본인. 다른 하나 분은 베트남인 일까.</text:p>
              </text:list-item>
              <text:list-item>
                <text:p text:style-name="P234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7956538289658137118" text:style-name="L211">
              <text:list-item>
                <text:p text:style-name="P235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4974680319953652584" text:style-name="L212">
              <text:list-item>
                <text:p text:style-name="P236">(1) 72 세. 자신이 말했다. 173 정도. &lt;1&gt; 말하는 모양, 표정. 치매증이 들어 있는 것일까라고 생각하고 있었다. </text:p>
              </text:list-item>
              <text:list-item>
                <text:p text:style-name="P236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1951276726786828859" text:style-name="L213">
              <text:list-item>
                <text:p text:style-name="P237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5244802403834257825" text:style-name="L214">
              <text:list-item>
                <text:p text:style-name="P238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357025521434213539" text:style-name="L215">
              <text:list-item>
                <text:p text:style-name="P239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108945856671684300" text:style-name="L216">
              <text:list-item>
                <text:p text:style-name="P240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4459549980093236699" text:style-name="L217">
              <text:list-item>
                <text:p text:style-name="P241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9221918352849906957" text:style-name="L218">
              <text:list-item>
                <text:p text:style-name="P242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6625145252975305395" text:style-name="L219">
              <text:list-item>
                <text:p text:style-name="P243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5300298208450850019" text:style-name="L220">
              <text:list-item>
                <text:p text:style-name="P244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5206412616393800374" text:style-name="L221">
              <text:list-item>
                <text:p text:style-name="P245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45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2114730056151968908" text:style-name="L222">
              <text:list-item>
                <text:p text:style-name="P246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6570621363312992898" text:style-name="L223">
              <text:list-item>
                <text:p text:style-name="P247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5865893231581346282" text:style-name="L224">
              <text:list-item>
                <text:p text:style-name="P248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3"/>
      <text:p text:style-name="P4">[/ XXXX] 20220317_095809</text:p>
      <text:p text:style-name="P13"/>
      <text:p text:style-name="P7"/>
      <text:p text:style-name="P2">---------------------------------------------------------------</text:p>
      <text:p text:style-name="P4">[XXX] 20220324_154608</text:p>
      <text:p text:style-name="P13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7679020105022888350" text:style-name="L225">
              <text:list-item>
                <text:p text:style-name="P249">開始 <text:s text:c="6"/>　9시 경.</text:p>
              </text:list-item>
              <text:list-item>
                <text:p text:style-name="P249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452751289753069247" text:style-name="L226">
              <text:list-item>
                <text:p text:style-name="P250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50">다른 하나 젊은 사람에도 꾸중을 받고 있다.</text:p>
              </text:list-item>
              <text:list-item>
                <text:p text:style-name="P250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3579742775153338363" text:style-name="L227">
              <text:list-item>
                <text:p text:style-name="P251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5826944681469025121" text:style-name="L228">
              <text:list-item>
                <text:p text:style-name="P252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4670708083803755362" text:style-name="L229">
              <text:list-item>
                <text:p text:style-name="P253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3600855144499199109" text:style-name="L230">
              <text:list-item>
                <text:p text:style-name="P254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3579100787494570575" text:style-name="L231">
              <text:list-item>
                <text:p text:style-name="P255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7079743850700079970" text:style-name="L232">
              <text:list-item>
                <text:p text:style-name="P256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8224788136811280906" text:style-name="L233">
              <text:list-item>
                <text:p text:style-name="P257">野口씨. 담배를 피운다. 담배의 상표는 `BOHEM` 와 같은 명칭. 한국의 담배.</text:p>
              </text:list-item>
              <text:list-item>
                <text:p text:style-name="P257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6974580320689988182" text:style-name="L234">
              <text:list-item>
                <text:p text:style-name="P258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6937544535947093017" text:style-name="L235">
              <text:list-item>
                <text:p text:style-name="P259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5378313025974739219" text:style-name="L236">
              <text:list-item>
                <text:p text:style-name="P260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8412460549209641926" text:style-name="L237">
              <text:list-item>
                <text:p text:style-name="P261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1450724999895409017" text:style-name="L238">
              <text:list-item>
                <text:p text:style-name="P262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4158391767357211664" text:style-name="L239">
              <text:list-item>
                <text:p text:style-name="P263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2275763729275980614" text:style-name="L240">
              <text:list-item>
                <text:p text:style-name="P264">끝부(端部). 울짱은 없고, 친줄(親綱)만의 장소, 있다.</text:p>
              </text:list-item>
            </text:list>
          </table:table-cell>
        </table:table-row>
      </table:table>
      <text:p text:style-name="P13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7881115369275246711" text:style-name="L241">
              <text:list-item>
                <text:p text:style-name="P265">開始　：　9시 지났을 경</text:p>
              </text:list-item>
              <text:list-item>
                <text:p text:style-name="P265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251969327991009205" text:style-name="L242">
              <text:list-item>
                <text:p text:style-name="P266">OZAWA GROUP</text:p>
              </text:list-item>
              <text:list-item>
                <text:p text:style-name="P266">2 명. 모두 일본사람. &lt;1&gt; 작장인 듯한 사람. 목도리를 헬멧에 씌우고 있었다.</text:p>
              </text:list-item>
              <text:list-item>
                <text:p text:style-name="P266">다른 사람은 약간 작은 몸집. &lt;1&gt; 할복은 좋다.</text:p>
              </text:list-item>
              <text:list-item>
                <text:p text:style-name="P266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730395185044503706" text:style-name="L243">
              <text:list-item>
                <text:p text:style-name="P267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7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3205348881480372765" text:style-name="L244">
              <text:list-item>
                <text:p text:style-name="P268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56261231546346211" text:style-name="L245">
              <text:list-item>
                <text:p text:style-name="P269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3808884833219396197" text:style-name="L246">
              <text:list-item>
                <text:p text:style-name="P270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8104850382713711807" text:style-name="L247">
              <text:list-item>
                <text:p text:style-name="P271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3226538619467889578" text:style-name="L248">
              <text:list-item>
                <text:p text:style-name="P272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6004336797323050885" text:style-name="L249">
              <text:list-item>
                <text:p text:style-name="P273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8599226959977894102" text:style-name="L250">
              <text:list-item>
                <text:p text:style-name="P274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2602538978767621720" text:style-name="L251">
              <text:list-item>
                <text:p text:style-name="P275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6422946566521536903" text:style-name="L252">
              <text:list-item>
                <text:p text:style-name="P276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8860520314670536309" text:style-name="L253">
              <text:list-item>
                <text:p text:style-name="P277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5672929684661388978" text:style-name="L254">
              <text:list-item>
                <text:p text:style-name="P278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5527489164925433873" text:style-name="L255">
              <text:list-item>
                <text:p text:style-name="P279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8827419144644970506" text:style-name="L256">
              <text:list-item>
                <text:p text:style-name="P280"/>
              </text:list-item>
            </text:list>
          </table:table-cell>
        </table:table-row>
      </table:table>
      <text:p text:style-name="P13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3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732976312658949665" text:style-name="L257">
              <text:list-item>
                <text:p text:style-name="P281">開始　９：１５？</text:p>
              </text:list-item>
              <text:list-item>
                <text:p text:style-name="P281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1204527497927690165" text:style-name="L258">
              <text:list-item>
                <text:p text:style-name="P282">FUJITA</text:p>
              </text:list-item>
              <text:list-item>
                <text:p text:style-name="P282">3명. 모두 일본인.</text:p>
              </text:list-item>
              <text:list-item>
                <text:p text:style-name="P282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82">직장분일까, 아침엔 펌프차를 운전하고 있었다. &lt;1&gt; 연배(年配)의 사람. 165 정도. &lt;2&gt; 햇볕에 타고 있다.</text:p>
              </text:list-item>
              <text:list-item>
                <text:p text:style-name="P282">종반, 이 직장이 호스를 담당하고있다. 내뿜기(吹き出し)의 밑동아리(付け根)를 타설. </text:p>
              </text:list-item>
              <text:list-item>
                <text:p text:style-name="P282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8434313358293609197" text:style-name="L259">
              <text:list-item>
                <text:p text:style-name="P283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3082797807895667351" text:style-name="L260">
              <text:list-item>
                <text:p text:style-name="P284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1791529108209090864" text:style-name="L261">
              <text:list-item>
                <text:p text:style-name="P285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188727136414107327" text:style-name="L262">
              <text:list-item>
                <text:p text:style-name="P286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4469783070928084690" text:style-name="L263">
              <text:list-item>
                <text:p text:style-name="P287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7862022336794263891" text:style-name="L264">
              <text:list-item>
                <text:p text:style-name="P288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4567470252810430143" text:style-name="L265">
              <text:list-item>
                <text:p text:style-name="P289">아침엔 2 명. 오후 경에서 인가, 직장 듯한 사람은 보이지 않고 있다.</text:p>
              </text:list-item>
              <text:list-item>
                <text:p text:style-name="P289">최후, 추가가 끝난 뒤, 대기소에 돌아간다. 그 담당자분이 기다리고 있다. &lt;2&gt; 나는 `미안한다` 라고 사죄한다.</text:p>
              </text:list-item>
            </text:list>
            <text:p text:style-name="P11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6611986934561706798" text:style-name="L266">
              <text:list-item>
                <text:p text:style-name="P290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1696719491801747231" text:style-name="L267">
              <text:list-item>
                <text:p text:style-name="P291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6262084840661693875" text:style-name="L268">
              <text:list-item>
                <text:p text:style-name="P292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8202231006580664477" text:style-name="L269">
              <text:list-item>
                <text:p text:style-name="P293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7386033623654032782" text:style-name="L270">
              <text:list-item>
                <text:p text:style-name="P294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2299650330655502672" text:style-name="L271">
              <text:list-item>
                <text:p text:style-name="P295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1307042867710406393" text:style-name="L272">
              <text:list-item>
                <text:p text:style-name="P296"/>
              </text:list-item>
            </text:list>
          </table:table-cell>
        </table:table-row>
      </table:table>
      <text:p text:style-name="P13"/>
      <text:p text:style-name="P4">[/ XXXX] 20220406_160241</text:p>
      <text:p text:style-name="P13"/>
      <text:p text:style-name="P13"/>
      <text:p text:style-name="P7"/>
      <text:p text:style-name="P2">---------------------------------------------------------------</text:p>
      <text:p text:style-name="P4">[XXX] 20220417_142141</text:p>
      <text:p text:style-name="P13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1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1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1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4251970361079916101" text:style-name="L273">
              <text:list-item>
                <text:p text:style-name="P297">開始 <text:s text:c="2"/>9시 경.</text:p>
              </text:list-item>
              <text:list-item>
                <text:p text:style-name="P297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8485164663760488416" text:style-name="L274">
              <text:list-item>
                <text:p text:style-name="P298">2 명. &lt;1&gt; 컨트롤러를 조작하고 있던 사람. 선글라스를 하고있었다.</text:p>
              </text:list-item>
              <text:list-item>
                <text:p text:style-name="P298">호스를 다루고 있던 사람. 직장님 일까. &lt;1&gt; 미간[眉間에 세로의 주름[シワ이 한 개 들어있다.</text:p>
              </text:list-item>
              <text:list-item>
                <text:p text:style-name="P298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259606543642631575" text:style-name="L275">
              <text:list-item>
                <text:p text:style-name="P299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299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1678886732533985017" text:style-name="L276">
              <text:list-item>
                <text:p text:style-name="P300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4390090254377613915" text:style-name="L277">
              <text:list-item>
                <text:p text:style-name="P301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8486450680934661449" text:style-name="L278">
              <text:list-item>
                <text:p text:style-name="P302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9096350989152295916" text:style-name="L279">
              <text:list-item>
                <text:p text:style-name="P303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8656984453029541451" text:style-name="L280">
              <text:list-item>
                <text:p text:style-name="P304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2897307509181920654" text:style-name="L281">
              <text:list-item>
                <text:p text:style-name="P305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123127399561413922" text:style-name="L282">
              <text:list-item>
                <text:p text:style-name="P306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2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5199879549353171303" text:style-name="L283">
              <text:list-item>
                <text:p text:style-name="P307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8796288367793074489" text:style-name="L284">
              <text:list-item>
                <text:p text:style-name="P308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308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2889458897531007287" text:style-name="L285">
              <text:list-item>
                <text:p text:style-name="P309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1022994637804955581" text:style-name="L286">
              <text:list-item>
                <text:p text:style-name="P310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8305409330644266362" text:style-name="L287">
              <text:list-item>
                <text:p text:style-name="P311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2292761042767663102" text:style-name="L288">
              <text:list-item>
                <text:p text:style-name="P312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12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3"/>
      <text:p text:style-name="P4">[/ XXXX] 20220417_150945</text:p>
      <text:p text:style-name="P13"/>
      <text:p text:style-name="P13"/>
      <text:p text:style-name="P7"/>
      <text:p text:style-name="P2">---------------------------------------------------------------</text:p>
      <text:p text:style-name="P4">[XXX] 20220509_134219</text:p>
      <text:p text:style-name="P13">myself / towa diary / XXX</text:p>
      <text:p text:style-name="P3"><text:span text:style-name="T3">作業日：5</text:span><text:span text:style-name="T5">/7</text:span><text:span text:style-name="T4"> sa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プレール・ドゥーク渋谷幡ヶ谷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1">맑음.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1">幡ヶ谷（都営新宿線）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<text:soft-page-break/>刻</text:p>
          </table:table-cell>
          <table:table-cell table:style-name="表19.C2" office:value-type="string">
            <text:list xml:id="list9078496995228130477" text:style-name="L289">
              <text:list-item>
                <text:p text:style-name="P313">開始　：　9시 경</text:p>
              </text:list-item>
              <text:list-item>
                <text:p text:style-name="P313"><text:soft-page-break/>詰所到着　：　12:20?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6341845837193405994" text:style-name="L290">
              <text:list-item>
                <text:p text:style-name="P314">日本開発工業（차 프런트에 일장기를 붙이고 있다. 차체의 색은 황색.）</text:p>
              </text:list-item>
              <text:list-item>
                <text:p text:style-name="P314">3 명. 모구 일본사람. &lt;1&gt; 호스 입을 담당했던 사람. 작은 몸집. 햇볕에 타고 있다.</text:p>
              </text:list-item>
              <text:list-item>
                <text:p text:style-name="P314">후반, 직장님 일까, 나에게, 바니브의 코드를 다시 연결하면 어떻겠는가라고 말해온다.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8821524212312879795" text:style-name="L291">
              <text:list-item>
                <text:p text:style-name="P315">바이브 2 명. &lt;1&gt; 내가 담당했던 사람. 젊은 사람. 얼굴이 하얀 피부.</text:p>
              </text:list-item>
              <text:list-item>
                <text:p text:style-name="P315">다른 바이브 담당 사람. 직장 일까. &lt;1&gt; 머리를 기르고 있다.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4048256354359810118" text:style-name="L292">
              <text:list-item>
                <text:p text:style-name="P316">연배의 사람. &lt;1&gt; 머리는 희다. &lt;2&gt; 때때로 배관을 철근에 동여 매고 있다.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1269362092945489501" text:style-name="L293">
              <text:list-item>
                <text:p text:style-name="P317">3 명. &lt;1&gt; 직장님 일까. 비교적 키가 큰 사람.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827315447205280172" text:style-name="L294">
              <text:list-item>
                <text:p text:style-name="P318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8797581514849386169" text:style-name="L295">
              <text:list-item>
                <text:p text:style-name="P319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3032339185035736851" text:style-name="L296">
              <text:list-item>
                <text:p text:style-name="P320">둘 명. &lt;1&gt; 소장님은 40정도 일까. 목소리는 크다. &lt;2&gt; 슬라브 담당님. 젊은 사람. 신체가 자세하다. 신장은 175 정도.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7548050724087145498" text:style-name="L297">
              <text:list-item>
                <text:p text:style-name="P321">아침, 그리고 종료시, 전화에는 나오지 않는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1488918419475683854" text:style-name="L298">
              <text:list-item>
                <text:p text:style-name="P322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1430206609697889612" text:style-name="L299">
              <text:list-item>
                <text:p text:style-name="P323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4853526227336965084" text:style-name="L300">
              <text:list-item>
                <text:p text:style-name="P324">돌아가기. 신주쿠선이 아니고, 하타가야역에서 게이오선을 타버렸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<text:soft-page-break/>事物</text:p>
          </table:table-cell>
          <table:table-cell table:style-name="表19.C2" office:value-type="string">
            <text:list xml:id="list558582545309062622" text:style-name="L301">
              <text:list-item>
                <text:p text:style-name="P325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8671162127264190986" text:style-name="L302">
              <text:list-item>
                <text:p text:style-name="P326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3295621591451085245" text:style-name="L303">
              <text:list-item>
                <text:p text:style-name="P327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3019161532963949385" text:style-name="L304">
              <text:list-item>
                <text:p text:style-name="P328">롱구수판(리프트) 발진할 때. &lt;1&gt; 자주, 사방의 울타리에 손을 두고있다. &lt;2&gt; 이 울타리와, 골조, 혹은 각종 조작(造作), 보조 기구(補助器具) 등과의 사이에 끼워져 버리는 위험.</text:p>
              </text:list-item>
            </text:list>
          </table:table-cell>
        </table:table-row>
      </table:table>
      <text:p text:style-name="P13"/>
      <text:p text:style-name="P4">[/ XXXX] 20220509_142116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11">クレイシア中馬込新築工事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11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11">長原駅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1714664166594104595" text:style-name="L305">
              <text:list-item>
                <text:p text:style-name="P329">開始　　　：　９：４０경　[비가 서서히 약해진다라는 예보가 나오료 있었기 때문.]</text:p>
              </text:list-item>
              <text:list-item>
                <text:p text:style-name="P329">詰所到着　：　１５：４０경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5512121925539745280" text:style-name="L306">
              <text:list-item>
                <text:p text:style-name="P330">회사명칭 → [グリーンケミカル]. </text:p>
              </text:list-item>
              <text:list-item>
                <text:p text:style-name="P330">3명. &lt;1&gt; 한 사람은 베트남인. 젊은 사람. </text:p>
              </text:list-item>
              <text:list-item>
                <text:p text:style-name="P330">베트만의 사람 : 아직 익숙해지지 않고(慣れていない) 있는 것 같아서, 시종(始終) 직장분이 심한 어조로(厳しい口調で) 그에게 지시를 내고 있다.</text:p>
              </text:list-item>
              <text:list-item>
                <text:p text:style-name="P330">종반. &lt;1&gt; 직장분이 그에게 지시 [3번의 로프를 끌어당겨라!(引っ張れ)] &lt;2&gt; 그는 내용이 모르는 모양이고, 다른 로프를 당기려고 한다.</text:p>
              </text:list-item>
              <text:list-item>
                <text:p text:style-name="P330">&lt;1&gt; 내가 그에게 [3번, 3번!]라고 소리를 건다(懸ける). &lt;2&gt; 그는 3번의 로프를 움겨 쥔다.</text:p>
              </text:list-item>
              <text:list-item>
                <text:p text:style-name="P330">&lt;1&gt; 이 전말(前末) 후, 펌프집분의 3 번째의 사람이 그에게 말하고 있다. [바] 는 베트남어로 3의 의미 이지요?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<text:soft-page-break/>土工さん</text:p>
          </table:table-cell>
          <table:table-cell table:style-name="表20.C2" office:value-type="string">
            <text:list xml:id="list6749763336625849423" text:style-name="L307">
              <text:list-item>
                <text:p text:style-name="P331">직장분. 종반 펌프집 직장분에게 말하고 있다. &lt;1&gt; 오늘<text:soft-page-break/>은 최악인 팀이다. 마냑 바이브를 담당하는 그 사람이 없으면, 직장분. 종반 펌프집 직장분에게 말하고 있다. &lt;1&gt; 오늘은 최악인 팀이다. 마냑 바이브를 담당하는 그 사람이 없으면, 나 한사람 만이에요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7316039151848511699" text:style-name="L308">
              <text:list-item>
                <text:p text:style-name="P332">젊은 사람. 30 전일까. 여위어 있다.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5471309453674947092" text:style-name="L309">
              <text:list-item>
                <text:p text:style-name="P333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7163844633415782833" text:style-name="L310">
              <text:list-item>
                <text:p text:style-name="P334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1677918063066987680" text:style-name="L311">
              <text:list-item>
                <text:p text:style-name="P335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1094899519888816896" text:style-name="L312">
              <text:list-item>
                <text:p text:style-name="P336">2명. 소장분와 다른 하사람. &lt;1&gt; 슬라부에는 2사람 모두 있다. &lt;2&gt; 도중, 소장분이 발판의 파이프에 시트를 붙이고 있었다. &lt;3&gt; 그 전에는 2명. 소장분와 다른 하사람. &lt;1&gt; 슬라부에는 2사람 모두 있다. &lt;2&gt; 도중, 소장분이 발판의 파이프에 시트를 붙이고 있었다. &lt;3&gt; 그 전에는 이웃집의 사람이 베란다에 있고, 전화하고 있었다.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7332923896447051235" text:style-name="L313">
              <text:list-item>
                <text:p text:style-name="P337">호크신(ホクシン)의 스즈기님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8677619782107130238" text:style-name="L314">
              <text:list-item>
                <text:p text:style-name="P338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12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2453526416018927890" text:style-name="L315">
              <text:list-item>
                <text:p text:style-name="P339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137195793654146278" text:style-name="L316">
              <text:list-item>
                <text:p text:style-name="P340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8071911002184457627" text:style-name="L317">
              <text:list-item>
                <text:p text:style-name="P341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1133339343408061645" text:style-name="L318">
              <text:list-item>
                <text:p text:style-name="P342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<text:soft-page-break/>たこと</text:p>
          </table:table-cell>
          <table:table-cell table:style-name="表20.C2" office:value-type="string">
            <text:list xml:id="list7833560294803651448" text:style-name="L319">
              <text:list-item>
                <text:p text:style-name="P343">토공의 직장분. 최후, [벌써 좋아요] 라고 말하고 주었다.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4366721530225472525" text:style-name="L320">
              <text:list-item>
                <text:p text:style-name="P344"/>
              </text:list-item>
            </text:list>
          </table:table-cell>
        </table:table-row>
      </table:table>
      <text:p text:style-name="P13"/>
      <text:p text:style-name="P4">[/ XXXX] 20220516_175612</text:p>
      <text:p text:style-name="P13"/>
      <text:p text:style-name="P7"/>
      <text:p text:style-name="P2">---------------------------------------------------------------</text:p>
      <text:p text:style-name="P4">[XXX] 20220523_172055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8">1</text:p>
          </table:table-cell>
          <table:table-cell table:style-name="表23.B1" office:value-type="string">
            <text:p text:style-name="P8">現場</text:p>
          </table:table-cell>
          <table:table-cell table:style-name="表23.C1" office:value-type="string">
            <text:p text:style-name="P11">上菅田笹の丘小学校建替工事</text:p>
          </table:table-cell>
        </table:table-row>
        <table:table-row>
          <table:table-cell table:style-name="表23.A2" office:value-type="float" office:value="2">
            <text:p text:style-name="P8">2</text:p>
          </table:table-cell>
          <table:table-cell table:style-name="表23.B2" office:value-type="string">
            <text:p text:style-name="P8">天気</text:p>
          </table:table-cell>
          <table:table-cell table:style-name="表23.C2" office:value-type="string">
            <text:p text:style-name="P11">晴れ。雲あり。</text:p>
          </table:table-cell>
        </table:table-row>
        <table:table-row>
          <table:table-cell table:style-name="表23.A2" office:value-type="float" office:value="3">
            <text:p text:style-name="P8">3</text:p>
          </table:table-cell>
          <table:table-cell table:style-name="表23.B2" office:value-type="string">
            <text:p text:style-name="P8">最寄り</text:p>
          </table:table-cell>
          <table:table-cell table:style-name="表23.C2" office:value-type="string">
            <text:p text:style-name="P11">西谷駅（電車）。上菅田小学校（バス）</text:p>
          </table:table-cell>
        </table:table-row>
        <table:table-row>
          <table:table-cell table:style-name="表23.B2" office:value-type="string">
            <text:p text:style-name="P8">3-2</text:p>
            <text:p text:style-name="P8"/>
          </table:table-cell>
          <table:table-cell table:style-name="表23.B2" office:value-type="string">
            <text:p text:style-name="P9">開始／終了時刻</text:p>
          </table:table-cell>
          <table:table-cell table:style-name="表23.C2" office:value-type="string">
            <text:list xml:id="list30536263" text:continue-list="list8258305453946672279" text:style-name="L17">
              <text:list-item>
                <text:p text:style-name="P41">開始</text:p>
              </text:list-item>
              <text:list-item>
                <text:p text:style-name="P41">詰所到着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8">4</text:p>
          </table:table-cell>
          <table:table-cell table:style-name="表23.B2" office:value-type="string">
            <text:p text:style-name="P8">他職：ポンプ</text:p>
          </table:table-cell>
          <table:table-cell table:style-name="表23.C2" office:value-type="string">
            <text:list xml:id="list5602089527130176662" text:style-name="L321">
              <text:list-item>
                <text:p text:style-name="P345">３人。すべて、日本人。職長さん、６０ぐらいか。日に焼けている。</text:p>
              </text:list-item>
              <text:list-item>
                <text:p text:style-name="P345">他は、朝方、ホース<text:ruby text:style-name="Ru1"><text:ruby-base>後ろ</text:ruby-base><text:ruby-text>うしろ</text:ruby-text></text:ruby><text:ruby text:style-name="Ru1"><text:ruby-base>方</text:ruby-base><text:ruby-text>かた</text:ruby-text></text:ruby>の裁きをやっていた人、女の人。１６０ぐらいか。小柄。華奢に見える。もうひとり、２０半ばぐらいか。ずんぐりの体型。１６５少しか。</text:p>
              </text:list-item>
              <text:list-item>
                <text:p text:style-name="P345">終盤。日誌の、[X3]の箇所。X3の、横方向の端、日誌には書き忘れたが、パラペットあり。その立ち上がりに、バイブ担当の人、コンクリを入れている。バイブは、１人のみ。打設が続く。鉄筋の上に、落ち残っているコンクリ、積み上がっている。</text:p>
                <text:list>
                  <text:list-item>
                    <text:p text:style-name="P345">土間屋さんの一人が、[バイブ、必要じゃねえか？]と、私に向かって、口にする。＜２＞スイッチを入れて、バイブをかけ始める。</text:p>
                  </text:list-item>
                  <text:list-item>
                    <text:p text:style-name="P345">すぐに、バイブを担当していたもうひとりの人、小柄な人。私のところへ寄ってくる。バイブを、その人へ渡す。</text:p>
                  </text:list-item>
                </text:list>
              </text:list-item>
              <text:list-item>
                <text:p text:style-name="P345">終盤の終盤。柱へ入れて始めたとき。また、バイブが追っつかない。積み上がり始める。私は、足で山を踏み<text:soft-page-break/><text:ruby text:style-name="Ru1"><text:ruby-base>突</text:ruby-base><text:ruby-text>つつ</text:ruby-text></text:ruby>く。＜２＞ポンプ屋さんの、女の人。も、足でつついてい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8">5</text:p>
          </table:table-cell>
          <table:table-cell table:style-name="表23.B2" office:value-type="string">
            <text:p text:style-name="P8">他職：土工さん</text:p>
          </table:table-cell>
          <table:table-cell table:style-name="表23.C2" office:value-type="string">
            <text:list xml:id="list9158763298056159704" text:style-name="L322">
              <text:list-item>
                <text:p text:style-name="P346"/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8">6</text:p>
          </table:table-cell>
          <table:table-cell table:style-name="表23.B2" office:value-type="string">
            <text:p text:style-name="P8">他職：電気屋さんの相番の人</text:p>
          </table:table-cell>
          <table:table-cell table:style-name="表23.C2" office:value-type="string">
            <text:list xml:id="list3628542280616718772" text:style-name="L323">
              <text:list-item>
                <text:p text:style-name="P347"/>
              </text:list-item>
            </text:list>
          </table:table-cell>
        </table:table-row>
        <table:table-row>
          <table:table-cell table:style-name="表23.B2" office:value-type="string">
            <text:p text:style-name="P8">6--2</text:p>
          </table:table-cell>
          <table:table-cell table:style-name="表23.B2" office:value-type="string">
            <text:p text:style-name="P8">他職：<text:span text:style-name="T2">警備</text:span></text:p>
          </table:table-cell>
          <table:table-cell table:style-name="表23.C2" office:value-type="string">
            <text:list xml:id="list6710085997111359272" text:style-name="L324">
              <text:list-item>
                <text:p text:style-name="P348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土間屋さん</text:span></text:p>
          </table:table-cell>
          <table:table-cell table:style-name="表23.C2" office:value-type="string">
            <text:list xml:id="list2675511822403337275" text:style-name="L325">
              <text:list-item>
                <text:p text:style-name="P349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大工さん</text:span></text:p>
          </table:table-cell>
          <table:table-cell table:style-name="表23.C2" office:value-type="string">
            <text:list xml:id="list2396674066033981940" text:style-name="L326">
              <text:list-item>
                <text:p text:style-name="P350"/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8">7</text:p>
          </table:table-cell>
          <table:table-cell table:style-name="表23.B2" office:value-type="string">
            <text:p text:style-name="P8">監督さん</text:p>
          </table:table-cell>
          <table:table-cell table:style-name="表23.C2" office:value-type="string">
            <text:list xml:id="list8507650700007705104" text:style-name="L327">
              <text:list-item>
                <text:p text:style-name="P351"/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8">8</text:p>
          </table:table-cell>
          <table:table-cell table:style-name="表23.B2" office:value-type="string">
            <text:p text:style-name="P8">発注者の方</text:p>
          </table:table-cell>
          <table:table-cell table:style-name="表23.C2" office:value-type="string">
            <text:list xml:id="list3350137734771340133" text:style-name="L328">
              <text:list-item>
                <text:p text:style-name="P352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東和からの同僚</text:p>
          </table:table-cell>
          <table:table-cell table:style-name="表23.C2" office:value-type="string">
            <text:list xml:id="list4551248850867826695" text:style-name="L329">
              <text:list-item>
                <text:p text:style-name="P353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8">9</text:p>
          </table:table-cell>
          <table:table-cell table:style-name="表23.B2" office:value-type="string">
            <text:p text:style-name="P8">現場見取り図</text:p>
          </table:table-cell>
          <table:table-cell table:style-name="表23.C2" office:value-type="string">
            <text:p text:style-name="P12"/>
          </table:table-cell>
        </table:table-row>
        <table:table-row>
          <table:table-cell table:style-name="表23.A2" office:value-type="float" office:value="10">
            <text:p text:style-name="P8">10</text:p>
          </table:table-cell>
          <table:table-cell table:style-name="表23.B2" office:value-type="string">
            <text:p text:style-name="P9">段取り</text:p>
          </table:table-cell>
          <table:table-cell table:style-name="表23.C2" office:value-type="string">
            <text:list xml:id="list7629165085449308469" text:style-name="L330">
              <text:list-item>
                <text:p text:style-name="P354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行き帰りでの出来事、見聞</text:p>
          </table:table-cell>
          <table:table-cell table:style-name="表23.C2" office:value-type="string">
            <text:list xml:id="list4444168731808847004" text:style-name="L331">
              <text:list-item>
                <text:p text:style-name="P355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周囲の事物</text:p>
          </table:table-cell>
          <table:table-cell table:style-name="表23.C2" office:value-type="string">
            <text:list xml:id="list6193574083421022768" text:style-name="L332">
              <text:list-item>
                <text:p text:style-name="P356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8">11</text:p>
          </table:table-cell>
          <table:table-cell table:style-name="表23.B2" office:value-type="string">
            <text:p text:style-name="P9">その他</text:p>
          </table:table-cell>
          <table:table-cell table:style-name="表23.C2" office:value-type="string">
            <text:list xml:id="list7018936827658146046" text:style-name="L333">
              <text:list-item>
                <text:p text:style-name="P357">帰り。バス停に座っている。乗車の前に、営業所へ電話しようと思い立ち、携帯を開く。金子工業所の、金子専務から、電話が入っていたことに気づく。折り返しを入れる。＜２＞詰所にある、金子工業所の棚。の前に、結束線の束が、置いてあるとのこと。君が置いたのか、と問う。違うと答える。会話を始めたとき、ちょうど、バ<text:soft-page-break/>スが、角を曲がって、こちらへ来るのが見える。その便は、捨てることを、その場で、腹決めする。＜３＞おれ、行きますよ。と、最後、口に出す。そこまでは、やらなくていい、と、言ってくださる。我々ではないんだな？と、念を押す。私は、いや、違いますよ、と、答え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8">12</text:p>
          </table:table-cell>
          <table:table-cell table:style-name="表23.B2" office:value-type="string">
            <text:p text:style-name="P9">やってもらったこと</text:p>
          </table:table-cell>
          <table:table-cell table:style-name="表23.C2" office:value-type="string">
            <text:list xml:id="list8929648522782175051" text:style-name="L334">
              <text:list-item>
                <text:p text:style-name="P358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危険予知、危険感知</text:p>
          </table:table-cell>
          <table:table-cell table:style-name="表23.C2" office:value-type="string">
            <text:list xml:id="list8399525287892392167" text:style-name="L335">
              <text:list-item>
                <text:p text:style-name="P359"/>
              </text:list-item>
            </text:list>
          </table:table-cell>
        </table:table-row>
      </table:table>
      <text:p text:style-name="P13"/>
      <text:p text:style-name="P4">[/ XXXX] 20220523_173412</text:p>
      <text:p text:style-name="P13"/>
      <text:p text:style-name="P7"/>
      <text:p text:style-name="P2">---------------------------------------------------------------</text:p>
      <text:p text:style-name="P4">[XXX] 20220529_163501</text:p>
      <text:p text:style-name="P13">myself / towa diary / XXX</text:p>
      <text:p text:style-name="P3"><text:span text:style-name="T3">作業日：5</text:span><text:span text:style-name="T5">/27</text:span><text:span text:style-name="T4">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8">1</text:p>
          </table:table-cell>
          <table:table-cell table:style-name="表25.B1" office:value-type="string">
            <text:p text:style-name="P8">現場</text:p>
          </table:table-cell>
          <table:table-cell table:style-name="表25.C1" office:value-type="string">
            <text:p text:style-name="P11">宮崎光男様マンション</text:p>
          </table:table-cell>
        </table:table-row>
        <table:table-row>
          <table:table-cell table:style-name="表25.A2" office:value-type="float" office:value="2">
            <text:p text:style-name="P8">2</text:p>
          </table:table-cell>
          <table:table-cell table:style-name="表25.B2" office:value-type="string">
            <text:p text:style-name="P8">天気</text:p>
          </table:table-cell>
          <table:table-cell table:style-name="表25.C2" office:value-type="string">
            <text:p text:style-name="P11">雨。午後から、晴れ。雲あり。</text:p>
          </table:table-cell>
        </table:table-row>
        <table:table-row>
          <table:table-cell table:style-name="表25.A2" office:value-type="float" office:value="3">
            <text:p text:style-name="P8">3</text:p>
          </table:table-cell>
          <table:table-cell table:style-name="表25.B2" office:value-type="string">
            <text:p text:style-name="P8">最寄り</text:p>
          </table:table-cell>
          <table:table-cell table:style-name="表25.C2" office:value-type="string">
            <text:p text:style-name="P11">武蔵小山駅</text:p>
          </table:table-cell>
        </table:table-row>
        <table:table-row>
          <table:table-cell table:style-name="表25.B2" office:value-type="string">
            <text:p text:style-name="P8">3-2</text:p>
            <text:p text:style-name="P8"/>
          </table:table-cell>
          <table:table-cell table:style-name="表25.B2" office:value-type="string">
            <text:p text:style-name="P9">開始／終了時刻</text:p>
          </table:table-cell>
          <table:table-cell table:style-name="表25.C2" office:value-type="string">
            <text:list xml:id="list3224260988073734713" text:style-name="L336">
              <text:list-item>
                <text:p text:style-name="P360">開始　：　１０時近く</text:p>
              </text:list-item>
              <text:list-item>
                <text:p text:style-name="P360">詰所到着　：　１６：２０ぐらいか。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8">4</text:p>
          </table:table-cell>
          <table:table-cell table:style-name="表25.B2" office:value-type="string">
            <text:p text:style-name="P8">他職：ポンプ</text:p>
          </table:table-cell>
          <table:table-cell table:style-name="表25.C2" office:value-type="string">
            <text:list xml:id="list305547523537129275" text:style-name="L337">
              <text:list-item>
                <text:p text:style-name="P361">[〇〇クリート]。カタカナ。</text:p>
              </text:list-item>
              <text:list-item>
                <text:p text:style-name="P361">３人。一人は、ベトナム人。和解。３０半ばぐらいか。</text:p>
              </text:list-item>
              <text:list-item>
                <text:p text:style-name="P361">職長（P2）。小柄。１６５ぐらい。３人目。日本人（P3）。３２歳だとのこと。タニモトさんによると。</text:p>
              </text:list-item>
              <text:list-item>
                <text:p text:style-name="P361">職長の人。P3の人に、始終、怒鳴っている。[〇〇だろーが！わかんねえのかよ！]といった口調。[はやく、コントローラ（を操作する）だけになりてえんだよ]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8">5</text:p>
          </table:table-cell>
          <table:table-cell table:style-name="表25.B2" office:value-type="string">
            <text:p text:style-name="P8">他職：土工さん</text:p>
          </table:table-cell>
          <table:table-cell table:style-name="表25.C2" office:value-type="string">
            <text:list xml:id="list8250794285648525984" text:style-name="L338">
              <text:list-item>
                <text:p text:style-name="P362">[田中土建工業]これまでにも、一緒になったことのある会社。緑色のヘルメット。職長さんか、１６５少し。小柄。６０ぐらいか。口ひげあり。メガネあり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8">6</text:p>
          </table:table-cell>
          <table:table-cell table:style-name="表25.B2" office:value-type="string">
            <text:p text:style-name="P8">他職：<text:soft-page-break/>電気屋さんの相番の人</text:p>
          </table:table-cell>
          <table:table-cell table:style-name="表25.C2" office:value-type="string">
            <text:list xml:id="list3264687873754002945" text:style-name="L339">
              <text:list-item>
                <text:p text:style-name="P363">東和から。上記の、タニモトさん。６６歳とのこと。以<text:soft-page-break/>前は、電気屋をやっていた。熊本が出身地。高校を出て、東京へ。以前、３年ぐらい、仕事せず、家にこもっていた。毎日、死にたいと思っていた。帰り、改札口を通る頃、[その頃、ビデオをずっと見ていた。ビデオの中に、答えがあったよ]とのこと。</text:p>
              </text:list-item>
              <text:list-item>
                <text:p text:style-name="P363">アトランタ五輪。有森選手。[自分を褒めてあげたい]が、心に刺さった。とのこと。</text:p>
              </text:list-item>
              <text:list-item>
                <text:p text:style-name="P363">株を始めている。商売を始めたい。やりたいことがある。</text:p>
              </text:list-item>
            </text:list>
          </table:table-cell>
        </table:table-row>
        <table:table-row>
          <table:table-cell table:style-name="表25.B2" office:value-type="string">
            <text:p text:style-name="P8">6--2</text:p>
          </table:table-cell>
          <table:table-cell table:style-name="表25.B2" office:value-type="string">
            <text:p text:style-name="P8">他職：<text:span text:style-name="T2">警備</text:span></text:p>
          </table:table-cell>
          <table:table-cell table:style-name="表25.C2" office:value-type="string">
            <text:list xml:id="list6173333411069905456" text:style-name="L340">
              <text:list-item>
                <text:p text:style-name="P364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土間屋さん</text:span></text:p>
          </table:table-cell>
          <table:table-cell table:style-name="表25.C2" office:value-type="string">
            <text:list xml:id="list8452603929032443477" text:style-name="L341">
              <text:list-item>
                <text:p text:style-name="P365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大工さん</text:span></text:p>
          </table:table-cell>
          <table:table-cell table:style-name="表25.C2" office:value-type="string">
            <text:list xml:id="list784658121287100392" text:style-name="L342">
              <text:list-item>
                <text:p text:style-name="P366"/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8">7</text:p>
          </table:table-cell>
          <table:table-cell table:style-name="表25.B2" office:value-type="string">
            <text:p text:style-name="P8">監督さん</text:p>
          </table:table-cell>
          <table:table-cell table:style-name="表25.C2" office:value-type="string">
            <text:list xml:id="list2015271491699586782" text:style-name="L343">
              <text:list-item>
                <text:p text:style-name="P367">二人。所長さん（P1）も、若く見える。４０半ばか。もうひとり、３０少しか。ぼんやりしたところがある。所長さんが、きつい言葉で、指示を出す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8">8</text:p>
          </table:table-cell>
          <table:table-cell table:style-name="表25.B2" office:value-type="string">
            <text:p text:style-name="P8">発注者の方</text:p>
          </table:table-cell>
          <table:table-cell table:style-name="表25.C2" office:value-type="string">
            <text:list xml:id="list3549170850160471121" text:style-name="L344">
              <text:list-item>
                <text:p text:style-name="P368">TONY電設。電話に出てくれた。４０代ぐらいか。男性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東和からの同僚</text:p>
          </table:table-cell>
          <table:table-cell table:style-name="表25.C2" office:value-type="string">
            <text:list xml:id="list7519705335116600230" text:style-name="L345">
              <text:list-item>
                <text:p text:style-name="P369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8">9</text:p>
          </table:table-cell>
          <table:table-cell table:style-name="表25.B2" office:value-type="string">
            <text:p text:style-name="P8">現場見取り図</text:p>
          </table:table-cell>
          <table:table-cell table:style-name="表25.C2" office:value-type="string">
            <text:p text:style-name="P12"/>
          </table:table-cell>
        </table:table-row>
        <table:table-row>
          <table:table-cell table:style-name="表25.A2" office:value-type="float" office:value="10">
            <text:p text:style-name="P8">10</text:p>
          </table:table-cell>
          <table:table-cell table:style-name="表25.B2" office:value-type="string">
            <text:p text:style-name="P9">段取り</text:p>
          </table:table-cell>
          <table:table-cell table:style-name="表25.C2" office:value-type="string">
            <text:list xml:id="list7330582342335452331" text:style-name="L346">
              <text:list-item>
                <text:p text:style-name="P370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行き帰りでの出来事、見聞</text:p>
          </table:table-cell>
          <table:table-cell table:style-name="表25.C2" office:value-type="string">
            <text:list xml:id="list570686599207939733" text:style-name="L347">
              <text:list-item>
                <text:p text:style-name="P371">電車、ホーム。女の人たち。この人たちにとって、男は、どんな存在か。年収の札の下がった、小鳥のようなものか。（この、[小鳥のような]という一節は、いま考えついた）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周囲の事物</text:p>
          </table:table-cell>
          <table:table-cell table:style-name="表25.C2" office:value-type="string">
            <text:list xml:id="list4919788435643270480" text:style-name="L348">
              <text:list-item>
                <text:p text:style-name="P372"/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8">11</text:p>
          </table:table-cell>
          <table:table-cell table:style-name="表25.B2" office:value-type="string">
            <text:p text:style-name="P9">その他</text:p>
          </table:table-cell>
          <table:table-cell table:style-name="表25.C2" office:value-type="string">
            <text:list xml:id="list8643684086719365140" text:style-name="L349">
              <text:list-item>
                <text:p text:style-name="P373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8">12</text:p>
          </table:table-cell>
          <table:table-cell table:style-name="表25.B2" office:value-type="string">
            <text:p text:style-name="P9">やってもらったこと</text:p>
          </table:table-cell>
          <table:table-cell table:style-name="表25.C2" office:value-type="string">
            <text:list xml:id="list9189750064432560652" text:style-name="L350">
              <text:list-item>
                <text:p text:style-name="P374">タニモトさん。帰り。券売機の近くの、自販機。飲み物、奢ってもらった。長靴の破れ。直し方。破れ部分、のみでなく。その部分を覆いつつ、靴の周囲を、ぐるっと、一周、巻いてしまう。</text:p>
              </text:list-item>
              <text:list-item>
                <text:p text:style-name="P374">ポンプ屋さん。ベトナムの人。ボイドが一つ、倒れてしまう。手で押さえていたら、その人が、手で、打ったコ<text:soft-page-break/>ンクリの塊を、何掬いか、入れてくれた。</text:p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危険予知、危険感知</text:p>
          </table:table-cell>
          <table:table-cell table:style-name="表25.C2" office:value-type="string">
            <text:list xml:id="list578229537649288130" text:style-name="L351">
              <text:list-item>
                <text:p text:style-name="P375">相番。足場に移って、さらに、コードを捌く。このとき、安全帯、この時は、掛けた。</text:p>
              </text:list-item>
            </text:list>
          </table:table-cell>
        </table:table-row>
      </table:table>
      <text:p text:style-name="P13"/>
      <text:p text:style-name="P4">[/ XXXX] 20220529_164956</text:p>
      <text:p text:style-name="P13"/>
      <text:p text:style-name="P5"/>
      <text:p text:style-name="P7"/>
      <text:p text:style-name="P2">---------------------------------------------------------------</text:p>
      <text:p text:style-name="P4">[XXX] 20220605_165223</text:p>
      <text:p text:style-name="P13">myself / towa diary / XXX</text:p>
      <text:p text:style-name="P3"><text:span text:style-name="T3">作業日：6</text:span><text:span text:style-name="T5">/5</text:span><text:span text:style-name="T4"> sa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8">現場</text:p>
          </table:table-cell>
          <table:table-cell table:style-name="表26.C1" office:value-type="string">
            <text:p text:style-name="P11">大田区山王２丁目プロジェクト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8">天気</text:p>
          </table:table-cell>
          <table:table-cell table:style-name="表26.C2" office:value-type="string">
            <text:p text:style-name="P11">晴れ。雲あり。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8">最寄り</text:p>
          </table:table-cell>
          <table:table-cell table:style-name="表26.C2" office:value-type="string">
            <text:p text:style-name="P11">大森駅</text:p>
          </table:table-cell>
        </table:table-row>
        <table:table-row>
          <table:table-cell table:style-name="表26.B2" office:value-type="string">
            <text:p text:style-name="P8">3-2</text:p>
            <text:p text:style-name="P8"/>
          </table:table-cell>
          <table:table-cell table:style-name="表26.B2" office:value-type="string">
            <text:p text:style-name="P9">開始／終了時刻</text:p>
          </table:table-cell>
          <table:table-cell table:style-name="表26.C2" office:value-type="string">
            <text:list xml:id="list1044944432045494606" text:style-name="L352">
              <text:list-item>
                <text:p text:style-name="P376">開始　：　９時半過ぎか。</text:p>
              </text:list-item>
              <text:list-item>
                <text:p text:style-name="P376">詰所到着　：　１６時ぐらい。最後、追加１台。土工の親方さんらしき人に告げて、上がらせてもらう。</text:p>
              </text:list-item>
            </text:list>
          </table:table-cell>
        </table:table-row>
        <table:table-row>
          <table:table-cell table:style-name="表26.A2" office:value-type="float" office:value="4">
            <text:p text:style-name="P8">4</text:p>
          </table:table-cell>
          <table:table-cell table:style-name="表26.B2" office:value-type="string">
            <text:p text:style-name="P8">他職：ポンプ</text:p>
          </table:table-cell>
          <table:table-cell table:style-name="表26.C2" office:value-type="string">
            <text:list xml:id="list6823688083775755036" text:style-name="L353">
              <text:list-item>
                <text:p text:style-name="P377">[東一アッソー]のような名前。前にも何度か、一緒になっている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8">5</text:p>
          </table:table-cell>
          <table:table-cell table:style-name="表26.B2" office:value-type="string">
            <text:p text:style-name="P8">他職：土工さん</text:p>
          </table:table-cell>
          <table:table-cell table:style-name="表26.C2" office:value-type="string">
            <text:list xml:id="list3266145600462923838" text:style-name="L354">
              <text:list-item>
                <text:p text:style-name="P378">会社名。憶えておらず。</text:p>
              </text:list-item>
              <text:list-item>
                <text:p text:style-name="P378">親方さんは、背の高い人か。１７５ぐらい。痩せている。他の同僚の人たちへの口調、きつい。</text:p>
              </text:list-item>
              <text:list-item>
                <text:p text:style-name="P378">バイブ担当、3名。上記の親方さんらしき人も、細長いバイブを使用。</text:p>
              </text:list-item>
              <text:list-item>
                <text:p text:style-name="P378">私の担当下人。１６５少しか。娘さんがいる。２人。上の人は、この年度から、社会人か。看護師らしい。[勉強ができる]とのこと。学年で２番。下の子は、１０番以内ぐらい、とのこと。</text:p>
              </text:list-item>
              <text:list-item>
                <text:p text:style-name="P378">洗いの人。年配。白髪。顔は、うすら白い。肌は、乾燥しているように見える。細いシワ。目は、光、まだある。</text:p>
              </text:list-item>
            </text:list>
          </table:table-cell>
        </table:table-row>
        <table:table-row>
          <table:table-cell table:style-name="表26.A2" office:value-type="float" office:value="6">
            <text:p text:style-name="P8">6</text:p>
          </table:table-cell>
          <table:table-cell table:style-name="表26.B2" office:value-type="string">
            <text:p text:style-name="P8">他職：電気屋さんの相番の<text:soft-page-break/>人</text:p>
          </table:table-cell>
          <table:table-cell table:style-name="表26.C2" office:value-type="string">
            <text:list xml:id="list4853244506658787832" text:style-name="L355">
              <text:list-item>
                <text:p text:style-name="P379">本職の人か。ダボのズボン。コードの捌き、力を入れて行う。しばしば、スラブを小走りして、コードの配置を直す。</text:p>
              </text:list-item>
            </text:list>
          </table:table-cell>
        </table:table-row>
        <table:table-row>
          <table:table-cell table:style-name="表26.B2" office:value-type="string">
            <text:p text:style-name="P8">6--2</text:p>
          </table:table-cell>
          <table:table-cell table:style-name="表26.B2" office:value-type="string">
            <text:p text:style-name="P8">他職：<text:span text:style-name="T2">警備</text:span></text:p>
          </table:table-cell>
          <table:table-cell table:style-name="表26.C2" office:value-type="string">
            <text:list xml:id="list3951042735018542851" text:style-name="L356">
              <text:list-item>
                <text:p text:style-name="P380">帰り際。小柄な男性の人。顔を向けていたら、こちらに視線を向ける。この人に、会釈する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土間屋さん</text:span></text:p>
          </table:table-cell>
          <table:table-cell table:style-name="表26.C2" office:value-type="string">
            <text:list xml:id="list711856207330770932" text:style-name="L357">
              <text:list-item>
                <text:p text:style-name="P381">若い人、２人。記憶にいま、戻っている。そのうちのひとり、私が帰りがけ、足場を進んでいる。その人が、角を曲がって、こちらへ歩を進めようとする。私は、この人に、その頃あいに、気づく。一瞬、私は止まる。その人が、難儀そうながらも、後退して、退避してくれる。私は、両手の掌を合わせて、礼を示しながら、角を渡っていく。</text:p>
              </text:list-item>
            </text:list>
          </table:table-cell>
        </table:table-row>
        <table:table-row>
          <table:table-cell table:style-name="表26.B2" office:value-type="string">
            <text:p text:style-name="P8"/>
          </table:table-cell>
          <table:table-cell table:style-name="表26.B2" office:value-type="string">
            <text:p text:style-name="P8">他職：<text:span text:style-name="T2">大工さ</text:span><text:span text:style-name="T2">ん</text:span></text:p>
          </table:table-cell>
          <table:table-cell table:style-name="表26.C2" office:value-type="string">
            <text:list xml:id="list4665558281438911072" text:style-name="L358">
              <text:list-item>
                <text:p text:style-name="P382"/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8">7</text:p>
          </table:table-cell>
          <table:table-cell table:style-name="表26.B2" office:value-type="string">
            <text:p text:style-name="P8">監督さん</text:p>
          </table:table-cell>
          <table:table-cell table:style-name="表26.C2" office:value-type="string">
            <text:list xml:id="list2008801074623750181" text:style-name="L359">
              <text:list-item>
                <text:p text:style-name="P383">４人か。所長さんを入れて。スラブ担当は、２人。どちらも、ヘッドギア式の、無線の器具を着けている。壁打ち。所定の量、入ったか、やりとりしている。</text:p>
              </text:list-item>
              <text:list-item>
                <text:p text:style-name="P383">スラブ担当のうち、上にいる人。顔立ちが、女性のよう。輪郭は丸い。目が、まつげが長いのか。ヒゲを、上唇の左右に、生やしている。まばらに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8">8</text:p>
          </table:table-cell>
          <table:table-cell table:style-name="表26.B2" office:value-type="string">
            <text:p text:style-name="P8">発注者の方</text:p>
          </table:table-cell>
          <table:table-cell table:style-name="表26.C2" office:value-type="string">
            <text:list xml:id="list8252153314142256419" text:style-name="L360">
              <text:list-item>
                <text:p text:style-name="P384">帰りの連絡。電話に出てくれた。フカシロさん。朝礼時、事前には[代行]という指示を受けていたが、日向電気の人、２人、来ている。この二人のうちのどちらかが、フカシロさんなのか。不詳。</text:p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東和からの同僚</text:p>
          </table:table-cell>
          <table:table-cell table:style-name="表26.C2" office:value-type="string">
            <text:list xml:id="list7728048910159979919" text:style-name="L361">
              <text:list-item>
                <text:p text:style-name="P385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8">9</text:p>
          </table:table-cell>
          <table:table-cell table:style-name="表26.B2" office:value-type="string">
            <text:p text:style-name="P8">現場見取り図</text:p>
          </table:table-cell>
          <table:table-cell table:style-name="表26.C2" office:value-type="string">
            <text:p text:style-name="P12"/>
          </table:table-cell>
        </table:table-row>
        <table:table-row>
          <table:table-cell table:style-name="表26.A2" office:value-type="float" office:value="10">
            <text:p text:style-name="P8">10</text:p>
          </table:table-cell>
          <table:table-cell table:style-name="表26.B2" office:value-type="string">
            <text:p text:style-name="P9">段取り</text:p>
          </table:table-cell>
          <table:table-cell table:style-name="表26.C2" office:value-type="string">
            <text:list xml:id="list940985534870112691" text:style-name="L362">
              <text:list-item>
                <text:p text:style-name="P386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行き帰りでの出来事、見聞</text:p>
          </table:table-cell>
          <table:table-cell table:style-name="表26.C2" office:value-type="string">
            <text:list xml:id="list3015237546705715855" text:style-name="L363">
              <text:list-item>
                <text:p text:style-name="P387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周囲の事物</text:p>
          </table:table-cell>
          <table:table-cell table:style-name="表26.C2" office:value-type="string">
            <text:list xml:id="list5284532003600416971" text:style-name="L364">
              <text:list-item>
                <text:p text:style-name="P388">駅から、現場までの道。住宅の密集区域を通る。改札を出て、車道を渡る。目の前は、神社の山。[天祖神社]といったか。そこから少し、現場方面へ入った場所。キリスト教の教会、1軒。プロテスタントか。</text:p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8">11</text:p>
          </table:table-cell>
          <table:table-cell table:style-name="表26.B2" office:value-type="string">
            <text:p text:style-name="P9">その他</text:p>
          </table:table-cell>
          <table:table-cell table:style-name="表26.C2" office:value-type="string">
            <text:list xml:id="list2445486566678304369" text:style-name="L365">
              <text:list-item>
                <text:p text:style-name="P389"/>
              </text:list-item>
            </text:list>
          </table:table-cell>
        </table:table-row>
        <table:table-row>
          <table:table-cell table:style-name="表26.A2" office:value-type="float" office:value="12">
            <text:p text:style-name="P8">12</text:p>
          </table:table-cell>
          <table:table-cell table:style-name="表26.B2" office:value-type="string">
            <text:p text:style-name="P9">やって<text:soft-page-break/>もらったこと</text:p>
          </table:table-cell>
          <table:table-cell table:style-name="表26.C2" office:value-type="string">
            <text:list xml:id="list252405205693590672" text:style-name="L366">
              <text:list-item>
                <text:p text:style-name="P390"/>
              </text:list-item>
            </text:list>
          </table:table-cell>
        </table:table-row>
        <table:table-row>
          <table:table-cell table:style-name="表26.A2">
            <text:p text:style-name="P8"/>
          </table:table-cell>
          <table:table-cell table:style-name="表26.B2" office:value-type="string">
            <text:p text:style-name="P9">危険予知、危険感知</text:p>
          </table:table-cell>
          <table:table-cell table:style-name="表26.C2" office:value-type="string">
            <text:list xml:id="list2623513560670581297" text:style-name="L367">
              <text:list-item>
                <text:p text:style-name="P391"/>
              </text:list-item>
            </text:list>
          </table:table-cell>
        </table:table-row>
      </table:table>
      <text:p text:style-name="P13"/>
      <text:p text:style-name="P4">[/ XXXX] 20220605_170900</text:p>
      <text:p text:style-name="P5"/>
      <text:p text:style-name="P7"/>
      <text:p text:style-name="P2">---------------------------------------------------------------</text:p>
      <text:p text:style-name="P4">[XXX] 20220611_162033</text:p>
      <text:p text:style-name="P13">myself / towa diary / XXX</text:p>
      <text:p text:style-name="P3"><text:span text:style-name="T3">作業日：6</text:span><text:span text:style-name="T5">/10</text:span><text:span text:style-name="T4"> f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8">1</text:p>
          </table:table-cell>
          <table:table-cell table:style-name="表27.B1" office:value-type="string">
            <text:p text:style-name="P8">現場</text:p>
          </table:table-cell>
          <table:table-cell table:style-name="表27.C1" office:value-type="string">
            <text:p text:style-name="P11">わかたけ都筑特別用語老人ホーム</text:p>
          </table:table-cell>
        </table:table-row>
        <table:table-row>
          <table:table-cell table:style-name="表27.A2" office:value-type="float" office:value="2">
            <text:p text:style-name="P8">2</text:p>
          </table:table-cell>
          <table:table-cell table:style-name="表27.B2" office:value-type="string">
            <text:p text:style-name="P8">天気</text:p>
          </table:table-cell>
          <table:table-cell table:style-name="表27.C2" office:value-type="string">
            <text:p text:style-name="P11">晴れ。</text:p>
          </table:table-cell>
        </table:table-row>
        <table:table-row>
          <table:table-cell table:style-name="表27.A2" office:value-type="float" office:value="3">
            <text:p text:style-name="P8">3</text:p>
          </table:table-cell>
          <table:table-cell table:style-name="表27.B2" office:value-type="string">
            <text:p text:style-name="P8">最寄り</text:p>
          </table:table-cell>
          <table:table-cell table:style-name="表27.C2" office:value-type="string">
            <text:p text:style-name="P11">市が尾駅（電車）、千代橋（バス）</text:p>
          </table:table-cell>
        </table:table-row>
        <table:table-row>
          <table:table-cell table:style-name="表27.B2" office:value-type="string">
            <text:p text:style-name="P8">3-2</text:p>
            <text:p text:style-name="P8"/>
          </table:table-cell>
          <table:table-cell table:style-name="表27.B2" office:value-type="string">
            <text:p text:style-name="P9">開始／終了時刻</text:p>
          </table:table-cell>
          <table:table-cell table:style-name="表27.C2" office:value-type="string">
            <text:list xml:id="list7445499034327466053" text:style-name="L368">
              <text:list-item>
                <text:p text:style-name="P392">開始　：　９時すぎか。わりと、早かった印象。</text:p>
              </text:list-item>
              <text:list-item>
                <text:p text:style-name="P392">詰所到着　：　１６頃。１５時は過ぎていた。</text:p>
              </text:list-item>
            </text:list>
          </table:table-cell>
        </table:table-row>
        <table:table-row>
          <table:table-cell table:style-name="表27.A2" office:value-type="float" office:value="4">
            <text:p text:style-name="P8">4</text:p>
          </table:table-cell>
          <table:table-cell table:style-name="表27.B2" office:value-type="string">
            <text:p text:style-name="P8">他職：ポンプ</text:p>
          </table:table-cell>
          <table:table-cell table:style-name="表27.C2" office:value-type="string">
            <text:list xml:id="list6065410854734551465" text:style-name="L369">
              <text:list-item>
                <text:p text:style-name="P393">[ARAI]という会社名。３人。女の人、１人。職長さんは、１６５ぐらい。顔は日に焼けている。笑うと、目尻と、頬に、シワ。</text:p>
              </text:list-item>
              <text:list-item>
                <text:p text:style-name="P393">３人目は、年配の人。白髪。１６５ぐらい。朝、車を止める際、先に降りる。対象の区画の、船。取り除き、別の場所に置く。</text:p>
              </text:list-item>
              <text:list-item>
                <text:p text:style-name="P393">女の人。日よけの縁帽子、着けている。３０半ば。４０行っているか。</text:p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8">5</text:p>
          </table:table-cell>
          <table:table-cell table:style-name="表27.B2" office:value-type="string">
            <text:p text:style-name="P8">他職：土工さん</text:p>
          </table:table-cell>
          <table:table-cell table:style-name="表27.C2" office:value-type="string">
            <text:list xml:id="list7221269126849398607" text:style-name="L370">
              <text:list-item>
                <text:p text:style-name="P394">鈴木土木。水色のヘルメット。他に、似たような色の、別の会社名の人たち。バイブを担当していた、小柄な、腹の出た人（P1）。は、また別の会社名。緑色のメット。</text:p>
              </text:list-item>
              <text:list-item>
                <text:p text:style-name="P394">バイブ担当の人。２人。私の担当した人。スイッチを入れる、切る、を、声を出して、指示してくれる。</text:p>
              </text:list-item>
              <text:list-item>
                <text:p text:style-name="P394">もうひとりのバイブの人。５０半ばか。P1の人に、指示を出すとき、声を荒げる。P1の人は、言われても、反応は遅い。メガネあり。</text:p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8">6</text:p>
          </table:table-cell>
          <table:table-cell table:style-name="表27.B2" office:value-type="string">
            <text:p text:style-name="P8">他職：<text:soft-page-break/>電気屋さんの相番の人</text:p>
          </table:table-cell>
          <table:table-cell table:style-name="表27.C2" office:value-type="string">
            <text:list xml:id="list6170958463149413321" text:style-name="L371">
              <text:list-item>
                <text:p text:style-name="P395">同じ、ヨコレイさんから請けて、来ている。女の人。本<text:soft-page-break/>職は、電気か。昼休のとき、声を交わす。造作にパンクが出た、とのこと。</text:p>
              </text:list-item>
            </text:list>
          </table:table-cell>
        </table:table-row>
        <table:table-row>
          <table:table-cell table:style-name="表27.B2" office:value-type="string">
            <text:p text:style-name="P8">6--2</text:p>
          </table:table-cell>
          <table:table-cell table:style-name="表27.B2" office:value-type="string">
            <text:p text:style-name="P8">他職：<text:span text:style-name="T2">警備</text:span></text:p>
          </table:table-cell>
          <table:table-cell table:style-name="表27.C2" office:value-type="string">
            <text:list xml:id="list9038189097080402790" text:style-name="L372">
              <text:list-item>
                <text:p text:style-name="P396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土間屋さん</text:span></text:p>
          </table:table-cell>
          <table:table-cell table:style-name="表27.C2" office:value-type="string">
            <text:list xml:id="list7925780329628269001" text:style-name="L373">
              <text:list-item>
                <text:p text:style-name="P397"/>
              </text:list-item>
            </text:list>
          </table:table-cell>
        </table:table-row>
        <table:table-row>
          <table:table-cell table:style-name="表27.B2" office:value-type="string">
            <text:p text:style-name="P8"/>
          </table:table-cell>
          <table:table-cell table:style-name="表27.B2" office:value-type="string">
            <text:p text:style-name="P8">他職：<text:span text:style-name="T2">大工さん</text:span></text:p>
          </table:table-cell>
          <table:table-cell table:style-name="表27.C2" office:value-type="string">
            <text:list xml:id="list1675566246045321903" text:style-name="L374">
              <text:list-item>
                <text:p text:style-name="P398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8">7</text:p>
          </table:table-cell>
          <table:table-cell table:style-name="表27.B2" office:value-type="string">
            <text:p text:style-name="P8">監督さん</text:p>
          </table:table-cell>
          <table:table-cell table:style-name="表27.C2" office:value-type="string">
            <text:list xml:id="list2705637796892317804" text:style-name="L375">
              <text:list-item>
                <text:p text:style-name="P399">総勢、４人か。スラブ担当、私の班は、２人か。３０半ばか。</text:p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8">8</text:p>
          </table:table-cell>
          <table:table-cell table:style-name="表27.B2" office:value-type="string">
            <text:p text:style-name="P8">発注者の方</text:p>
          </table:table-cell>
          <table:table-cell table:style-name="表27.C2" office:value-type="string">
            <text:list xml:id="list8869785847079124140" text:style-name="L376">
              <text:list-item>
                <text:p text:style-name="P400">朝、電話に出てくれたのは、若い声の人。[このあと行くんで、]とのこと。</text:p>
              </text:list-item>
              <text:list-item>
                <text:p text:style-name="P400">現場に来ていたのは、エンドウさん。３２歳以上。派遣で働いているとのこと。所長は、氏よりも年下。</text:p>
              </text:list-item>
              <text:list-item>
                <text:p text:style-name="P400">相番が終わって、設備の箱の場所に行く。エンドウさんが、造作を作っている。スタイロで。打設中に、スラブに、小型の、スタイロの切片があったことを、伝える。すると、この仕事は、新人の人間がやったことで、俺は何も把握していない、とのこと。その新人は、既に他の現場に[逃げてしまった]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東和からの同僚</text:p>
          </table:table-cell>
          <table:table-cell table:style-name="表27.C2" office:value-type="string">
            <text:list xml:id="list5591238159681497761" text:style-name="L377">
              <text:list-item>
                <text:p text:style-name="P401"/>
              </text:list-item>
            </text:list>
          </table:table-cell>
        </table:table-row>
        <table:table-row>
          <table:table-cell table:style-name="表27.A2" office:value-type="float" office:value="9">
            <text:p text:style-name="P8">9</text:p>
          </table:table-cell>
          <table:table-cell table:style-name="表27.B2" office:value-type="string">
            <text:p text:style-name="P8">現場見取り図</text:p>
          </table:table-cell>
          <table:table-cell table:style-name="表27.C2" office:value-type="string">
            <text:p text:style-name="P12"/>
          </table:table-cell>
        </table:table-row>
        <table:table-row>
          <table:table-cell table:style-name="表27.A2" office:value-type="float" office:value="10">
            <text:p text:style-name="P8">10</text:p>
          </table:table-cell>
          <table:table-cell table:style-name="表27.B2" office:value-type="string">
            <text:p text:style-name="P9">段取り</text:p>
          </table:table-cell>
          <table:table-cell table:style-name="表27.C2" office:value-type="string">
            <text:list xml:id="list621506181409018463" text:style-name="L378">
              <text:list-item>
                <text:p text:style-name="P402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行き帰りでの出来事、見聞</text:p>
          </table:table-cell>
          <table:table-cell table:style-name="表27.C2" office:value-type="string">
            <text:list xml:id="list2935567518767524140" text:style-name="L379">
              <text:list-item>
                <text:p text:style-name="P403"/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周囲の事物</text:p>
          </table:table-cell>
          <table:table-cell table:style-name="表27.C2" office:value-type="string">
            <text:list xml:id="list8990862699288639324" text:style-name="L380">
              <text:list-item>
                <text:p text:style-name="P404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8">11</text:p>
          </table:table-cell>
          <table:table-cell table:style-name="表27.B2" office:value-type="string">
            <text:p text:style-name="P9">その他</text:p>
          </table:table-cell>
          <table:table-cell table:style-name="表27.C2" office:value-type="string">
            <text:list xml:id="list8715671405800511088" text:style-name="L381">
              <text:list-item>
                <text:p text:style-name="P405"/>
              </text:list-item>
            </text:list>
          </table:table-cell>
        </table:table-row>
        <table:table-row>
          <table:table-cell table:style-name="表27.A2" office:value-type="float" office:value="12">
            <text:p text:style-name="P8">12</text:p>
          </table:table-cell>
          <table:table-cell table:style-name="表27.B2" office:value-type="string">
            <text:p text:style-name="P9">やってもらったこと</text:p>
          </table:table-cell>
          <table:table-cell table:style-name="表27.C2" office:value-type="string">
            <text:list xml:id="list7422093997391236979" text:style-name="L382">
              <text:list-item>
                <text:p text:style-name="P406">ポンプ屋さん。女の人。午前中。まだ始まって間もない頃。スラブの、梁のすぐ手前に設置した、スラブボイド。ぐらついている。手直しをする。釘を１本、追加で打つ。<text:soft-page-break/>結束線で、本体を鉄筋に繋ぐ。この際に、本体を支えておいてくれる。</text:p>
              </text:list-item>
            </text:list>
          </table:table-cell>
        </table:table-row>
        <table:table-row>
          <table:table-cell table:style-name="表27.A2">
            <text:p text:style-name="P8"/>
          </table:table-cell>
          <table:table-cell table:style-name="表27.B2" office:value-type="string">
            <text:p text:style-name="P9">危険予知、危険感知</text:p>
          </table:table-cell>
          <table:table-cell table:style-name="表27.C2" office:value-type="string">
            <text:list xml:id="list1868082078439311807" text:style-name="L383">
              <text:list-item>
                <text:p text:style-name="P407"/>
              </text:list-item>
            </text:list>
          </table:table-cell>
        </table:table-row>
      </table:table>
      <text:p text:style-name="P13"/>
      <text:p text:style-name="P4">[/ XXXX] 20220611_163352</text:p>
      <text:p text:style-name="P13"/>
      <text:p text:style-name="P7"/>
      <text:p text:style-name="P2">---------------------------------------------------------------</text:p>
      <text:p text:style-name="P4">[XXX] 20220620_091316</text:p>
      <text:p text:style-name="P13">myself / towa diary / XXX</text:p>
      <text:p text:style-name="P3"><text:span text:style-name="T3">作業日：6</text:span><text:span text:style-name="T5">/17</text:span><text:span text:style-name="T4"> f</text:span>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float" office:value="1">
            <text:p text:style-name="P8">1</text:p>
          </table:table-cell>
          <table:table-cell table:style-name="表28.B1" office:value-type="string">
            <text:p text:style-name="P8">現場</text:p>
          </table:table-cell>
          <table:table-cell table:style-name="表28.C1" office:value-type="string">
            <text:p text:style-name="P11">ヌーベル赤羽台</text:p>
          </table:table-cell>
        </table:table-row>
        <table:table-row>
          <table:table-cell table:style-name="表28.A2" office:value-type="float" office:value="2">
            <text:p text:style-name="P8">2</text:p>
          </table:table-cell>
          <table:table-cell table:style-name="表28.B2" office:value-type="string">
            <text:p text:style-name="P8">天気</text:p>
          </table:table-cell>
          <table:table-cell table:style-name="表28.C2" office:value-type="string">
            <text:p text:style-name="P11">晴れ。</text:p>
          </table:table-cell>
        </table:table-row>
        <table:table-row>
          <table:table-cell table:style-name="表28.A2" office:value-type="float" office:value="3">
            <text:p text:style-name="P8">3</text:p>
          </table:table-cell>
          <table:table-cell table:style-name="表28.B2" office:value-type="string">
            <text:p text:style-name="P8">最寄り</text:p>
          </table:table-cell>
          <table:table-cell table:style-name="表28.C2" office:value-type="string">
            <text:p text:style-name="P11">赤羽駅</text:p>
          </table:table-cell>
        </table:table-row>
        <table:table-row>
          <table:table-cell table:style-name="表28.B2" office:value-type="string">
            <text:p text:style-name="P8">3-2</text:p>
            <text:p text:style-name="P8"/>
          </table:table-cell>
          <table:table-cell table:style-name="表28.B2" office:value-type="string">
            <text:p text:style-name="P9">開始／終了時刻</text:p>
          </table:table-cell>
          <table:table-cell table:style-name="表28.C2" office:value-type="string">
            <text:list xml:id="list1762854192769018579" text:style-name="L384">
              <text:list-item>
                <text:p text:style-name="P408">開始　：　９時ぐらいか</text:p>
              </text:list-item>
              <text:list-item>
                <text:p text:style-name="P408">詰所到着　：　１５時ぐらいか</text:p>
              </text:list-item>
            </text:list>
          </table:table-cell>
        </table:table-row>
        <table:table-row>
          <table:table-cell table:style-name="表28.A2" office:value-type="float" office:value="4">
            <text:p text:style-name="P8">4</text:p>
          </table:table-cell>
          <table:table-cell table:style-name="表28.B2" office:value-type="string">
            <text:p text:style-name="P8">他職：ポンプ</text:p>
          </table:table-cell>
          <table:table-cell table:style-name="表28.C2" office:value-type="string">
            <text:list xml:id="list8701317397870597688" text:style-name="L385">
              <text:list-item>
                <text:p text:style-name="P409">２人。共に、日本人。ホース捌き担当の人（P1）。１６５ぐらい。顔の輪郭は、縦長。もうひとり、職長さんか、その人から、始終、罵られている。[お前は馬鹿なんだから…]という物言い。</text:p>
              </text:list-item>
              <text:list-item>
                <text:p text:style-name="P409">初盤、エレベータのところで、バイブがはまってしまう。P1の人が、器具を持ってくる。チェーンを巻き上げる<office:annotation office:name="__Annotation__11690_1403898728"><dc:creator>iwabuchi ken</dc:creator><dc:date>2022-06-20T09:23:54.30</dc:date><text:p text:style-name="P522"><text:span text:style-name="T7">[</text:span><text:span text:style-name="T7">機械</text:span><text:span text:style-name="T7">]</text:span><text:span text:style-name="T7">ではなく、”器械”。エンジンがついているものは、”機”を当てる。という方針、この場では。</text:span></text:p></office:annotation>器械<office:annotation-end office:name="__Annotation__11690_1403898728"/>。</text:p>
              </text:list-item>
            </text:list>
          </table:table-cell>
        </table:table-row>
        <table:table-row>
          <table:table-cell table:style-name="表28.A2" office:value-type="float" office:value="5">
            <text:p text:style-name="P8">5</text:p>
          </table:table-cell>
          <table:table-cell table:style-name="表28.B2" office:value-type="string">
            <text:p text:style-name="P8">他職：土工さん</text:p>
          </table:table-cell>
          <table:table-cell table:style-name="表28.C2" office:value-type="string">
            <text:list xml:id="list53631378249519916" text:style-name="L386">
              <text:list-item>
                <text:p text:style-name="P410">バイブ２人。私の担当した人。職長さんか。１７５ぐらい。ガタイがいい。目が、独特。爬虫類の目。発達系の、何か、変異を持っているか。</text:p>
              </text:list-item>
            </text:list>
          </table:table-cell>
        </table:table-row>
        <table:table-row>
          <table:table-cell table:style-name="表28.A2" office:value-type="float" office:value="6">
            <text:p text:style-name="P8">6</text:p>
          </table:table-cell>
          <table:table-cell table:style-name="表28.B2" office:value-type="string">
            <text:p text:style-name="P8">他職：電気屋さんの相番の人</text:p>
          </table:table-cell>
          <table:table-cell table:style-name="表28.C2" office:value-type="string">
            <text:list xml:id="list4388666176747135650" text:style-name="L387">
              <text:list-item>
                <text:p text:style-name="P411">本職の人か。小柄。１６０ぐらい。６０を越えているか。私の担当のバイブ。の、電源線も、時折、真っ直ぐに按配してくれたりする。</text:p>
              </text:list-item>
            </text:list>
          </table:table-cell>
        </table:table-row>
        <table:table-row>
          <table:table-cell table:style-name="表28.B2" office:value-type="string">
            <text:p text:style-name="P8">6--2</text:p>
          </table:table-cell>
          <table:table-cell table:style-name="表28.B2" office:value-type="string">
            <text:p text:style-name="P8">他職：<text:span text:style-name="T2">警備</text:span></text:p>
          </table:table-cell>
          <table:table-cell table:style-name="表28.C2" office:value-type="string">
            <text:list xml:id="list180452821338464926" text:style-name="L388">
              <text:list-item>
                <text:p text:style-name="P412"/>
              </text:list-item>
            </text:list>
          </table:table-cell>
        </table:table-row>
        <text:soft-page-break/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土間屋さん</text:span></text:p>
          </table:table-cell>
          <table:table-cell table:style-name="表28.C2" office:value-type="string">
            <text:list xml:id="list8095845866036286105" text:style-name="L389">
              <text:list-item>
                <text:p text:style-name="P413"/>
              </text:list-item>
            </text:list>
          </table:table-cell>
        </table:table-row>
        <table:table-row>
          <table:table-cell table:style-name="表28.B2" office:value-type="string">
            <text:p text:style-name="P8"/>
          </table:table-cell>
          <table:table-cell table:style-name="表28.B2" office:value-type="string">
            <text:p text:style-name="P8">他職：<text:span text:style-name="T2">大工さ</text:span><text:span text:style-name="T2">ん</text:span></text:p>
          </table:table-cell>
          <table:table-cell table:style-name="表28.C2" office:value-type="string">
            <text:list xml:id="list1857934945362851023" text:style-name="L390">
              <text:list-item>
                <text:p text:style-name="P414"/>
              </text:list-item>
            </text:list>
          </table:table-cell>
        </table:table-row>
        <table:table-row>
          <table:table-cell table:style-name="表28.A2" office:value-type="float" office:value="7">
            <text:p text:style-name="P8">7</text:p>
          </table:table-cell>
          <table:table-cell table:style-name="表28.B2" office:value-type="string">
            <text:p text:style-name="P8">監督さん</text:p>
          </table:table-cell>
          <table:table-cell table:style-name="表28.C2" office:value-type="string">
            <text:list xml:id="list6400063819370486663" text:style-name="L391">
              <text:list-item>
                <text:p text:style-name="P415">スラブ担当の人。若い。３０前半ぐらいか。体格は、細長。１７３ぐらいか。土工の職長さんから、呼び捨てで呼ばれている。</text:p>
              </text:list-item>
            </text:list>
          </table:table-cell>
        </table:table-row>
        <table:table-row>
          <table:table-cell table:style-name="表28.A2" office:value-type="float" office:value="8">
            <text:p text:style-name="P8">8</text:p>
          </table:table-cell>
          <table:table-cell table:style-name="表28.B2" office:value-type="string">
            <text:p text:style-name="P8">発注者の方</text:p>
          </table:table-cell>
          <table:table-cell table:style-name="表28.C2" office:value-type="string">
            <text:list xml:id="list3706773535741592829" text:style-name="L392">
              <text:list-item>
                <text:p text:style-name="P416">指示書にあった人（P1）。朝礼では、挨拶を担当。所長さんか。サインをしてくれたのは、若い人（P2）。</text:p>
              </text:list-item>
              <text:list-item>
                <text:p text:style-name="P416">スラブのボイド。倒れるのが続いている、とのこと。P2の人に寄ると。朝礼後、我々に伝える。ボイドの困難のことで、しかし、P1の人に、建築に言ってくれるように、P2の人が求めているらしい。しかし、P1は、建築には申し入れていない。とのこと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東和からの同僚</text:p>
          </table:table-cell>
          <table:table-cell table:style-name="表28.C2" office:value-type="string">
            <text:list xml:id="list9034145990349026098" text:style-name="L393">
              <text:list-item>
                <text:p text:style-name="P417">カノウさん。北千住営業所。４３歳か、朝の、設備の会社の、作業表に、名前を記入してあるのを見たら。</text:p>
              </text:list-item>
              <text:list-item>
                <text:p text:style-name="P417">ボイドの倒れ。この現場は、４回目ぐらい、とのこと。これまでにも、土工さんの中で、ボイドを倒して、なにも気遣わない人、いるとのこと。</text:p>
              </text:list-item>
            </text:list>
          </table:table-cell>
        </table:table-row>
        <table:table-row>
          <table:table-cell table:style-name="表28.A2" office:value-type="float" office:value="9">
            <text:p text:style-name="P8">9</text:p>
          </table:table-cell>
          <table:table-cell table:style-name="表28.B2" office:value-type="string">
            <text:p text:style-name="P8">現場見取り図</text:p>
          </table:table-cell>
          <table:table-cell table:style-name="表28.C2" office:value-type="string">
            <text:p text:style-name="P12"/>
          </table:table-cell>
        </table:table-row>
        <table:table-row>
          <table:table-cell table:style-name="表28.A2" office:value-type="float" office:value="10">
            <text:p text:style-name="P8">10</text:p>
          </table:table-cell>
          <table:table-cell table:style-name="表28.B2" office:value-type="string">
            <text:p text:style-name="P9">段取り</text:p>
          </table:table-cell>
          <table:table-cell table:style-name="表28.C2" office:value-type="string">
            <text:list xml:id="list7168592086410458309" text:style-name="L394">
              <text:list-item>
                <text:p text:style-name="P418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行き帰りでの出来事、見聞</text:p>
          </table:table-cell>
          <table:table-cell table:style-name="表28.C2" office:value-type="string">
            <text:list xml:id="list5918376531328493173" text:style-name="L395">
              <text:list-item>
                <text:p text:style-name="P419"/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周囲の事物</text:p>
          </table:table-cell>
          <table:table-cell table:style-name="表28.C2" office:value-type="string">
            <text:list xml:id="list466094169161381016" text:style-name="L396">
              <text:list-item>
                <text:p text:style-name="P420">隣接して、団地が続いている。</text:p>
              </text:list-item>
              <text:list-item>
                <text:p text:style-name="P420">駅からの道。現場敷地に到る、直前の道。坂道。勾配がある。</text:p>
              </text:list-item>
            </text:list>
          </table:table-cell>
        </table:table-row>
        <table:table-row>
          <table:table-cell table:style-name="表28.A2" office:value-type="float" office:value="11">
            <text:p text:style-name="P8">11</text:p>
          </table:table-cell>
          <table:table-cell table:style-name="表28.B2" office:value-type="string">
            <text:p text:style-name="P9">その他</text:p>
          </table:table-cell>
          <table:table-cell table:style-name="表28.C2" office:value-type="string">
            <text:list xml:id="list1490846906248332450" text:style-name="L397">
              <text:list-item>
                <text:p text:style-name="P421"/>
              </text:list-item>
            </text:list>
          </table:table-cell>
        </table:table-row>
        <table:table-row>
          <table:table-cell table:style-name="表28.A2" office:value-type="float" office:value="12">
            <text:p text:style-name="P8">12</text:p>
          </table:table-cell>
          <table:table-cell table:style-name="表28.B2" office:value-type="string">
            <text:p text:style-name="P9">やってもらったこと</text:p>
          </table:table-cell>
          <table:table-cell table:style-name="表28.C2" office:value-type="string">
            <text:list xml:id="list3588532534643464483" text:style-name="L398">
              <text:list-item>
                <text:p text:style-name="P422">電気屋さんの相番の人。上記のとおり、バイブのコード、時折、配置をあしらってもらった。</text:p>
              </text:list-item>
            </text:list>
          </table:table-cell>
        </table:table-row>
        <table:table-row>
          <table:table-cell table:style-name="表28.A2">
            <text:p text:style-name="P8"/>
          </table:table-cell>
          <table:table-cell table:style-name="表28.B2" office:value-type="string">
            <text:p text:style-name="P9">危険予知、危険感知</text:p>
          </table:table-cell>
          <table:table-cell table:style-name="表28.C2" office:value-type="string">
            <text:list xml:id="list6254935516159536327" text:style-name="L399">
              <text:list-item>
                <text:p text:style-name="P423">現場から、ゲートを通って、歩道へ出る。通行人、通行車と、ぶつかる。可能性ある。顔だけを出して、確認。が、予防策か。</text:p>
              </text:list-item>
            </text:list>
          </table:table-cell>
        </table:table-row>
      </table:table>
      <text:p text:style-name="P13"/>
      <text:p text:style-name="P4"><text:soft-page-break/>[/ XXXX] 20220620_093523</text:p>
      <text:p text:style-name="P5"/>
      <text:p text:style-name="P7"/>
      <text:p text:style-name="P2">---------------------------------------------------------------</text:p>
      <text:p text:style-name="P4">[XXX] 20220626_100245</text:p>
      <text:p text:style-name="P13">myself / towa diary / XXX</text:p>
      <text:p text:style-name="P3"><text:span text:style-name="T3">作業日：6</text:span><text:span text:style-name="T5">/25</text:span><text:span text:style-name="T4"> sa</text:span>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float" office:value="1">
            <text:p text:style-name="P8">1</text:p>
          </table:table-cell>
          <table:table-cell table:style-name="表29.B1" office:value-type="string">
            <text:p text:style-name="P8">現場</text:p>
          </table:table-cell>
          <table:table-cell table:style-name="表29.C1" office:value-type="string">
            <text:p text:style-name="P11">仲町台５丁目計画</text:p>
          </table:table-cell>
        </table:table-row>
        <table:table-row>
          <table:table-cell table:style-name="表29.A2" office:value-type="float" office:value="2">
            <text:p text:style-name="P8">2</text:p>
          </table:table-cell>
          <table:table-cell table:style-name="表29.B2" office:value-type="string">
            <text:p text:style-name="P8">天気</text:p>
          </table:table-cell>
          <table:table-cell table:style-name="表29.C2" office:value-type="string">
            <text:p text:style-name="P11">晴れ。雲、昼ごろまで、なし。</text:p>
          </table:table-cell>
        </table:table-row>
        <table:table-row>
          <table:table-cell table:style-name="表29.A2" office:value-type="float" office:value="3">
            <text:p text:style-name="P8">3</text:p>
          </table:table-cell>
          <table:table-cell table:style-name="表29.B2" office:value-type="string">
            <text:p text:style-name="P8">最寄り</text:p>
          </table:table-cell>
          <table:table-cell table:style-name="表29.C2" office:value-type="string">
            <text:p text:style-name="P11">仲町台駅</text:p>
          </table:table-cell>
        </table:table-row>
        <table:table-row>
          <table:table-cell table:style-name="表29.B2" office:value-type="string">
            <text:p text:style-name="P8">3-2</text:p>
            <text:p text:style-name="P8"/>
          </table:table-cell>
          <table:table-cell table:style-name="表29.B2" office:value-type="string">
            <text:p text:style-name="P9">開始／終了時刻</text:p>
          </table:table-cell>
          <table:table-cell table:style-name="表29.C2" office:value-type="string">
            <text:list xml:id="list7025975442610776576" text:style-name="L400">
              <text:list-item>
                <text:p text:style-name="P424">開始　：　９時すぎか</text:p>
              </text:list-item>
              <text:list-item>
                <text:p text:style-name="P424">詰所到着　：　１６：２０ぐらい。４時は、とうに過ぎていた。</text:p>
              </text:list-item>
            </text:list>
          </table:table-cell>
        </table:table-row>
        <table:table-row>
          <table:table-cell table:style-name="表29.A2" office:value-type="float" office:value="4">
            <text:p text:style-name="P8">4</text:p>
          </table:table-cell>
          <table:table-cell table:style-name="表29.B2" office:value-type="string">
            <text:p text:style-name="P8">他職：ポンプ</text:p>
          </table:table-cell>
          <table:table-cell table:style-name="表29.C2" office:value-type="string">
            <text:list xml:id="list7262313543666787834" text:style-name="L401">
              <text:list-item>
                <text:p text:style-name="P425">FUJITA。２名。３人いてもいい、と感じた。</text:p>
              </text:list-item>
              <text:list-item>
                <text:p text:style-name="P425">職長さんは、日本人。大柄。１７５ぐらいか。腹が出ている。５０代半ばか。顔にシワ、あり。目がグリっとしている。</text:p>
              </text:list-item>
              <text:list-item>
                <text:p text:style-name="P425">ホース捌きの人、ベトナムか。３０ぐらいか。１７０少し、痩せている。</text:p>
              </text:list-item>
            </text:list>
          </table:table-cell>
        </table:table-row>
        <table:table-row>
          <table:table-cell table:style-name="表29.A2" office:value-type="float" office:value="5">
            <text:p text:style-name="P8">5</text:p>
          </table:table-cell>
          <table:table-cell table:style-name="表29.B2" office:value-type="string">
            <text:p text:style-name="P8">他職：土工さん</text:p>
          </table:table-cell>
          <table:table-cell table:style-name="表29.C2" office:value-type="string">
            <text:list xml:id="list5174034059223052187" text:style-name="L402">
              <text:list-item>
                <text:p text:style-name="P426">バイブ、柱の時は、３人。私の担当は、計、２人。初めは、若い人。目がクリッとしている。ヒゲあり。鼻の下。１６５少しか。もうひとりは、同じく、１６５少し。顔の皮膚、やや、浅黒い。終盤、私が、横を向いて、洗いをやっている土工さんと、話をしている。バイブの、本体ホースが、たるんだか。その部分を、蹴り上げる。長靴のコンクリートが、飛び散る。私の方向へ、飛んでくる。いくつかの、塊、小さなもの、私の衣服に着く。</text:p>
              </text:list-item>
            </text:list>
          </table:table-cell>
        </table:table-row>
        <table:table-row>
          <table:table-cell table:style-name="表29.A2" office:value-type="float" office:value="6">
            <text:p text:style-name="P8">6</text:p>
          </table:table-cell>
          <table:table-cell table:style-name="表29.B2" office:value-type="string">
            <text:p text:style-name="P8">他職：電気屋さんの相番の人</text:p>
          </table:table-cell>
          <table:table-cell table:style-name="表29.C2" office:value-type="string">
            <text:list xml:id="list4761135075239076484" text:style-name="L403">
              <text:list-item>
                <text:p text:style-name="P427">背の高い人。本職ではないか。メガメ、あり。１７５ぐらい。３０半ば。あるいは、４０行っているか。目つきが、特徴あり。発達障害にかかわる何か、持っているか。</text:p>
              </text:list-item>
              <text:list-item>
                <text:p text:style-name="P427">安全帯を巻いていない。仕事自体は、慣れている様子。私の担当しているバイブ。のコードを、時々、捌いてくれる。最後、打ち終わって、私を見る。私は、少し微笑んで、頷いて、応える。[もう、いいだろう]との意味。</text:p>
              </text:list-item>
            </text:list>
          </table:table-cell>
        </table:table-row>
        <table:table-row>
          <table:table-cell table:style-name="表29.B2" office:value-type="string">
            <text:p text:style-name="P8">6--2</text:p>
          </table:table-cell>
          <table:table-cell table:style-name="表29.B2" office:value-type="string">
            <text:p text:style-name="P8">他職：<text:span text:style-name="T2">警備</text:span></text:p>
          </table:table-cell>
          <table:table-cell table:style-name="表29.C2" office:value-type="string">
            <text:list xml:id="list154020169295420252" text:style-name="L404">
              <text:list-item>
                <text:p text:style-name="P428"/>
              </text:list-item>
            </text:list>
          </table:table-cell>
        </table:table-row>
        <text:soft-page-break/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土間屋さん</text:span></text:p>
          </table:table-cell>
          <table:table-cell table:style-name="表29.C2" office:value-type="string">
            <text:list xml:id="list8806539220086368659" text:style-name="L405">
              <text:list-item>
                <text:p text:style-name="P429">１１時ぐらいか。待ちが、続いている。私はウトウトしている。土間屋さんの誰か、[なんだ、昼か？？]と、声を上げる。それを聞いて、私は、[どうなってるんだ！]と、独りごちて、立ち上がる。ポンプの方向へ、スラブを早歩きする。</text:p>
              </text:list-item>
            </text:list>
          </table:table-cell>
        </table:table-row>
        <table:table-row>
          <table:table-cell table:style-name="表29.B2" office:value-type="string">
            <text:p text:style-name="P8"/>
          </table:table-cell>
          <table:table-cell table:style-name="表29.B2" office:value-type="string">
            <text:p text:style-name="P8">他職：<text:span text:style-name="T2">大工さん</text:span></text:p>
          </table:table-cell>
          <table:table-cell table:style-name="表29.C2" office:value-type="string">
            <text:list xml:id="list2071247980282443993" text:style-name="L406">
              <text:list-item>
                <text:p text:style-name="P430">３人ぐらい、いたか。相番の人は、一人か。今日は打たない区画。で、２人だったか、拵え事をしている。</text:p>
              </text:list-item>
            </text:list>
          </table:table-cell>
        </table:table-row>
        <table:table-row>
          <table:table-cell table:style-name="表29.A2" office:value-type="float" office:value="7">
            <text:p text:style-name="P8">7</text:p>
          </table:table-cell>
          <table:table-cell table:style-name="表29.B2" office:value-type="string">
            <text:p text:style-name="P8">監督さん</text:p>
          </table:table-cell>
          <table:table-cell table:style-name="表29.C2" office:value-type="string">
            <text:list xml:id="list8410942638085893870" text:style-name="L407">
              <text:list-item>
                <text:p text:style-name="P431">スラブに、所長さんが、ずっといた。最後、あと１台ぐらいの頃には、いなかったか。スラブ上げが始まってからは、水を撒いている。ずっと。</text:p>
              </text:list-item>
            </text:list>
          </table:table-cell>
        </table:table-row>
        <table:table-row>
          <table:table-cell table:style-name="表29.A2" office:value-type="float" office:value="8">
            <text:p text:style-name="P8">8</text:p>
          </table:table-cell>
          <table:table-cell table:style-name="表29.B2" office:value-type="string">
            <text:p text:style-name="P8">発注者の方</text:p>
          </table:table-cell>
          <table:table-cell table:style-name="表29.C2" office:value-type="string">
            <text:list xml:id="list1474648732350082997" text:style-name="L408">
              <text:list-item>
                <text:p text:style-name="P432">朝、連絡した人。[ああ、東和ね？]との返事。３０半ばか。若い声。</text:p>
              </text:list-item>
              <text:list-item>
                <text:p text:style-name="P432">当初の現場に、移る。そこにいた人は、大浜さん。挨拶する。終了は、この人に連絡した。</text:p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東和からの同僚</text:p>
          </table:table-cell>
          <table:table-cell table:style-name="表29.C2" office:value-type="string">
            <text:list xml:id="list678374939079120187" text:style-name="L409">
              <text:list-item>
                <text:p text:style-name="P433"/>
              </text:list-item>
            </text:list>
          </table:table-cell>
        </table:table-row>
        <table:table-row>
          <table:table-cell table:style-name="表29.A2" office:value-type="float" office:value="9">
            <text:p text:style-name="P8">9</text:p>
          </table:table-cell>
          <table:table-cell table:style-name="表29.B2" office:value-type="string">
            <text:p text:style-name="P8">現場見取り図</text:p>
          </table:table-cell>
          <table:table-cell table:style-name="表29.C2" office:value-type="string">
            <text:p text:style-name="P12"/>
          </table:table-cell>
        </table:table-row>
        <table:table-row>
          <table:table-cell table:style-name="表29.A2" office:value-type="float" office:value="10">
            <text:p text:style-name="P8">10</text:p>
          </table:table-cell>
          <table:table-cell table:style-name="表29.B2" office:value-type="string">
            <text:p text:style-name="P9">段取り</text:p>
          </table:table-cell>
          <table:table-cell table:style-name="表29.C2" office:value-type="string">
            <text:list xml:id="list783268969771357545" text:style-name="L410">
              <text:list-item>
                <text:p text:style-name="P434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行き帰りでの出来事、見聞</text:p>
          </table:table-cell>
          <table:table-cell table:style-name="表29.C2" office:value-type="string">
            <text:list xml:id="list3285329537741470572" text:style-name="L411">
              <text:list-item>
                <text:p text:style-name="P435"/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周囲の事物</text:p>
          </table:table-cell>
          <table:table-cell table:style-name="表29.C2" office:value-type="string">
            <text:list xml:id="list4524215440084492819" text:style-name="L412">
              <text:list-item>
                <text:p text:style-name="P436"/>
              </text:list-item>
            </text:list>
          </table:table-cell>
        </table:table-row>
        <table:table-row>
          <table:table-cell table:style-name="表29.A2" office:value-type="float" office:value="11">
            <text:p text:style-name="P8">11</text:p>
          </table:table-cell>
          <table:table-cell table:style-name="表29.B2" office:value-type="string">
            <text:p text:style-name="P9">その他</text:p>
          </table:table-cell>
          <table:table-cell table:style-name="表29.C2" office:value-type="string">
            <text:list xml:id="list8969558968015563315" text:style-name="L413">
              <text:list-item>
                <text:p text:style-name="P437">土工さん。叩きをやっていた人。の、一人。頬髭あり。目がギョロッとしている。ガタイがいい。身長は、１７０弱ぐらいか。最後、建物の軒。タバコを吸っているところ。そこにいた、何人かの土工さんたち。の中に、いる。頷いて、挨拶した。</text:p>
              </text:list-item>
            </text:list>
          </table:table-cell>
        </table:table-row>
        <table:table-row>
          <table:table-cell table:style-name="表29.A2" office:value-type="float" office:value="12">
            <text:p text:style-name="P8">12</text:p>
          </table:table-cell>
          <table:table-cell table:style-name="表29.B2" office:value-type="string">
            <text:p text:style-name="P9">やってもらったこと</text:p>
          </table:table-cell>
          <table:table-cell table:style-name="表29.C2" office:value-type="string">
            <text:list xml:id="list5568132794738378198" text:style-name="L414">
              <text:list-item>
                <text:p text:style-name="P438">終盤。あと、1マスぐらいの段階か。バイブを繰っている。電源コードが、私の後ろで、たるんでいる。それを、さらに後ろへ、投げ遣ろうとする。思うように、後ろへ行かない。すると、２人目の、私が担当した人、コードを、より奥へ、引き込んでくれる。</text:p>
              </text:list-item>
            </text:list>
          </table:table-cell>
        </table:table-row>
        <table:table-row>
          <table:table-cell table:style-name="表29.A2">
            <text:p text:style-name="P8"/>
          </table:table-cell>
          <table:table-cell table:style-name="表29.B2" office:value-type="string">
            <text:p text:style-name="P9">危険予知、危険感知</text:p>
          </table:table-cell>
          <table:table-cell table:style-name="表29.C2" office:value-type="string">
            <text:list xml:id="list5553871514712581182" text:style-name="L415">
              <text:list-item>
                <text:p text:style-name="P439"/>
              </text:list-item>
            </text:list>
          </table:table-cell>
        </table:table-row>
      </table:table>
      <text:p text:style-name="P13"><text:soft-page-break/></text:p>
      <text:p text:style-name="P4">[/ XXXX] 20220626_102510</text:p>
      <text:p text:style-name="P5"/>
      <text:p text:style-name="P5"/>
      <text:p text:style-name="P7"/>
      <text:p text:style-name="P5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7</text:span><text:span text:style-name="T5">/1</text:span><text:span text:style-name="T4"> f</text:span>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float" office:value="1">
            <text:p text:style-name="P8">1</text:p>
          </table:table-cell>
          <table:table-cell table:style-name="表30.B1" office:value-type="string">
            <text:p text:style-name="P8">現場</text:p>
          </table:table-cell>
          <table:table-cell table:style-name="表30.C1" office:value-type="string">
            <text:p text:style-name="P11">四谷プロジェクト</text:p>
          </table:table-cell>
        </table:table-row>
        <table:table-row>
          <table:table-cell table:style-name="表30.A2" office:value-type="float" office:value="2">
            <text:p text:style-name="P8">2</text:p>
          </table:table-cell>
          <table:table-cell table:style-name="表30.B2" office:value-type="string">
            <text:p text:style-name="P8">天気</text:p>
          </table:table-cell>
          <table:table-cell table:style-name="表30.C2" office:value-type="string">
            <text:p text:style-name="P11">晴れ。雲、ほぼ、なし。午後、２時すぎか、ちらほら、薄い雲。</text:p>
          </table:table-cell>
        </table:table-row>
        <table:table-row>
          <table:table-cell table:style-name="表30.A2" office:value-type="float" office:value="3">
            <text:p text:style-name="P8">3</text:p>
          </table:table-cell>
          <table:table-cell table:style-name="表30.B2" office:value-type="string">
            <text:p text:style-name="P8">最寄り</text:p>
          </table:table-cell>
          <table:table-cell table:style-name="表30.C2" office:value-type="string">
            <text:p text:style-name="P11">四ツ谷駅</text:p>
          </table:table-cell>
        </table:table-row>
        <table:table-row>
          <table:table-cell table:style-name="表30.B2" office:value-type="string">
            <text:p text:style-name="P8">3-2</text:p>
            <text:p text:style-name="P8"/>
          </table:table-cell>
          <table:table-cell table:style-name="表30.B2" office:value-type="string">
            <text:p text:style-name="P9">開始／終了時刻</text:p>
          </table:table-cell>
          <table:table-cell table:style-name="表30.C2" office:value-type="string">
            <text:list xml:id="list7209568068690430599" text:style-name="L416">
              <text:list-item>
                <text:p text:style-name="P440">開始</text:p>
              </text:list-item>
              <text:list-item>
                <text:p text:style-name="P440">詰所到着　：　１６：３０ぐらいか。１６時は、回っている。</text:p>
              </text:list-item>
            </text:list>
          </table:table-cell>
        </table:table-row>
        <table:table-row>
          <table:table-cell table:style-name="表30.A2" office:value-type="float" office:value="4">
            <text:p text:style-name="P8">4</text:p>
          </table:table-cell>
          <table:table-cell table:style-name="表30.B2" office:value-type="string">
            <text:p text:style-name="P8">他職：ポンプ</text:p>
          </table:table-cell>
          <table:table-cell table:style-name="表30.C2" office:value-type="string">
            <text:list xml:id="list7375161826600445146" text:style-name="L417">
              <text:list-item>
                <text:p text:style-name="P441"/>
              </text:list-item>
            </text:list>
          </table:table-cell>
        </table:table-row>
        <table:table-row>
          <table:table-cell table:style-name="表30.A2" office:value-type="float" office:value="5">
            <text:p text:style-name="P8">5</text:p>
          </table:table-cell>
          <table:table-cell table:style-name="表30.B2" office:value-type="string">
            <text:p text:style-name="P8">他職：土工さん</text:p>
          </table:table-cell>
          <table:table-cell table:style-name="表30.C2" office:value-type="string">
            <text:list xml:id="list2701458847702503740" text:style-name="L418">
              <text:list-item>
                <text:p text:style-name="P442">バイブ２人。柱の時も、２人だったか。私の担当した人、４０ぐらいか。背が高い。顔立ちが、はっきりした作り。阿部寛のような輪郭。</text:p>
              </text:list-item>
              <text:list-item>
                <text:p text:style-name="P442">もうひとり。職長さんか。６０ぐらいか。顔に、シワ多し。メガネ、あり。スラブ担当の監督さんに、始終、説教を告げている。最後、１時間ぐらいか、私は、私が受け持っていたバイブ、この人が担当する。</text:p>
                <text:list>
                  <text:list-item>
                    <text:p text:style-name="P442">最後、もう上がっていいよ、と言ってくれる。</text:p>
                  </text:list-item>
                </text:list>
              </text:list-item>
            </text:list>
          </table:table-cell>
        </table:table-row>
        <table:table-row>
          <table:table-cell table:style-name="表30.A2" office:value-type="float" office:value="6">
            <text:p text:style-name="P8">6</text:p>
          </table:table-cell>
          <table:table-cell table:style-name="表30.B2" office:value-type="string">
            <text:p text:style-name="P8">他職：電気屋さんの相番の人</text:p>
          </table:table-cell>
          <table:table-cell table:style-name="表30.C2" office:value-type="string">
            <text:list xml:id="list2560993605209442794" text:style-name="L419">
              <text:list-item>
                <text:p text:style-name="P443">設備の相番。東和から。３０半ばか。若い。メガネ、あり。丸っこい輪郭。フード付きの、空調服。藤沢営業所に登録。</text:p>
              </text:list-item>
            </text:list>
          </table:table-cell>
        </table:table-row>
        <table:table-row>
          <table:table-cell table:style-name="表30.B2" office:value-type="string">
            <text:p text:style-name="P8">6--2</text:p>
          </table:table-cell>
          <table:table-cell table:style-name="表30.B2" office:value-type="string">
            <text:p text:style-name="P8">他職：<text:span text:style-name="T2">警備</text:span></text:p>
          </table:table-cell>
          <table:table-cell table:style-name="表30.C2" office:value-type="string">
            <text:list xml:id="list2066447856057391477" text:style-name="L420">
              <text:list-item>
                <text:p text:style-name="P444"/>
              </text:list-item>
            </text:list>
          </table:table-cell>
        </table:table-row>
        <table:table-row>
          <table:table-cell table:style-name="表30.B2" office:value-type="string">
            <text:p text:style-name="P8"/>
          </table:table-cell>
          <table:table-cell table:style-name="表30.B2" office:value-type="string">
            <text:p text:style-name="P8">他職：<text:span text:style-name="T2">土間屋さん</text:span></text:p>
          </table:table-cell>
          <table:table-cell table:style-name="表30.C2" office:value-type="string">
            <text:list xml:id="list4588034541173173037" text:style-name="L421">
              <text:list-item>
                <text:p text:style-name="P445"/>
              </text:list-item>
            </text:list>
          </table:table-cell>
        </table:table-row>
        <text:soft-page-break/>
        <table:table-row>
          <table:table-cell table:style-name="表30.B2" office:value-type="string">
            <text:p text:style-name="P8"/>
          </table:table-cell>
          <table:table-cell table:style-name="表30.B2" office:value-type="string">
            <text:p text:style-name="P8">他職：<text:span text:style-name="T2">大工さん</text:span></text:p>
          </table:table-cell>
          <table:table-cell table:style-name="表30.C2" office:value-type="string">
            <text:list xml:id="list9219245462187351968" text:style-name="L422">
              <text:list-item>
                <text:p text:style-name="P446"/>
              </text:list-item>
            </text:list>
          </table:table-cell>
        </table:table-row>
        <table:table-row>
          <table:table-cell table:style-name="表30.A2" office:value-type="float" office:value="7">
            <text:p text:style-name="P8">7</text:p>
          </table:table-cell>
          <table:table-cell table:style-name="表30.B2" office:value-type="string">
            <text:p text:style-name="P8">監督さん</text:p>
          </table:table-cell>
          <table:table-cell table:style-name="表30.C2" office:value-type="string">
            <text:list xml:id="list142724375816140355" text:style-name="L423">
              <text:list-item>
                <text:p text:style-name="P447">スラブ担当、２人。上役の人（P1）は、３０後半ぐらいか。始まりの頃、コードを配線している。送風機のために。続けて、送風機を、２台ぐらいか、置く。</text:p>
              </text:list-item>
              <text:list-item>
                <text:p text:style-name="P447">もうひとりの監督さん（P2）。２０後半ぐらいか。見た目、若い。P1の人、P2の人に、たびたび、怒鳴り声をあげる。呼び捨て。送風機設置の時、お前もやれよ！と、叱責している。</text:p>
              </text:list-item>
            </text:list>
          </table:table-cell>
        </table:table-row>
        <table:table-row>
          <table:table-cell table:style-name="表30.A2" office:value-type="float" office:value="8">
            <text:p text:style-name="P8">8</text:p>
          </table:table-cell>
          <table:table-cell table:style-name="表30.B2" office:value-type="string">
            <text:p text:style-name="P8">発注者の方</text:p>
          </table:table-cell>
          <table:table-cell table:style-name="表30.C2" office:value-type="string">
            <text:list xml:id="list1538088735198320516" text:style-name="L424">
              <text:list-item>
                <text:p text:style-name="P448">菅谷さん。職方の人。休憩時、躯体の犬走りの場所で、顔を合わせる。どう？といったことを、聞いてくれたか。身体が、こちらを向いてくれている。意識を、こちらに向けてくれている、と言おうか。</text:p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東和からの同僚</text:p>
          </table:table-cell>
          <table:table-cell table:style-name="表30.C2" office:value-type="string">
            <text:list xml:id="list892703189572578016" text:style-name="L425">
              <text:list-item>
                <text:p text:style-name="P449"/>
              </text:list-item>
            </text:list>
          </table:table-cell>
        </table:table-row>
        <table:table-row>
          <table:table-cell table:style-name="表30.A2" office:value-type="float" office:value="9">
            <text:p text:style-name="P8">9</text:p>
          </table:table-cell>
          <table:table-cell table:style-name="表30.B2" office:value-type="string">
            <text:p text:style-name="P8">現場見取り図</text:p>
          </table:table-cell>
          <table:table-cell table:style-name="表30.C2" office:value-type="string">
            <text:p text:style-name="P12"/>
          </table:table-cell>
        </table:table-row>
        <table:table-row>
          <table:table-cell table:style-name="表30.A2" office:value-type="float" office:value="10">
            <text:p text:style-name="P8">10</text:p>
          </table:table-cell>
          <table:table-cell table:style-name="表30.B2" office:value-type="string">
            <text:p text:style-name="P9">段取り</text:p>
          </table:table-cell>
          <table:table-cell table:style-name="表30.C2" office:value-type="string">
            <text:list xml:id="list7929831727383238563" text:style-name="L426">
              <text:list-item>
                <text:p text:style-name="P450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行き帰りでの出来事、見聞</text:p>
          </table:table-cell>
          <table:table-cell table:style-name="表30.C2" office:value-type="string">
            <text:list xml:id="list6126954568316030163" text:style-name="L427">
              <text:list-item>
                <text:p text:style-name="P451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周囲の事物</text:p>
          </table:table-cell>
          <table:table-cell table:style-name="表30.C2" office:value-type="string">
            <text:list xml:id="list1817525397248270997" text:style-name="L428">
              <text:list-item>
                <text:p text:style-name="P452"/>
              </text:list-item>
            </text:list>
          </table:table-cell>
        </table:table-row>
        <table:table-row>
          <table:table-cell table:style-name="表30.A2" office:value-type="float" office:value="11">
            <text:p text:style-name="P8">11</text:p>
          </table:table-cell>
          <table:table-cell table:style-name="表30.B2" office:value-type="string">
            <text:p text:style-name="P9">その他</text:p>
          </table:table-cell>
          <table:table-cell table:style-name="表30.C2" office:value-type="string">
            <text:list xml:id="list680785416936987088" text:style-name="L429">
              <text:list-item>
                <text:p text:style-name="P453"/>
              </text:list-item>
            </text:list>
          </table:table-cell>
        </table:table-row>
        <table:table-row>
          <table:table-cell table:style-name="表30.A2" office:value-type="float" office:value="12">
            <text:p text:style-name="P8">12</text:p>
          </table:table-cell>
          <table:table-cell table:style-name="表30.B2" office:value-type="string">
            <text:p text:style-name="P9">やってもらったこと</text:p>
          </table:table-cell>
          <table:table-cell table:style-name="表30.C2" office:value-type="string">
            <text:list xml:id="list2896533929464531653" text:style-name="L430">
              <text:list-item>
                <text:p text:style-name="P454"/>
              </text:list-item>
            </text:list>
          </table:table-cell>
        </table:table-row>
        <table:table-row>
          <table:table-cell table:style-name="表30.A2">
            <text:p text:style-name="P8"/>
          </table:table-cell>
          <table:table-cell table:style-name="表30.B2" office:value-type="string">
            <text:p text:style-name="P9">危険予知、危険感知</text:p>
          </table:table-cell>
          <table:table-cell table:style-name="表30.C2" office:value-type="string">
            <text:list xml:id="list2321491074412414070" text:style-name="L431">
              <text:list-item>
                <text:p text:style-name="P455">弁当箱。今回は、大きめの型だった。移動させるとき、ややもすると、ぎっくりをやってしまう。まず、身体の姿勢を作ってから、持ち上げの動作を始める。</text:p>
              </text:list-item>
              <text:list-item>
                <text:p text:style-name="P455">要点は、姿勢について、重心を、より、身体の芯に、近いところに取る。</text:p>
              </text:list-item>
            </text:list>
          </table:table-cell>
        </table:table-row>
      </table:table>
      <text:p text:style-name="P13"/>
      <text:p text:style-name="P4">[/ XXXX] 20220703_093623</text:p>
      <text:p text:style-name="P5"/>
      <text:p text:style-name="P5"/>
      <text:p text:style-name="P7"><text:soft-page-break/></text:p>
      <text:p text:style-name="P5"/>
      <text:p text:style-name="P2">---------------------------------------------------------------</text:p>
      <text:p text:style-name="P4">[XXX] 20220713_012752</text:p>
      <text:p text:style-name="P13">myself / towa diary / XXX</text:p>
      <text:p text:style-name="P3"><text:span text:style-name="T3">作業日：7</text:span><text:span text:style-name="T5">/9</text:span><text:span text:style-name="T4"> sa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float" office:value="1">
            <text:p text:style-name="P8">1</text:p>
          </table:table-cell>
          <table:table-cell table:style-name="表31.B1" office:value-type="string">
            <text:p text:style-name="P8">現場</text:p>
          </table:table-cell>
          <table:table-cell table:style-name="表31.C1" office:value-type="string">
            <text:p text:style-name="P11">中延プロジェクト</text:p>
          </table:table-cell>
        </table:table-row>
        <table:table-row>
          <table:table-cell table:style-name="表31.A2" office:value-type="float" office:value="2">
            <text:p text:style-name="P8">2</text:p>
          </table:table-cell>
          <table:table-cell table:style-name="表31.B2" office:value-type="string">
            <text:p text:style-name="P8">天気</text:p>
          </table:table-cell>
          <table:table-cell table:style-name="表31.C2" office:value-type="string">
            <text:p text:style-name="P11">晴れ。雲、あり。昼過ぎ、一度、直射、照る。</text:p>
          </table:table-cell>
        </table:table-row>
        <table:table-row>
          <table:table-cell table:style-name="表31.A2" office:value-type="float" office:value="3">
            <text:p text:style-name="P8">3</text:p>
          </table:table-cell>
          <table:table-cell table:style-name="表31.B2" office:value-type="string">
            <text:p text:style-name="P8">最寄り</text:p>
          </table:table-cell>
          <table:table-cell table:style-name="表31.C2" office:value-type="string">
            <text:p text:style-name="P11">中延駅</text:p>
          </table:table-cell>
        </table:table-row>
        <table:table-row>
          <table:table-cell table:style-name="表31.B2" office:value-type="string">
            <text:p text:style-name="P8">3-2</text:p>
            <text:p text:style-name="P8"/>
          </table:table-cell>
          <table:table-cell table:style-name="表31.B2" office:value-type="string">
            <text:p text:style-name="P9">開始／終了時刻</text:p>
          </table:table-cell>
          <table:table-cell table:style-name="表31.C2" office:value-type="string">
            <text:list xml:id="list2378275647395183897" text:style-name="L432">
              <text:list-item>
                <text:p text:style-name="P456">開始　：　９：１５ぐらいか</text:p>
              </text:list-item>
              <text:list-item>
                <text:p text:style-name="P456">詰所到着　：　１６：３０？</text:p>
              </text:list-item>
            </text:list>
          </table:table-cell>
        </table:table-row>
        <table:table-row>
          <table:table-cell table:style-name="表31.A2" office:value-type="float" office:value="4">
            <text:p text:style-name="P8">4</text:p>
          </table:table-cell>
          <table:table-cell table:style-name="表31.B2" office:value-type="string">
            <text:p text:style-name="P8">他職：ポンプ</text:p>
          </table:table-cell>
          <table:table-cell table:style-name="表31.C2" office:value-type="string">
            <text:list xml:id="list6943356790882701297" text:style-name="L433">
              <text:list-item>
                <text:p text:style-name="P457">マルエス興業</text:p>
              </text:list-item>
            </text:list>
          </table:table-cell>
        </table:table-row>
        <table:table-row>
          <table:table-cell table:style-name="表31.A2" office:value-type="float" office:value="5">
            <text:p text:style-name="P8">5</text:p>
          </table:table-cell>
          <table:table-cell table:style-name="表31.B2" office:value-type="string">
            <text:p text:style-name="P8">他職：土工さん</text:p>
          </table:table-cell>
          <table:table-cell table:style-name="表31.C2" office:value-type="string">
            <text:list xml:id="list8299544512682451303" text:style-name="L434">
              <text:list-item>
                <text:p text:style-name="P458">鳶の人達と、同じ会社か。</text:p>
              </text:list-item>
              <text:list-item>
                <text:p text:style-name="P458">バイブ、２人。前半、親方さんと、もう一人は、若い人。３０前半か。私は、親方さんのバイブを担当。</text:p>
              </text:list-item>
              <text:list-item>
                <text:p text:style-name="P458">後半。親方さんが、交代。オレンジ色の長靴の人。６０過ぎているか。年配の顔立ち。１６５ぐらい。小柄。</text:p>
              </text:list-item>
            </text:list>
          </table:table-cell>
        </table:table-row>
        <table:table-row>
          <table:table-cell table:style-name="表31.A2" office:value-type="float" office:value="6">
            <text:p text:style-name="P8">6</text:p>
          </table:table-cell>
          <table:table-cell table:style-name="表31.B2" office:value-type="string">
            <text:p text:style-name="P8">他職：電気屋さんの相番の人</text:p>
          </table:table-cell>
          <table:table-cell table:style-name="表31.C2" office:value-type="string">
            <text:list xml:id="list3586361384686412060" text:style-name="L435">
              <text:list-item>
                <text:p text:style-name="P459">本職の人か。１７５ぐらい。痩せている。結婚指輪、あり。朝、電話している。自分の勤める会社の人か、取引相手の人か。社会人風の（勤め人風の、と言おうか）、受け答え。</text:p>
              </text:list-item>
            </text:list>
          </table:table-cell>
        </table:table-row>
        <table:table-row>
          <table:table-cell table:style-name="表31.B2" office:value-type="string">
            <text:p text:style-name="P8">6--2</text:p>
          </table:table-cell>
          <table:table-cell table:style-name="表31.B2" office:value-type="string">
            <text:p text:style-name="P8">他職：<text:span text:style-name="T2">警備</text:span></text:p>
          </table:table-cell>
          <table:table-cell table:style-name="表31.C2" office:value-type="string">
            <text:list xml:id="list7412771089355423801" text:style-name="L436">
              <text:list-item>
                <text:p text:style-name="P460">３人。頭の人、朝、６時半ぐらい。もう来ている。１７５弱。４０代、行っているか。３０後半か。痩せ気味。日に焼けている。誘導。声が大きい。[右側をお通りくださーい]。</text:p>
              </text:list-item>
            </text:list>
          </table:table-cell>
        </table:table-row>
        <table:table-row>
          <table:table-cell table:style-name="表31.B2" office:value-type="string">
            <text:p text:style-name="P8"/>
          </table:table-cell>
          <table:table-cell table:style-name="表31.B2" office:value-type="string">
            <text:p text:style-name="P8">他職：<text:span text:style-name="T2">土間屋さん</text:span></text:p>
          </table:table-cell>
          <table:table-cell table:style-name="表31.C2" office:value-type="string">
            <text:list xml:id="list7163792365645304334" text:style-name="L437">
              <text:list-item>
                <text:p text:style-name="P461">１人か。５０代後半。あるいは、６０代。ガタイがいい。１７０弱か。</text:p>
              </text:list-item>
            </text:list>
          </table:table-cell>
        </table:table-row>
        <table:table-row>
          <table:table-cell table:style-name="表31.B2" office:value-type="string">
            <text:p text:style-name="P8"/>
          </table:table-cell>
          <table:table-cell table:style-name="表31.B2" office:value-type="string">
            <text:p text:style-name="P8">他職：<text:span text:style-name="T2">大工さん</text:span></text:p>
          </table:table-cell>
          <table:table-cell table:style-name="表31.C2" office:value-type="string">
            <text:list xml:id="list8921831412375227122" text:style-name="L438">
              <text:list-item>
                <text:p text:style-name="P462">打設中、型枠を作成している。ダメ穴の四方に嵌めるもの。</text:p>
              </text:list-item>
            </text:list>
          </table:table-cell>
        </table:table-row>
        <table:table-row>
          <table:table-cell table:style-name="表31.A2" office:value-type="float" office:value="7">
            <text:p text:style-name="P8">7</text:p>
          </table:table-cell>
          <table:table-cell table:style-name="表31.B2" office:value-type="string">
            <text:p text:style-name="P8">監督さん</text:p>
          </table:table-cell>
          <table:table-cell table:style-name="表31.C2" office:value-type="string">
            <text:list xml:id="list8129130528561180696" text:style-name="L439">
              <text:list-item>
                <text:p text:style-name="P463">３人。スラブ担当は、２人。一人は、３０前後か。１６５少し。あまり喋らず。最後、追加を１台。鳶の頭の人に、[月曜でいいだろう！]、と言われる。苦笑いを薄く見<text:soft-page-break/>せる。</text:p>
              </text:list-item>
              <text:list-item>
                <text:p text:style-name="P463">もう一人の人。４０後半、あるいは５０行ってるか。顔の輪郭、縦長。梁用の、コンクリ止めのための、仕切り細工。傍らで、作っている。</text:p>
              </text:list-item>
            </text:list>
          </table:table-cell>
        </table:table-row>
        <table:table-row>
          <table:table-cell table:style-name="表31.A2" office:value-type="float" office:value="8">
            <text:p text:style-name="P8">8</text:p>
          </table:table-cell>
          <table:table-cell table:style-name="表31.B2" office:value-type="string">
            <text:p text:style-name="P8">発注者の方</text:p>
          </table:table-cell>
          <table:table-cell table:style-name="表31.C2" office:value-type="string">
            <text:list xml:id="list3190652927244272409" text:style-name="L440">
              <text:list-item>
                <text:p text:style-name="P464">朝、電話に出てくれる。その日は、ホクシンの人は誰も行かない。熱中症、気をつけてくれ。</text:p>
              </text:list-item>
              <text:list-item>
                <text:p text:style-name="P464">終了時、電話に出ず。</text:p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東和からの同僚</text:p>
          </table:table-cell>
          <table:table-cell table:style-name="表31.C2" office:value-type="string">
            <text:list xml:id="list6298442931588068808" text:style-name="L441">
              <text:list-item>
                <text:p text:style-name="P465"/>
              </text:list-item>
            </text:list>
          </table:table-cell>
        </table:table-row>
        <table:table-row>
          <table:table-cell table:style-name="表31.A2" office:value-type="float" office:value="9">
            <text:p text:style-name="P8">9</text:p>
          </table:table-cell>
          <table:table-cell table:style-name="表31.B2" office:value-type="string">
            <text:p text:style-name="P8">現場見取り図</text:p>
          </table:table-cell>
          <table:table-cell table:style-name="表31.C2" office:value-type="string">
            <text:p text:style-name="P12"/>
          </table:table-cell>
        </table:table-row>
        <table:table-row>
          <table:table-cell table:style-name="表31.A2" office:value-type="float" office:value="10">
            <text:p text:style-name="P8">10</text:p>
          </table:table-cell>
          <table:table-cell table:style-name="表31.B2" office:value-type="string">
            <text:p text:style-name="P9">段取り</text:p>
          </table:table-cell>
          <table:table-cell table:style-name="表31.C2" office:value-type="string">
            <text:list xml:id="list1296672221460431325" text:style-name="L442">
              <text:list-item>
                <text:p text:style-name="P466"/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行き帰りでの出来事、見聞</text:p>
          </table:table-cell>
          <table:table-cell table:style-name="表31.C2" office:value-type="string">
            <text:list xml:id="list5610722597586260131" text:style-name="L443">
              <text:list-item>
                <text:p text:style-name="P467"/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周囲の事物</text:p>
          </table:table-cell>
          <table:table-cell table:style-name="表31.C2" office:value-type="string">
            <text:list xml:id="list1438588948132537645" text:style-name="L444">
              <text:list-item>
                <text:p text:style-name="P468"/>
              </text:list-item>
            </text:list>
          </table:table-cell>
        </table:table-row>
        <table:table-row>
          <table:table-cell table:style-name="表31.A2" office:value-type="float" office:value="11">
            <text:p text:style-name="P8">11</text:p>
          </table:table-cell>
          <table:table-cell table:style-name="表31.B2" office:value-type="string">
            <text:p text:style-name="P9">その他</text:p>
          </table:table-cell>
          <table:table-cell table:style-name="表31.C2" office:value-type="string">
            <text:list xml:id="list310331587176846659" text:style-name="L445">
              <text:list-item>
                <text:p text:style-name="P469"/>
              </text:list-item>
            </text:list>
          </table:table-cell>
        </table:table-row>
        <table:table-row>
          <table:table-cell table:style-name="表31.A2" office:value-type="float" office:value="12">
            <text:p text:style-name="P8">12</text:p>
          </table:table-cell>
          <table:table-cell table:style-name="表31.B2" office:value-type="string">
            <text:p text:style-name="P9">やってもらったこと</text:p>
          </table:table-cell>
          <table:table-cell table:style-name="表31.C2" office:value-type="string">
            <text:list xml:id="list2408541427861091859" text:style-name="L446">
              <text:list-item>
                <text:p text:style-name="P470">土工の親方さん。初盤、私がバイブを担当した人。最後、追加待ち。トイレに行く。戻って、打設点の近くで、ウンザリな気分で立つ。すると、私に手で合図を送る。もう上がっていい、との意味。</text:p>
              </text:list-item>
            </text:list>
          </table:table-cell>
        </table:table-row>
        <table:table-row>
          <table:table-cell table:style-name="表31.A2">
            <text:p text:style-name="P8"/>
          </table:table-cell>
          <table:table-cell table:style-name="表31.B2" office:value-type="string">
            <text:p text:style-name="P9">危険予知、危険感知</text:p>
          </table:table-cell>
          <table:table-cell table:style-name="表31.C2" office:value-type="string">
            <text:list xml:id="list8559335351995569161" text:style-name="L447">
              <text:list-item>
                <text:p text:style-name="P471">差し金。に、足を引っ掛けて、転倒。ありうる。しそうになったこと、幾度か、記憶にある。</text:p>
              </text:list-item>
              <text:list-item>
                <text:p text:style-name="P471">（対策）下見の際に、開口部、端部の位置、を知る。に、加えて、差し金の有無、位置。も、知る。</text:p>
              </text:list-item>
            </text:list>
          </table:table-cell>
        </table:table-row>
      </table:table>
      <text:p text:style-name="P13"/>
      <text:p text:style-name="P4">[/ XXXX] 20220713_095316</text:p>
      <text:p text:style-name="P5"/>
      <text:p text:style-name="P7"/>
      <text:p text:style-name="P2">---------------------------------------------------------------</text:p>
      <text:p text:style-name="P4">[XXX] 20220717_101058</text:p>
      <text:p text:style-name="P13">myself / towa diary / XXX</text:p>
      <text:p text:style-name="P3"><text:span text:style-name="T3">作業日：7</text:span><text:span text:style-name="T5">/15</text:span><text:span text:style-name="T4"> </text:span><text:span text:style-name="T6">f</text:span></text:p>
      <table:table table:name="表32" table:style-name="表32">
        <table:table-column table:style-name="表32.A"/>
        <table:table-column table:style-name="表32.B"/>
        <table:table-column table:style-name="表32.C"/>
        <text:soft-page-break/>
        <table:table-row>
          <table:table-cell table:style-name="表32.A1" office:value-type="float" office:value="1">
            <text:p text:style-name="P8">1</text:p>
          </table:table-cell>
          <table:table-cell table:style-name="表32.B1" office:value-type="string">
            <text:p text:style-name="P8">現場</text:p>
          </table:table-cell>
          <table:table-cell table:style-name="表32.C1" office:value-type="string">
            <text:p text:style-name="P11">わかたけ都筑特別用語老人ホーム</text:p>
          </table:table-cell>
        </table:table-row>
        <table:table-row>
          <table:table-cell table:style-name="表32.A2" office:value-type="float" office:value="2">
            <text:p text:style-name="P8">2</text:p>
          </table:table-cell>
          <table:table-cell table:style-name="表32.B2" office:value-type="string">
            <text:p text:style-name="P8">天気</text:p>
          </table:table-cell>
          <table:table-cell table:style-name="表32.C2" office:value-type="string">
            <text:p text:style-name="P11"/>
          </table:table-cell>
        </table:table-row>
        <table:table-row>
          <table:table-cell table:style-name="表32.A2" office:value-type="float" office:value="3">
            <text:p text:style-name="P8">3</text:p>
          </table:table-cell>
          <table:table-cell table:style-name="表32.B2" office:value-type="string">
            <text:p text:style-name="P8">最寄り</text:p>
          </table:table-cell>
          <table:table-cell table:style-name="表32.C2" office:value-type="string">
            <text:p text:style-name="P11">市が尾駅（電車）、千代橋（バス）</text:p>
          </table:table-cell>
        </table:table-row>
        <table:table-row>
          <table:table-cell table:style-name="表32.B2" office:value-type="string">
            <text:p text:style-name="P8">3-2</text:p>
            <text:p text:style-name="P8"/>
          </table:table-cell>
          <table:table-cell table:style-name="表32.B2" office:value-type="string">
            <text:p text:style-name="P9">開始／終了時刻</text:p>
          </table:table-cell>
          <table:table-cell table:style-name="表32.C2" office:value-type="string">
            <text:list xml:id="list7677186370908251698" text:style-name="L480">
              <text:list-item>
                <text:p text:style-name="P502">開始　：　　９：３０か。もう少し、遅いか。</text:p>
              </text:list-item>
              <text:list-item>
                <text:p text:style-name="P502">詰所到着　：　１９：１０ぐらい</text:p>
              </text:list-item>
            </text:list>
          </table:table-cell>
        </table:table-row>
        <table:table-row>
          <table:table-cell table:style-name="表32.A2" office:value-type="float" office:value="4">
            <text:p text:style-name="P8">4</text:p>
          </table:table-cell>
          <table:table-cell table:style-name="表32.B2" office:value-type="string">
            <text:p text:style-name="P8">他職：ポンプ</text:p>
          </table:table-cell>
          <table:table-cell table:style-name="表32.C2" office:value-type="string">
            <text:list xml:id="list1483572534035574117" text:style-name="L448">
              <text:list-item>
                <text:p text:style-name="P472">[ARAI]。自分のいた班。３人。</text:p>
              </text:list-item>
              <text:list-item>
                <text:p text:style-name="P472">親方さん。小柄。日に焼けている。５０ぐらいか。笑うと、目尻にシワ。何本か、深めの。</text:p>
              </text:list-item>
              <text:list-item>
                <text:p text:style-name="P472">他の２人。ひとりは、ベトナムか。３０ぐらいか。１７３ぐらい。痩せている。</text:p>
              </text:list-item>
            </text:list>
          </table:table-cell>
        </table:table-row>
        <table:table-row>
          <table:table-cell table:style-name="表32.A2" office:value-type="float" office:value="5">
            <text:p text:style-name="P8">5</text:p>
          </table:table-cell>
          <table:table-cell table:style-name="表32.B2" office:value-type="string">
            <text:p text:style-name="P8">他職：土工さん</text:p>
          </table:table-cell>
          <table:table-cell table:style-name="表32.C2" office:value-type="string">
            <text:list xml:id="list443483622917716585" text:style-name="L449">
              <text:list-item>
                <text:p text:style-name="P473">[鈴木土木]　[芹沢興業]。二つの名前、１つのヘルメットに。</text:p>
              </text:list-item>
              <text:list-item>
                <text:p text:style-name="P473">初盤。奥の区画の班。途中、ボイドを補強の作業も、実行。しばらくして、私の担当していたバイブの人、土工の親方さん。[スイッチやらないなら、邪魔だから、向こう（もう一つの班）に行け]。</text:p>
                <text:list>
                  <text:list-item>
                    <text:p text:style-name="P473">申し訳ない、と謝る。しばらく、続けて、コードを持つ。スラブ担当の監督さん、来る。どうしたのか？と尋ねる。事情を、私の言葉で伝える。慮ったあと、監督さんに、向こうの班へ行ってもいいですよ、と伝える。もう一つの班へ、移る。</text:p>
                  </text:list-item>
                </text:list>
              </text:list-item>
            </text:list>
          </table:table-cell>
        </table:table-row>
        <table:table-row>
          <table:table-cell table:style-name="表32.A2" office:value-type="float" office:value="6">
            <text:p text:style-name="P8">6</text:p>
          </table:table-cell>
          <table:table-cell table:style-name="表32.B2" office:value-type="string">
            <text:p text:style-name="P8">他職：電気屋さんの相番の人</text:p>
          </table:table-cell>
          <table:table-cell table:style-name="表32.C2" office:value-type="string">
            <text:list xml:id="list7684053764163570723" text:style-name="L450">
              <text:list-item>
                <text:p text:style-name="P474">奥の班に、一人。女の人。前回、いた人、だろう。</text:p>
              </text:list-item>
            </text:list>
          </table:table-cell>
        </table:table-row>
        <table:table-row>
          <table:table-cell table:style-name="表32.B2" office:value-type="string">
            <text:p text:style-name="P8">6--2</text:p>
          </table:table-cell>
          <table:table-cell table:style-name="表32.B2" office:value-type="string">
            <text:p text:style-name="P8">他職：<text:span text:style-name="T2">警備</text:span></text:p>
          </table:table-cell>
          <table:table-cell table:style-name="表32.C2" office:value-type="string">
            <text:list xml:id="list2127739366223067483" text:style-name="L451">
              <text:list-item>
                <text:p text:style-name="P475"/>
              </text:list-item>
            </text:list>
          </table:table-cell>
        </table:table-row>
        <table:table-row>
          <table:table-cell table:style-name="表32.B2" office:value-type="string">
            <text:p text:style-name="P8"/>
          </table:table-cell>
          <table:table-cell table:style-name="表32.B2" office:value-type="string">
            <text:p text:style-name="P8">他職：<text:span text:style-name="T2">土間屋さん</text:span></text:p>
          </table:table-cell>
          <table:table-cell table:style-name="表32.C2" office:value-type="string">
            <text:list xml:id="list4048341267722200089" text:style-name="L452">
              <text:list-item>
                <text:p text:style-name="P476">親方さんか、黄土色の、ウインブレ。割腹、よし。打設が中断しているとき、スラブに腰を降ろして、他の同僚の何人かと、談笑。一度、レベルに私が掛かっていて、どくように、声を受けた。</text:p>
              </text:list-item>
            </text:list>
          </table:table-cell>
        </table:table-row>
        <table:table-row>
          <table:table-cell table:style-name="表32.B2" office:value-type="string">
            <text:p text:style-name="P8"/>
          </table:table-cell>
          <table:table-cell table:style-name="表32.B2" office:value-type="string">
            <text:p text:style-name="P8">他職：<text:span text:style-name="T2">大工さん</text:span></text:p>
          </table:table-cell>
          <table:table-cell table:style-name="表32.C2" office:value-type="string">
            <text:list xml:id="list5552069044064189668" text:style-name="L453">
              <text:list-item>
                <text:p text:style-name="P477"/>
              </text:list-item>
            </text:list>
          </table:table-cell>
        </table:table-row>
        <table:table-row>
          <table:table-cell table:style-name="表32.A2" office:value-type="float" office:value="7">
            <text:p text:style-name="P8">7</text:p>
          </table:table-cell>
          <table:table-cell table:style-name="表32.B2" office:value-type="string">
            <text:p text:style-name="P8">監督さん</text:p>
          </table:table-cell>
          <table:table-cell table:style-name="表32.C2" office:value-type="string">
            <text:list xml:id="list6744647061066377165" text:style-name="L454">
              <text:list-item>
                <text:p text:style-name="P478">スラブ担当の人。３０前半ぐらいか。朝一の、土工の親方さんの一件のとき、対応してくれる。</text:p>
              </text:list-item>
              <text:list-item>
                <text:p text:style-name="P478">後、一度、結束線の所望を、私に依頼する。</text:p>
              </text:list-item>
            </text:list>
          </table:table-cell>
        </table:table-row>
        <table:table-row>
          <table:table-cell table:style-name="表32.A2" office:value-type="float" office:value="8">
            <text:p text:style-name="P8">8</text:p>
          </table:table-cell>
          <table:table-cell table:style-name="表32.B2" office:value-type="string">
            <text:p text:style-name="P8">発注者<text:soft-page-break/>の方</text:p>
          </table:table-cell>
          <table:table-cell table:style-name="表32.C2" office:value-type="string">
            <text:list xml:id="list6903303158167813544" text:style-name="L455">
              <text:list-item>
                <text:p text:style-name="P479">遠藤さん（指示書に、漢字書き）。顎鬚だったか、生や<text:soft-page-break/>している。前回は、なかったとの記憶。ボイドが１本、動いてしまったもの、手直しを頼む。やってくれる。１２番、との掲示をつけた、柱。の、四隅の１つ。の、すぐ脇。</text:p>
              </text:list-item>
              <text:list-item>
                <text:p text:style-name="P479">勤務の状況。８時には、帰っている。とのこと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東和からの同僚</text:p>
          </table:table-cell>
          <table:table-cell table:style-name="表32.C2" office:value-type="string">
            <text:list xml:id="list8778223472665876610" text:style-name="L456">
              <text:list-item>
                <text:p text:style-name="P480"/>
              </text:list-item>
            </text:list>
          </table:table-cell>
        </table:table-row>
        <table:table-row>
          <table:table-cell table:style-name="表32.A2" office:value-type="float" office:value="9">
            <text:p text:style-name="P8">9</text:p>
          </table:table-cell>
          <table:table-cell table:style-name="表32.B2" office:value-type="string">
            <text:p text:style-name="P8">現場見取り図</text:p>
          </table:table-cell>
          <table:table-cell table:style-name="表32.C2" office:value-type="string">
            <text:p text:style-name="P12"/>
          </table:table-cell>
        </table:table-row>
        <table:table-row>
          <table:table-cell table:style-name="表32.A2" office:value-type="float" office:value="10">
            <text:p text:style-name="P8">10</text:p>
          </table:table-cell>
          <table:table-cell table:style-name="表32.B2" office:value-type="string">
            <text:p text:style-name="P9">段取り</text:p>
          </table:table-cell>
          <table:table-cell table:style-name="表32.C2" office:value-type="string">
            <text:list xml:id="list5725757209996526001" text:style-name="L457">
              <text:list-item>
                <text:p text:style-name="P481"/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行き帰りでの出来事、見聞</text:p>
          </table:table-cell>
          <table:table-cell table:style-name="表32.C2" office:value-type="string">
            <text:list xml:id="list8118351650823198056" text:style-name="L458">
              <text:list-item>
                <text:p text:style-name="P482">帰路。市が尾駅、バス停留所。停留番所の一つにて、男女の１組。男性が、何かを説明している。女性は、[へえー、そうなんだ]という趣旨の受け答え。</text:p>
              </text:list-item>
              <text:list-item>
                <text:p text:style-name="P482">市が尾からの、東急線。車内。隅のシート。男女、１組。女性は、３０半ば、４０ぐらいか。今風。髪はショート。色白。やせ型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周囲の事物</text:p>
          </table:table-cell>
          <table:table-cell table:style-name="表32.C2" office:value-type="string">
            <text:list xml:id="list9151674747936140314" text:style-name="L459">
              <text:list-item>
                <text:p text:style-name="P483"/>
              </text:list-item>
            </text:list>
          </table:table-cell>
        </table:table-row>
        <table:table-row>
          <table:table-cell table:style-name="表32.A2" office:value-type="float" office:value="11">
            <text:p text:style-name="P8">11</text:p>
          </table:table-cell>
          <table:table-cell table:style-name="表32.B2" office:value-type="string">
            <text:p text:style-name="P9">その他</text:p>
          </table:table-cell>
          <table:table-cell table:style-name="表32.C2" office:value-type="string">
            <text:list xml:id="list1653472792673585553" text:style-name="L460">
              <text:list-item>
                <text:p text:style-name="P484"/>
              </text:list-item>
            </text:list>
          </table:table-cell>
        </table:table-row>
        <table:table-row>
          <table:table-cell table:style-name="表32.A2" office:value-type="float" office:value="12">
            <text:p text:style-name="P8">12</text:p>
          </table:table-cell>
          <table:table-cell table:style-name="表32.B2" office:value-type="string">
            <text:p text:style-name="P9">やってもらったこと</text:p>
          </table:table-cell>
          <table:table-cell table:style-name="表32.C2" office:value-type="string">
            <text:list xml:id="list2830862002917939134" text:style-name="L461">
              <text:list-item>
                <text:p text:style-name="P485">朝方の、バイブの一件。監督さん、そして遠藤さんにも、対応してもらった。</text:p>
              </text:list-item>
            </text:list>
          </table:table-cell>
        </table:table-row>
        <table:table-row>
          <table:table-cell table:style-name="表32.A2">
            <text:p text:style-name="P8"/>
          </table:table-cell>
          <table:table-cell table:style-name="表32.B2" office:value-type="string">
            <text:p text:style-name="P9">危険予知、危険感知</text:p>
          </table:table-cell>
          <table:table-cell table:style-name="表32.C2" office:value-type="string">
            <text:list xml:id="list5339667882567008300" text:style-name="L462">
              <text:list-item>
                <text:p text:style-name="P486">差し金に、かっぱの脚部、引っかかる。破れる。[危険]の分類には入らないだろうが、[受損（じゅそん）]とでも名付けるか。の、範疇。</text:p>
              </text:list-item>
            </text:list>
          </table:table-cell>
        </table:table-row>
      </table:table>
      <text:p text:style-name="P13"/>
      <text:p text:style-name="P4">[/ XXXX] 20220717_103034</text:p>
      <text:p text:style-name="P13"/>
      <text:p text:style-name="P13"/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float" office:value="1">
            <text:p text:style-name="P8">1</text:p>
          </table:table-cell>
          <table:table-cell table:style-name="表33.B1" office:value-type="string">
            <text:p text:style-name="P8">現場</text:p>
          </table:table-cell>
          <table:table-cell table:style-name="表33.C1" office:value-type="string">
            <text:p text:style-name="P11"/>
          </table:table-cell>
        </table:table-row>
        <text:soft-page-break/>
        <table:table-row>
          <table:table-cell table:style-name="表33.A2" office:value-type="float" office:value="2">
            <text:p text:style-name="P8">2</text:p>
          </table:table-cell>
          <table:table-cell table:style-name="表33.B2" office:value-type="string">
            <text:p text:style-name="P8">天気</text:p>
          </table:table-cell>
          <table:table-cell table:style-name="表33.C2" office:value-type="string">
            <text:p text:style-name="P11"/>
          </table:table-cell>
        </table:table-row>
        <table:table-row>
          <table:table-cell table:style-name="表33.A2" office:value-type="float" office:value="3">
            <text:p text:style-name="P8">3</text:p>
          </table:table-cell>
          <table:table-cell table:style-name="表33.B2" office:value-type="string">
            <text:p text:style-name="P8">最寄り</text:p>
          </table:table-cell>
          <table:table-cell table:style-name="表33.C2" office:value-type="string">
            <text:p text:style-name="P11"/>
          </table:table-cell>
        </table:table-row>
        <table:table-row>
          <table:table-cell table:style-name="表33.B2" office:value-type="string">
            <text:p text:style-name="P8">3-2</text:p>
            <text:p text:style-name="P8"/>
          </table:table-cell>
          <table:table-cell table:style-name="表33.B2" office:value-type="string">
            <text:p text:style-name="P9">開始／終了時刻</text:p>
          </table:table-cell>
          <table:table-cell table:style-name="表33.C2" office:value-type="string">
            <text:list xml:id="list30563211" text:continue-list="list30536263" text:style-name="L17">
              <text:list-item>
                <text:p text:style-name="P41">開始</text:p>
              </text:list-item>
              <text:list-item>
                <text:p text:style-name="P41">詰所到着</text:p>
              </text:list-item>
            </text:list>
          </table:table-cell>
        </table:table-row>
        <table:table-row>
          <table:table-cell table:style-name="表33.A2" office:value-type="float" office:value="4">
            <text:p text:style-name="P8">4</text:p>
          </table:table-cell>
          <table:table-cell table:style-name="表33.B2" office:value-type="string">
            <text:p text:style-name="P8">他職：ポンプ</text:p>
          </table:table-cell>
          <table:table-cell table:style-name="表33.C2" office:value-type="string">
            <text:list xml:id="list1182310850995958806" text:style-name="L481">
              <text:list-item>
                <text:p text:style-name="P503"/>
              </text:list-item>
            </text:list>
          </table:table-cell>
        </table:table-row>
        <table:table-row>
          <table:table-cell table:style-name="表33.A2" office:value-type="float" office:value="5">
            <text:p text:style-name="P8">5</text:p>
          </table:table-cell>
          <table:table-cell table:style-name="表33.B2" office:value-type="string">
            <text:p text:style-name="P8">他職：土工さん</text:p>
          </table:table-cell>
          <table:table-cell table:style-name="表33.C2" office:value-type="string">
            <text:list xml:id="list6863330075054044009" text:style-name="L482">
              <text:list-item>
                <text:p text:style-name="P504"/>
              </text:list-item>
            </text:list>
          </table:table-cell>
        </table:table-row>
        <table:table-row>
          <table:table-cell table:style-name="表33.A2" office:value-type="float" office:value="6">
            <text:p text:style-name="P8">6</text:p>
          </table:table-cell>
          <table:table-cell table:style-name="表33.B2" office:value-type="string">
            <text:p text:style-name="P8">他職：電気屋さんの相番の人</text:p>
          </table:table-cell>
          <table:table-cell table:style-name="表33.C2" office:value-type="string">
            <text:list xml:id="list5044383198009769671" text:style-name="L483">
              <text:list-item>
                <text:p text:style-name="P505"/>
              </text:list-item>
            </text:list>
          </table:table-cell>
        </table:table-row>
        <table:table-row>
          <table:table-cell table:style-name="表33.B2" office:value-type="string">
            <text:p text:style-name="P8">6--2</text:p>
          </table:table-cell>
          <table:table-cell table:style-name="表33.B2" office:value-type="string">
            <text:p text:style-name="P8">他職：<text:span text:style-name="T2">警備</text:span></text:p>
          </table:table-cell>
          <table:table-cell table:style-name="表33.C2" office:value-type="string">
            <text:list xml:id="list2735088859023610060" text:style-name="L484">
              <text:list-item>
                <text:p text:style-name="P506"/>
              </text:list-item>
            </text:list>
          </table:table-cell>
        </table:table-row>
        <table:table-row>
          <table:table-cell table:style-name="表33.B2" office:value-type="string">
            <text:p text:style-name="P8"/>
          </table:table-cell>
          <table:table-cell table:style-name="表33.B2" office:value-type="string">
            <text:p text:style-name="P8">他職：<text:span text:style-name="T2">土間屋さん</text:span></text:p>
          </table:table-cell>
          <table:table-cell table:style-name="表33.C2" office:value-type="string">
            <text:list xml:id="list7836601729223767769" text:style-name="L485">
              <text:list-item>
                <text:p text:style-name="P507"/>
              </text:list-item>
            </text:list>
          </table:table-cell>
        </table:table-row>
        <table:table-row>
          <table:table-cell table:style-name="表33.B2" office:value-type="string">
            <text:p text:style-name="P8"/>
          </table:table-cell>
          <table:table-cell table:style-name="表33.B2" office:value-type="string">
            <text:p text:style-name="P8">他職：<text:span text:style-name="T2">大工さん</text:span></text:p>
          </table:table-cell>
          <table:table-cell table:style-name="表33.C2" office:value-type="string">
            <text:list xml:id="list7187765372446798508" text:style-name="L486">
              <text:list-item>
                <text:p text:style-name="P508"/>
              </text:list-item>
            </text:list>
          </table:table-cell>
        </table:table-row>
        <table:table-row>
          <table:table-cell table:style-name="表33.A2" office:value-type="float" office:value="7">
            <text:p text:style-name="P8">7</text:p>
          </table:table-cell>
          <table:table-cell table:style-name="表33.B2" office:value-type="string">
            <text:p text:style-name="P8">監督さん</text:p>
          </table:table-cell>
          <table:table-cell table:style-name="表33.C2" office:value-type="string">
            <text:list xml:id="list3559341167482940785" text:style-name="L487">
              <text:list-item>
                <text:p text:style-name="P509"/>
              </text:list-item>
            </text:list>
          </table:table-cell>
        </table:table-row>
        <table:table-row>
          <table:table-cell table:style-name="表33.A2" office:value-type="float" office:value="8">
            <text:p text:style-name="P8">8</text:p>
          </table:table-cell>
          <table:table-cell table:style-name="表33.B2" office:value-type="string">
            <text:p text:style-name="P8">発注者の方</text:p>
          </table:table-cell>
          <table:table-cell table:style-name="表33.C2" office:value-type="string">
            <text:list xml:id="list6139011872771298773" text:style-name="L488">
              <text:list-item>
                <text:p text:style-name="P510"/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東和からの同僚</text:p>
          </table:table-cell>
          <table:table-cell table:style-name="表33.C2" office:value-type="string">
            <text:list xml:id="list7320177584989091080" text:style-name="L489">
              <text:list-item>
                <text:p text:style-name="P511"/>
              </text:list-item>
            </text:list>
          </table:table-cell>
        </table:table-row>
        <table:table-row>
          <table:table-cell table:style-name="表33.A2" office:value-type="float" office:value="9">
            <text:p text:style-name="P8">9</text:p>
          </table:table-cell>
          <table:table-cell table:style-name="表33.B2" office:value-type="string">
            <text:p text:style-name="P8">現場見取り図</text:p>
          </table:table-cell>
          <table:table-cell table:style-name="表33.C2" office:value-type="string">
            <text:p text:style-name="P12"/>
          </table:table-cell>
        </table:table-row>
        <table:table-row>
          <table:table-cell table:style-name="表33.A2" office:value-type="float" office:value="10">
            <text:p text:style-name="P8">10</text:p>
          </table:table-cell>
          <table:table-cell table:style-name="表33.B2" office:value-type="string">
            <text:p text:style-name="P9">段取り</text:p>
          </table:table-cell>
          <table:table-cell table:style-name="表33.C2" office:value-type="string">
            <text:list xml:id="list2312290249331775162" text:style-name="L490">
              <text:list-item>
                <text:p text:style-name="P512"/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行き帰りでの出来事、見聞</text:p>
          </table:table-cell>
          <table:table-cell table:style-name="表33.C2" office:value-type="string">
            <text:list xml:id="list7890603187877961045" text:style-name="L491">
              <text:list-item>
                <text:p text:style-name="P513"/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周囲の事物</text:p>
          </table:table-cell>
          <table:table-cell table:style-name="表33.C2" office:value-type="string">
            <text:list xml:id="list5157352145007609524" text:style-name="L492">
              <text:list-item>
                <text:p text:style-name="P514"/>
              </text:list-item>
            </text:list>
          </table:table-cell>
        </table:table-row>
        <table:table-row>
          <table:table-cell table:style-name="表33.A2" office:value-type="float" office:value="11">
            <text:p text:style-name="P8">11</text:p>
          </table:table-cell>
          <table:table-cell table:style-name="表33.B2" office:value-type="string">
            <text:p text:style-name="P9">その他</text:p>
          </table:table-cell>
          <table:table-cell table:style-name="表33.C2" office:value-type="string">
            <text:list xml:id="list9083426804532725568" text:style-name="L493">
              <text:list-item>
                <text:p text:style-name="P515"/>
              </text:list-item>
            </text:list>
          </table:table-cell>
        </table:table-row>
        <text:soft-page-break/>
        <table:table-row>
          <table:table-cell table:style-name="表33.A2" office:value-type="float" office:value="12">
            <text:p text:style-name="P8">12</text:p>
          </table:table-cell>
          <table:table-cell table:style-name="表33.B2" office:value-type="string">
            <text:p text:style-name="P9">やってもらったこと</text:p>
          </table:table-cell>
          <table:table-cell table:style-name="表33.C2" office:value-type="string">
            <text:list xml:id="list7909302182280005587" text:style-name="L494">
              <text:list-item>
                <text:p text:style-name="P516"/>
              </text:list-item>
            </text:list>
          </table:table-cell>
        </table:table-row>
        <table:table-row>
          <table:table-cell table:style-name="表33.A2">
            <text:p text:style-name="P8"/>
          </table:table-cell>
          <table:table-cell table:style-name="表33.B2" office:value-type="string">
            <text:p text:style-name="P9">危険予知、危険感知</text:p>
          </table:table-cell>
          <table:table-cell table:style-name="表33.C2" office:value-type="string">
            <text:list xml:id="list5135025210288003988" text:style-name="L495">
              <text:list-item>
                <text:p text:style-name="P517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5"/>
      <text:p text:style-name="P5"/>
      <text:p text:style-name="P5"/>
      <text:p text:style-name="P5"/>
      <text:p text:style-name="P1">--------------------------------------------------------------- [TEMPLATE]</text:p>
      <text:p text:style-name="P1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0538284" text:continue-list="list30563211" text:style-name="L17">
              <text:list-item>
                <text:p text:style-name="P41">開始</text:p>
              </text:list-item>
              <text:list-item>
                <text:p text:style-name="P41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6882079947128088827" text:style-name="L463">
              <text:list-item>
                <text:p text:style-name="P487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7476077327411773759" text:style-name="L464">
              <text:list-item>
                <text:p text:style-name="P488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8585668888312150173" text:style-name="L465">
              <text:list-item>
                <text:p text:style-name="P489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3604294927219993067" text:style-name="L466">
              <text:list-item>
                <text:p text:style-name="P490"/>
              </text:list-item>
            </text:list>
          </table:table-cell>
        </table:table-row>
        <text:soft-page-break/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4762991270112306994" text:style-name="L467">
              <text:list-item>
                <text:p text:style-name="P491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189824932689965813" text:style-name="L468">
              <text:list-item>
                <text:p text:style-name="P492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8111279049428064291" text:style-name="L469">
              <text:list-item>
                <text:p text:style-name="P493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6130992946355447168" text:style-name="L470">
              <text:list-item>
                <text:p text:style-name="P49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5544179423343613883" text:style-name="L471">
              <text:list-item>
                <text:p text:style-name="P495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1108501144267192243" text:style-name="L472">
              <text:list-item>
                <text:p text:style-name="P496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8258974942890312763" text:style-name="L473">
              <text:list-item>
                <text:p text:style-name="P497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100137400441857600" text:style-name="L474">
              <text:list-item>
                <text:p text:style-name="P498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2843815390222420132" text:style-name="L475">
              <text:list-item>
                <text:p text:style-name="P499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2379918469949249126" text:style-name="L476">
              <text:list-item>
                <text:p text:style-name="P50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4689080640773821783" text:style-name="L477">
              <text:list-item>
                <text:p text:style-name="P501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7770020922766086659" text:style-name="L478">
        <text:list-item>
          <text:p text:style-name="P19">start apps</text:p>
          <text:list>
            <text:list-item>
              <text:p text:style-name="P19">doc (this)</text:p>
            </text:list-item>
            <text:list-item>
              <text:p text:style-name="P19">folder : C:\WORKS_2\WS\WS_Others.miscs\misc_files</text:p>
            </text:list-item>
            <text:list-item>
              <text:p text:style-name="P19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30543250" text:continue-numbering="true" text:style-name="L478">
        <text:list-item>
          <text:list>
            <text:list-item>
              <text:p text:style-name="P19"/>
              <text:list>
                <text:list-item>
                  <text:p text:style-name="P1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7225566387460312600" text:style-name="L479">
        <text:list-item>
          <text:p text:style-name="P17">close</text:p>
          <text:list>
            <text:list-item>
              <text:p text:style-name="P17">image file</text:p>
            </text:list-item>
            <text:list-item>
              <text:p text:style-name="P17">browser :</text:p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14"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filter_memo=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東和+日誌&amp;RBs_AND_OR_Memo=AND&amp;sort=file_name&amp;direction=desc</text:a></text:p>
          </table:table-cell>
        </table:table-row>
        <table:table-row>
          <table:table-cell table:style-name="表22.A2" office:value-type="string">
            <text:p text:style-name="P14"/>
          </table:table-cell>
        </table:table-row>
      </table:table>
      <text:list xml:id="list30559796" text:continue-numbering="true" text:style-name="L479">
        <text:list-item>
          <text:list>
            <text:list-item>
              <text:p text:style-name="P17"><text:s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7">folder : C:\WORKS_2\WS\WS_Others.miscs\misc_files</text:p>
            </text:list-item>
            <text:list-item>
              <text:p text:style-name="P17">this</text:p>
            </text:list-item>
          </text:list>
        </text:list-item>
        <text:list-item>
          <text:p text:style-name="P1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batch\end_diary_towa.bat</text:p>
          </table:table-cell>
        </table:table-row>
        <table:table-row>
          <table:table-cell table:style-name="表276.A3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30540447" text:continue-numbering="true" text:style-name="L479">
        <text:list-item>
          <text:p text:style-name="P521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5"><text:line-break/><text:span text:style-name="T2">宮前平　　　　溝の口</text:span></text:p>
      <text:p text:style-name="P16">　　　　　　　旗の台</text:p>
      <text:p text:style-name="P16">　　　　　　　長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7-17T10:31:03.98</dc:date>
    <dc:creator>iwabuchi ken</dc:creator>
    <meta:editing-duration>P3DT50M57S</meta:editing-duration>
    <meta:editing-cycles>427</meta:editing-cycles>
    <meta:generator>OpenOffice/4.1.3$Win32 OpenOffice.org_project/413m1$Build-9783</meta:generator>
    <meta:document-statistic meta:table-count="34" meta:image-count="0" meta:object-count="0" meta:page-count="55" meta:paragraph-count="1705" meta:word-count="22041" meta:character-count="31187"/>
  </office:meta>
</office:document-meta>
</file>